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5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1.26pt"/>
    </style:style>
    <style:style style:name="co15" style:family="table-column">
      <style:table-column-properties fo:break-before="auto" style:column-width="113.7pt"/>
    </style:style>
    <style:style style:name="co16" style:family="table-column">
      <style:table-column-properties fo:break-before="auto" style:column-width="82.06pt"/>
    </style:style>
    <style:style style:name="co17" style:family="table-column">
      <style:table-column-properties fo:break-before="auto" style:column-width="68.14pt"/>
    </style:style>
    <style:style style:name="co18" style:family="table-column">
      <style:table-column-properties fo:break-before="auto" style:column-width="65.06pt"/>
    </style:style>
    <style:style style:name="co19" style:family="table-column">
      <style:table-column-properties fo:break-before="auto" style:column-width="60.46pt"/>
    </style:style>
    <style:style style:name="co20" style:family="table-column">
      <style:table-column-properties fo:break-before="auto" style:column-width="34.95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study_k2_E" table:style-name="ta1">
        <table:shapes>
          <draw:frame draw:z-index="0" draw:style-name="gr1" draw:text-style-name="P1" svg:width="453.51pt" svg:height="255.09pt" svg:x="2804.94pt" svg:y="12.64pt">
            <loext:p draw:notify-on-update-of-ranges="pstudy_k2_E.C1:pstudy_k2_E.C1 pstudy_k2_E.C2:pstudy_k2_E.C51 pstudy_k2_E.AT1:pstudy_k2_E.AT1 pstudy_k2_E.AT2:pstudy_k2_E.AT51 pstudy_k2_E.AK1:pstudy_k2_E.AK1 pstudy_k2_E.AK2:pstudy_k2_E.AK51 pstudy_k2_E.C2:pstudy_k2_E.C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number-columns-repeated="5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<text:s/>k2</text:p>
          </table:table-cell>
          <table:table-cell office:value-type="string" calcext:value-type="string">
            <text:p><text:s/>E0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phi0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dx</text:p>
          </table:table-cell>
          <table:table-cell office:value-type="string" calcext:value-type="string">
            <text:p><text:s/>dtheta</text:p>
          </table:table-cell>
          <table:table-cell office:value-type="string" calcext:value-type="string">
            <text:p><text:s/>n0_1</text:p>
          </table:table-cell>
          <table:table-cell office:value-type="string" calcext:value-type="string">
            <text:p><text:s/>n0_2</text:p>
          </table:table-cell>
          <table:table-cell office:value-type="string" calcext:value-type="string">
            <text:p><text:s/>n0_3</text:p>
          </table:table-cell>
          <table:table-cell office:value-type="string" calcext:value-type="string">
            <text:p><text:s/>p0_1</text:p>
          </table:table-cell>
          <table:table-cell office:value-type="string" calcext:value-type="string">
            <text:p><text:s/>p0_2</text:p>
          </table:table-cell>
          <table:table-cell office:value-type="string" calcext:value-type="string">
            <text:p><text:s/>p0_3</text:p>
          </table:table-cell>
          <table:table-cell office:value-type="string" calcext:value-type="string">
            <text:p><text:s/>u0</text:p>
          </table:table-cell>
          <table:table-cell office:value-type="string" calcext:value-type="string">
            <text:p><text:s/>exp_x_1</text:p>
          </table:table-cell>
          <table:table-cell office:value-type="string" calcext:value-type="string">
            <text:p><text:s/>exp_x_2</text:p>
          </table:table-cell>
          <table:table-cell office:value-type="string" calcext:value-type="string">
            <text:p><text:s/>exp_x_3</text:p>
          </table:table-cell>
          <table:table-cell office:value-type="string" calcext:value-type="string">
            <text:p><text:s/>exp_x_4</text:p>
          </table:table-cell>
          <table:table-cell office:value-type="string" calcext:value-type="string">
            <text:p><text:s/>exp_x_5</text:p>
          </table:table-cell>
          <table:table-cell office:value-type="string" calcext:value-type="string">
            <text:p><text:s/>exp_x2_1</text:p>
          </table:table-cell>
          <table:table-cell office:value-type="string" calcext:value-type="string">
            <text:p><text:s/>exp_x2_2</text:p>
          </table:table-cell>
          <table:table-cell office:value-type="string" calcext:value-type="string">
            <text:p><text:s/>exp_x2_3</text:p>
          </table:table-cell>
          <table:table-cell office:value-type="string" calcext:value-type="string">
            <text:p><text:s/>exp_x2_4</text:p>
          </table:table-cell>
          <table:table-cell office:value-type="string" calcext:value-type="string">
            <text:p><text:s/>exp_x2_5</text:p>
          </table:table-cell>
          <table:table-cell office:value-type="string" calcext:value-type="string">
            <text:p><text:s/>Delta_x_1</text:p>
          </table:table-cell>
          <table:table-cell office:value-type="string" calcext:value-type="string">
            <text:p><text:s/>Delta_x_2</text:p>
          </table:table-cell>
          <table:table-cell office:value-type="string" calcext:value-type="string">
            <text:p><text:s/>Delta_x_3</text:p>
          </table:table-cell>
          <table:table-cell office:value-type="string" calcext:value-type="string">
            <text:p><text:s/>Delta_x_4</text:p>
          </table:table-cell>
          <table:table-cell office:value-type="string" calcext:value-type="string">
            <text:p><text:s/>Delta_x_5</text:p>
          </table:table-cell>
          <table:table-cell office:value-type="string" calcext:value-type="string">
            <text:p><text:s/>exp_pmag</text:p>
          </table:table-cell>
          <table:table-cell office:value-type="string" calcext:value-type="string">
            <text:p><text:s/>exp_E</text:p>
          </table:table-cell>
          <table:table-cell office:value-type="string" calcext:value-type="string">
            <text:p><text:s/>exp_E2</text:p>
          </table:table-cell>
          <table:table-cell office:value-type="string" calcext:value-type="string">
            <text:p><text:s/>Delta_E</text:p>
          </table:table-cell>
          <table:table-cell office:value-type="string" calcext:value-type="string">
            <text:p><text:s/>exp_E_abs_error</text:p>
          </table:table-cell>
          <table:table-cell office:value-type="string" calcext:value-type="string">
            <text:p><text:s/>exp_E_sq_error</text:p>
          </table:table-cell>
          <table:table-cell office:value-type="string" calcext:value-type="string">
            <text:p><text:s/>Z_approx</text:p>
          </table:table-cell>
          <table:table-cell office:value-type="string" calcext:value-type="string">
            <text:p><text:s/>lambdas_1</text:p>
          </table:table-cell>
          <table:table-cell office:value-type="string" calcext:value-type="string">
            <text:p><text:s/>lambdas_2</text:p>
          </table:table-cell>
          <table:table-cell office:value-type="string" calcext:value-type="string">
            <text:p><text:s/>lambdas_3</text:p>
          </table:table-cell>
          <table:table-cell office:value-type="string" calcext:value-type="string">
            <text:p><text:s/>lambdas_4</text:p>
          </table:table-cell>
          <table:table-cell office:value-type="string" calcext:value-type="string">
            <text:p><text:s/>lambdas_5</text:p>
          </table:table-cell>
          <table:table-cell office:value-type="string" calcext:value-type="string">
            <text:p><text:s/>lambdas_6</text:p>
          </table:table-cell>
          <table:table-cell office:value-type="string" calcext:value-type="string">
            <text:p><text:s/>plambdas</text:p>
          </table:table-cell>
          <table:table-cell office:value-type="string" calcext:value-type="string">
            <text:p><text:s/>plambdas_an</text:p>
          </table:table-cell>
          <table:table-cell office:value-type="string" calcext:value-type="string">
            <text:p><text:s/>Z_an</text:p>
          </table:table-cell>
          <table:table-cell office:value-type="string" calcext:value-type="string">
            <text:p><text:s/>E_an</text:p>
          </table:table-cell>
          <table:table-cell office:value-type="string" calcext:value-type="string">
            <text:p>E Error</text:p>
          </table:table-cell>
          <table:table-cell office:value-type="string" calcext:value-type="string">
            <text:p>Rel. E Error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348" calcext:value-type="float">
            <text:p>5.3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93669" calcext:value-type="float">
            <text:p>0.593669</text:p>
          </table:table-cell>
          <table:table-cell office:value-type="float" office:value="-0.804709" calcext:value-type="float">
            <text:p>-0.804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210063" calcext:value-type="float">
            <text:p>0.000210063</text:p>
          </table:table-cell>
          <table:table-cell office:value-type="float" office:value="-0.000352654" calcext:value-type="float">
            <text:p>-0.000352654</text:p>
          </table:table-cell>
          <table:table-cell office:value-type="float" office:value="49.9948" calcext:value-type="float">
            <text:p>49.9948</text:p>
          </table:table-cell>
          <table:table-cell office:value-type="float" office:value="3.13844" calcext:value-type="float">
            <text:p>3.13844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249964" calcext:value-type="float">
            <text:p>0.249964</text:p>
          </table:table-cell>
          <table:table-cell office:value-type="float" office:value="0.249666" calcext:value-type="float">
            <text:p>0.249666</text:p>
          </table:table-cell>
          <table:table-cell office:value-type="float" office:value="2499.73" calcext:value-type="float">
            <text:p>2499.73</text:p>
          </table:table-cell>
          <table:table-cell office:value-type="float" office:value="13.138" calcext:value-type="float">
            <text:p>13.138</text:p>
          </table:table-cell>
          <table:table-cell office:value-type="float" office:value="2.46757" calcext:value-type="float">
            <text:p>2.46757</text:p>
          </table:table-cell>
          <table:table-cell office:value-type="float" office:value="0.499964" calcext:value-type="float">
            <text:p>0.499964</text:p>
          </table:table-cell>
          <table:table-cell office:value-type="float" office:value="0.499666" calcext:value-type="float">
            <text:p>0.499666</text:p>
          </table:table-cell>
          <table:table-cell office:value-type="float" office:value="0.500152" calcext:value-type="float">
            <text:p>0.500152</text:p>
          </table:table-cell>
          <table:table-cell office:value-type="float" office:value="1.81336" calcext:value-type="float">
            <text:p>1.81336</text:p>
          </table:table-cell>
          <table:table-cell office:value-type="float" office:value="0.0111869" calcext:value-type="float">
            <text:p>0.0111869</text:p>
          </table:table-cell>
          <table:table-cell office:value-type="float" office:value="2500.23430404558" calcext:value-type="float">
            <text:p>2500.2343040456</text:p>
          </table:table-cell>
          <table:table-cell office:value-type="float" office:value="0.0999799000538651" calcext:value-type="float">
            <text:p>0.0999799001</text:p>
          </table:table-cell>
          <table:table-cell office:value-type="float" office:value="0.0149951132367493" calcext:value-type="float">
            <text:p>0.0149951132</text:p>
          </table:table-cell>
          <table:table-cell office:value-type="float" office:value="0.0707045459780944" calcext:value-type="float">
            <text:p>0.070704546</text:p>
          </table:table-cell>
          <table:table-cell office:value-type="float" office:value="0.000151481525402823" calcext:value-type="float">
            <text:p>0.0001514815</text:p>
          </table:table-cell>
          <table:table-cell office:value-type="float" office:value="0.183573220306928" calcext:value-type="float">
            <text:p>0.1835732203</text:p>
          </table:table-cell>
          <table:table-cell office:value-type="float" office:value="1.19402985074627" calcext:value-type="float">
            <text:p>1.19402985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38611" calcext:value-type="float">
            <text:p>1.38611E-13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1" calcext:value-type="float">
            <text:p>0.1</text:p>
          </table:table-cell>
          <table:table-cell table:formula="of:=[.AU2]-[.AF2]" office:value-type="float" office:value="0.0000200999461349161" calcext:value-type="float">
            <text:p>2.00999461349161E-05</text:p>
          </table:table-cell>
          <table:table-cell table:formula="of:=ABS([.AV2])/[.AF2]" office:value-type="float" office:value="0.000201039870254791" calcext:value-type="float">
            <text:p>0.0002010399</text:p>
          </table:table-cell>
          <table:table-cell table:formula="of:=[.AT2]/[.AK2]" office:value-type="float" office:value="0.0206644842147808" calcext:value-type="float">
            <text:p>0.0206644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20" calcext:value-type="float">
            <text:p>20</text:p>
          </table:table-cell>
          <table:table-cell office:value-type="float" office:value="5.348" calcext:value-type="float">
            <text:p>5.3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93669" calcext:value-type="float">
            <text:p>0.593669</text:p>
          </table:table-cell>
          <table:table-cell office:value-type="float" office:value="-0.804709" calcext:value-type="float">
            <text:p>-0.804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-390.625" calcext:value-type="float">
            <text:p>-390.625</text:p>
          </table:table-cell>
          <table:table-cell office:value-type="float" office:value="-0.000520397" calcext:value-type="float">
            <text:p>-0.000520397</text:p>
          </table:table-cell>
          <table:table-cell office:value-type="float" office:value="0.000560201" calcext:value-type="float">
            <text:p>0.000560201</text:p>
          </table:table-cell>
          <table:table-cell office:value-type="float" office:value="62.4949" calcext:value-type="float">
            <text:p>62.4949</text:p>
          </table:table-cell>
          <table:table-cell office:value-type="float" office:value="3.14522" calcext:value-type="float">
            <text:p>3.14522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250011" calcext:value-type="float">
            <text:p>0.250011</text:p>
          </table:table-cell>
          <table:table-cell office:value-type="float" office:value="0.249437" calcext:value-type="float">
            <text:p>0.249437</text:p>
          </table:table-cell>
          <table:table-cell office:value-type="float" office:value="3905.86" calcext:value-type="float">
            <text:p>3905.86</text:p>
          </table:table-cell>
          <table:table-cell office:value-type="float" office:value="13.1805" calcext:value-type="float">
            <text:p>13.1805</text:p>
          </table:table-cell>
          <table:table-cell office:value-type="float" office:value="2.46744" calcext:value-type="float">
            <text:p>2.46744</text:p>
          </table:table-cell>
          <table:table-cell office:value-type="float" office:value="0.500011" calcext:value-type="float">
            <text:p>0.500011</text:p>
          </table:table-cell>
          <table:table-cell office:value-type="float" office:value="0.499437" calcext:value-type="float">
            <text:p>0.499437</text:p>
          </table:table-cell>
          <table:table-cell office:value-type="float" office:value="0.499855" calcext:value-type="float">
            <text:p>0.499855</text:p>
          </table:table-cell>
          <table:table-cell office:value-type="float" office:value="1.81331" calcext:value-type="float">
            <text:p>1.81331</text:p>
          </table:table-cell>
          <table:table-cell office:value-type="float" office:value="0.00893536" calcext:value-type="float">
            <text:p>0.00893536</text:p>
          </table:table-cell>
          <table:table-cell office:value-type="float" office:value="3906.35986453534" calcext:value-type="float">
            <text:p>3906.3598645353</text:p>
          </table:table-cell>
          <table:table-cell office:value-type="float" office:value="0.0999050024764308" calcext:value-type="float">
            <text:p>0.0999050025</text:p>
          </table:table-cell>
          <table:table-cell office:value-type="float" office:value="0.0149665515268836" calcext:value-type="float">
            <text:p>0.0149665515</text:p>
          </table:table-cell>
          <table:table-cell office:value-type="float" office:value="0.0706083706586407" calcext:value-type="float">
            <text:p>0.0706083707</text:p>
          </table:table-cell>
          <table:table-cell office:value-type="float" office:value="0.0000519427712397734" calcext:value-type="float">
            <text:p>5.19427712397734E-05</text:p>
          </table:table-cell>
          <table:table-cell office:value-type="float" office:value="0.0215844118725394" calcext:value-type="float">
            <text:p>0.0215844119</text:p>
          </table:table-cell>
          <table:table-cell office:value-type="float" office:value="1.14285714285714" calcext:value-type="float">
            <text:p>1.1428571429</text:p>
          </table:table-cell>
          <table:table-cell office:value-type="float" office:value="-0.000000000000198924" calcext:value-type="float">
            <text:p>-1.98924E-13</text:p>
          </table:table-cell>
          <table:table-cell office:value-type="float" office:value="0" calcext:value-type="float">
            <text:p>0</text:p>
          </table:table-cell>
          <table:table-cell office:value-type="float" office:value="0.199949" calcext:value-type="float">
            <text:p>0.19994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125.8" calcext:value-type="float">
            <text:p>3125.8</text:p>
          </table:table-cell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0.0197392088021787" calcext:value-type="float">
            <text:p>0.0197392088</text:p>
          </table:table-cell>
          <table:table-cell office:value-type="float" office:value="0.1" calcext:value-type="float">
            <text:p>0.1</text:p>
          </table:table-cell>
          <table:table-cell table:formula="of:=[.AU3]-[.AF3]" office:value-type="float" office:value="0.0000949975235692152" calcext:value-type="float">
            <text:p>9.49975235692152E-05</text:p>
          </table:table-cell>
          <table:table-cell table:formula="of:=ABS([.AV3])/[.AF3]" office:value-type="float" office:value="0.000950878546763728" calcext:value-type="float">
            <text:p>0.0009508785</text:p>
          </table:table-cell>
          <table:table-cell table:formula="of:=[.AT3]/[.AK3]" office:value-type="float" office:value="0.0172718077019064" calcext:value-type="float">
            <text:p>0.0172718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.348" calcext:value-type="float">
            <text:p>5.3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93669" calcext:value-type="float">
            <text:p>0.593669</text:p>
          </table:table-cell>
          <table:table-cell office:value-type="float" office:value="-0.804709" calcext:value-type="float">
            <text:p>-0.804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-562.5" calcext:value-type="float">
            <text:p>-562.5</text:p>
          </table:table-cell>
          <table:table-cell office:value-type="float" office:value="0.0000640633" calcext:value-type="float">
            <text:p>6.40633E-05</text:p>
          </table:table-cell>
          <table:table-cell office:value-type="float" office:value="0.000107287" calcext:value-type="float">
            <text:p>0.000107287</text:p>
          </table:table-cell>
          <table:table-cell office:value-type="float" office:value="74.9964" calcext:value-type="float">
            <text:p>74.9964</text:p>
          </table:table-cell>
          <table:table-cell office:value-type="float" office:value="3.14043" calcext:value-type="float">
            <text:p>3.14043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249517" calcext:value-type="float">
            <text:p>0.249517</text:p>
          </table:table-cell>
          <table:table-cell office:value-type="float" office:value="0.249615" calcext:value-type="float">
            <text:p>0.249615</text:p>
          </table:table-cell>
          <table:table-cell office:value-type="float" office:value="5624.71" calcext:value-type="float">
            <text:p>5624.71</text:p>
          </table:table-cell>
          <table:table-cell office:value-type="float" office:value="13.155" calcext:value-type="float">
            <text:p>13.155</text:p>
          </table:table-cell>
          <table:table-cell office:value-type="float" office:value="2.4674" calcext:value-type="float">
            <text:p>2.4674</text:p>
          </table:table-cell>
          <table:table-cell office:value-type="float" office:value="0.499517" calcext:value-type="float">
            <text:p>0.499517</text:p>
          </table:table-cell>
          <table:table-cell office:value-type="float" office:value="0.499615" calcext:value-type="float">
            <text:p>0.499615</text:p>
          </table:table-cell>
          <table:table-cell office:value-type="float" office:value="0.500269" calcext:value-type="float">
            <text:p>0.500269</text:p>
          </table:table-cell>
          <table:table-cell office:value-type="float" office:value="1.81458" calcext:value-type="float">
            <text:p>1.81458</text:p>
          </table:table-cell>
          <table:table-cell office:value-type="float" office:value="0.0074427" calcext:value-type="float">
            <text:p>0.0074427</text:p>
          </table:table-cell>
          <table:table-cell office:value-type="float" office:value="5625.20495556502" calcext:value-type="float">
            <text:p>5625.204955565</text:p>
          </table:table-cell>
          <table:table-cell office:value-type="float" office:value="0.0999102417176051" calcext:value-type="float">
            <text:p>0.0999102417</text:p>
          </table:table-cell>
          <table:table-cell office:value-type="float" office:value="0.0149755607181259" calcext:value-type="float">
            <text:p>0.0149755607</text:p>
          </table:table-cell>
          <table:table-cell office:value-type="float" office:value="0.0706647317836527" calcext:value-type="float">
            <text:p>0.0706647318</text:p>
          </table:table-cell>
          <table:table-cell office:value-type="float" office:value="0.000181321063215919" calcext:value-type="float">
            <text:p>0.0001813211</text:p>
          </table:table-cell>
          <table:table-cell office:value-type="float" office:value="0.26301862372601" calcext:value-type="float">
            <text:p>0.2630186237</text:p>
          </table:table-cell>
          <table:table-cell office:value-type="float" office:value="1.35593220338983" calcext:value-type="float">
            <text:p>1.3559322034</text:p>
          </table:table-cell>
          <table:table-cell office:value-type="float" office:value="-0.0000000000000244249" calcext:value-type="float">
            <text:p>-2.44249E-14</text:p>
          </table:table-cell>
          <table:table-cell office:value-type="float" office:value="0" calcext:value-type="float">
            <text:p>0</text:p>
          </table:table-cell>
          <table:table-cell office:value-type="float" office:value="0.199964" calcext:value-type="float">
            <text:p>0.19996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00.8" calcext:value-type="float">
            <text:p>4500.8</text:p>
          </table:table-cell>
          <table:table-cell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0.0164493406684823" calcext:value-type="float">
            <text:p>0.0164493407</text:p>
          </table:table-cell>
          <table:table-cell office:value-type="float" office:value="0.1" calcext:value-type="float">
            <text:p>0.1</text:p>
          </table:table-cell>
          <table:table-cell table:formula="of:=[.AU4]-[.AF4]" office:value-type="float" office:value="0.0000897582823949222" calcext:value-type="float">
            <text:p>8.97582823949222E-05</text:p>
          </table:table-cell>
          <table:table-cell table:formula="of:=ABS([.AV4])/[.AF4]" office:value-type="float" office:value="0.000898389202666757" calcext:value-type="float">
            <text:p>0.0008983892</text:p>
          </table:table-cell>
          <table:table-cell table:formula="of:=[.AT4]/[.AK4]" office:value-type="float" office:value="0.0121313887430057" calcext:value-type="float">
            <text:p>0.0121313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5.348" calcext:value-type="float">
            <text:p>5.3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93669" calcext:value-type="float">
            <text:p>0.593669</text:p>
          </table:table-cell>
          <table:table-cell office:value-type="float" office:value="-0.804709" calcext:value-type="float">
            <text:p>-0.804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-765.625" calcext:value-type="float">
            <text:p>-765.625</text:p>
          </table:table-cell>
          <table:table-cell office:value-type="float" office:value="-0.000666734" calcext:value-type="float">
            <text:p>-0.000666734</text:p>
          </table:table-cell>
          <table:table-cell office:value-type="float" office:value="0.000967632" calcext:value-type="float">
            <text:p>0.000967632</text:p>
          </table:table-cell>
          <table:table-cell office:value-type="float" office:value="87.4975" calcext:value-type="float">
            <text:p>87.4975</text:p>
          </table:table-cell>
          <table:table-cell office:value-type="float" office:value="3.14187" calcext:value-type="float">
            <text:p>3.14187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250396" calcext:value-type="float">
            <text:p>0.250396</text:p>
          </table:table-cell>
          <table:table-cell office:value-type="float" office:value="0.250842" calcext:value-type="float">
            <text:p>0.250842</text:p>
          </table:table-cell>
          <table:table-cell office:value-type="float" office:value="7656.07" calcext:value-type="float">
            <text:p>7656.07</text:p>
          </table:table-cell>
          <table:table-cell office:value-type="float" office:value="13.1626" calcext:value-type="float">
            <text:p>13.1626</text:p>
          </table:table-cell>
          <table:table-cell office:value-type="float" office:value="2.46749" calcext:value-type="float">
            <text:p>2.46749</text:p>
          </table:table-cell>
          <table:table-cell office:value-type="float" office:value="0.500396" calcext:value-type="float">
            <text:p>0.500396</text:p>
          </table:table-cell>
          <table:table-cell office:value-type="float" office:value="0.500841" calcext:value-type="float">
            <text:p>0.500841</text:p>
          </table:table-cell>
          <table:table-cell office:value-type="float" office:value="0.500195" calcext:value-type="float">
            <text:p>0.500195</text:p>
          </table:table-cell>
          <table:table-cell office:value-type="float" office:value="1.81418" calcext:value-type="float">
            <text:p>1.81418</text:p>
          </table:table-cell>
          <table:table-cell office:value-type="float" office:value="0.00640783" calcext:value-type="float">
            <text:p>0.00640783</text:p>
          </table:table-cell>
          <table:table-cell office:value-type="float" office:value="7656.57176177628" calcext:value-type="float">
            <text:p>7656.5717617763</text:p>
          </table:table-cell>
          <table:table-cell office:value-type="float" office:value="0.100161197796093" calcext:value-type="float">
            <text:p>0.1001611978</text:p>
          </table:table-cell>
          <table:table-cell office:value-type="float" office:value="0.0150537339373716" calcext:value-type="float">
            <text:p>0.0150537339</text:p>
          </table:table-cell>
          <table:table-cell office:value-type="float" office:value="0.0708623199833566" calcext:value-type="float">
            <text:p>0.07086232</text:p>
          </table:table-cell>
          <table:table-cell office:value-type="float" office:value="0.000423605723992002" calcext:value-type="float">
            <text:p>0.0004236057</text:p>
          </table:table-cell>
          <table:table-cell office:value-type="float" office:value="1.43553447519031" calcext:value-type="float">
            <text:p>1.4355344752</text:p>
          </table:table-cell>
          <table:table-cell office:value-type="float" office:value="1.0958904109589" calcext:value-type="float">
            <text:p>1.0958904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373602" calcext:value-type="float">
            <text:p>3.73602E-13</text:p>
          </table:table-cell>
          <table:table-cell office:value-type="float" office:value="0.199974" calcext:value-type="float">
            <text:p>0.19997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6125.8" calcext:value-type="float">
            <text:p>6125.8</text:p>
          </table:table-cell>
          <table:table-cell office:value-type="float" office:value="48.999999999999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float" office:value="0.0140994348586991" calcext:value-type="float">
            <text:p>0.0140994349</text:p>
          </table:table-cell>
          <table:table-cell office:value-type="float" office:value="0.1" calcext:value-type="float">
            <text:p>0.1</text:p>
          </table:table-cell>
          <table:table-cell table:formula="of:=[.AU5]-[.AF5]" office:value-type="float" office:value="-0.000161197796092721" calcext:value-type="float">
            <text:p>-0.0001611978</text:p>
          </table:table-cell>
          <table:table-cell table:formula="of:=ABS([.AV5])/[.AF5]" office:value-type="float" office:value="0.00160938366992063" calcext:value-type="float">
            <text:p>0.0016093837</text:p>
          </table:table-cell>
          <table:table-cell table:formula="of:=[.AT5]/[.AK5]" office:value-type="float" office:value="0.0128657343085629" calcext:value-type="float">
            <text:p>0.0128657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.348" calcext:value-type="float">
            <text:p>5.3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93669" calcext:value-type="float">
            <text:p>0.593669</text:p>
          </table:table-cell>
          <table:table-cell office:value-type="float" office:value="-0.804709" calcext:value-type="float">
            <text:p>-0.804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1000" calcext:value-type="float">
            <text:p>-1000</text:p>
          </table:table-cell>
          <table:table-cell office:value-type="float" office:value="-0.000014306" calcext:value-type="float">
            <text:p>-0.000014306</text:p>
          </table:table-cell>
          <table:table-cell office:value-type="float" office:value="-0.00000780236" calcext:value-type="float">
            <text:p>-7.80236E-06</text:p>
          </table:table-cell>
          <table:table-cell office:value-type="float" office:value="99.9979" calcext:value-type="float">
            <text:p>99.9979</text:p>
          </table:table-cell>
          <table:table-cell office:value-type="float" office:value="3.14049" calcext:value-type="float">
            <text:p>3.14049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249988" calcext:value-type="float">
            <text:p>0.249988</text:p>
          </table:table-cell>
          <table:table-cell office:value-type="float" office:value="0.250263" calcext:value-type="float">
            <text:p>0.250263</text:p>
          </table:table-cell>
          <table:table-cell office:value-type="float" office:value="9999.82" calcext:value-type="float">
            <text:p>9999.82</text:p>
          </table:table-cell>
          <table:table-cell office:value-type="float" office:value="13.1555" calcext:value-type="float">
            <text:p>13.1555</text:p>
          </table:table-cell>
          <table:table-cell office:value-type="float" office:value="2.46748" calcext:value-type="float">
            <text:p>2.46748</text:p>
          </table:table-cell>
          <table:table-cell office:value-type="float" office:value="0.499988" calcext:value-type="float">
            <text:p>0.499988</text:p>
          </table:table-cell>
          <table:table-cell office:value-type="float" office:value="0.500263" calcext:value-type="float">
            <text:p>0.500263</text:p>
          </table:table-cell>
          <table:table-cell office:value-type="float" office:value="0.500101" calcext:value-type="float">
            <text:p>0.500101</text:p>
          </table:table-cell>
          <table:table-cell office:value-type="float" office:value="1.81463" calcext:value-type="float">
            <text:p>1.81463</text:p>
          </table:table-cell>
          <table:table-cell office:value-type="float" office:value="0.00559663" calcext:value-type="float">
            <text:p>0.00559663</text:p>
          </table:table-cell>
          <table:table-cell office:value-type="float" office:value="10000.3233570005" calcext:value-type="float">
            <text:p>10000.3233570005</text:p>
          </table:table-cell>
          <table:table-cell office:value-type="float" office:value="0.100045235789183" calcext:value-type="float">
            <text:p>0.1000452358</text:p>
          </table:table-cell>
          <table:table-cell office:value-type="float" office:value="0.0150113011462097" calcext:value-type="float">
            <text:p>0.0150113011</text:p>
          </table:table-cell>
          <table:table-cell office:value-type="float" office:value="0.0707265999613761" calcext:value-type="float">
            <text:p>0.0707266</text:p>
          </table:table-cell>
          <table:table-cell office:value-type="float" office:value="0.000585416829784499" calcext:value-type="float">
            <text:p>0.0005854168</text:p>
          </table:table-cell>
          <table:table-cell office:value-type="float" office:value="2.74170291675946" calcext:value-type="float">
            <text:p>2.7417029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239147" calcext:value-type="float">
            <text:p>2.39147E-13</text:p>
          </table:table-cell>
          <table:table-cell office:value-type="float" office:value="0.19998" calcext:value-type="float">
            <text:p>0.1999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8000.8" calcext:value-type="float">
            <text:p>8000.8</text:p>
          </table:table-cell>
          <table:table-cell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0.0123370055013617" calcext:value-type="float">
            <text:p>0.0123370055</text:p>
          </table:table-cell>
          <table:table-cell office:value-type="float" office:value="0.1" calcext:value-type="float">
            <text:p>0.1</text:p>
          </table:table-cell>
          <table:table-cell table:formula="of:=[.AU6]-[.AF6]" office:value-type="float" office:value="-0.0000452357891828348" calcext:value-type="float">
            <text:p>-4.52357891828348E-05</text:p>
          </table:table-cell>
          <table:table-cell table:formula="of:=ABS([.AV6])/[.AF6]" office:value-type="float" office:value="0.000452153356689133" calcext:value-type="float">
            <text:p>0.0004521534</text:p>
          </table:table-cell>
          <table:table-cell table:formula="of:=[.AT6]/[.AK6]" office:value-type="float" office:value="0.0123370055013617" calcext:value-type="float">
            <text:p>0.0123370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office:value-type="float" office:value="5.348" calcext:value-type="float">
            <text:p>5.3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93669" calcext:value-type="float">
            <text:p>0.593669</text:p>
          </table:table-cell>
          <table:table-cell office:value-type="float" office:value="-0.804709" calcext:value-type="float">
            <text:p>-0.804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  <table:table-cell office:value-type="float" office:value="-1265.625" calcext:value-type="float">
            <text:p>-1265.625</text:p>
          </table:table-cell>
          <table:table-cell office:value-type="float" office:value="0.000602492" calcext:value-type="float">
            <text:p>0.000602492</text:p>
          </table:table-cell>
          <table:table-cell office:value-type="float" office:value="0.00136005" calcext:value-type="float">
            <text:p>0.00136005</text:p>
          </table:table-cell>
          <table:table-cell office:value-type="float" office:value="112.498" calcext:value-type="float">
            <text:p>112.498</text:p>
          </table:table-cell>
          <table:table-cell office:value-type="float" office:value="3.14269" calcext:value-type="float">
            <text:p>3.14269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248941" calcext:value-type="float">
            <text:p>0.248941</text:p>
          </table:table-cell>
          <table:table-cell office:value-type="float" office:value="0.249468" calcext:value-type="float">
            <text:p>0.249468</text:p>
          </table:table-cell>
          <table:table-cell office:value-type="float" office:value="12656.1" calcext:value-type="float">
            <text:p>12656.1</text:p>
          </table:table-cell>
          <table:table-cell office:value-type="float" office:value="13.1719" calcext:value-type="float">
            <text:p>13.1719</text:p>
          </table:table-cell>
          <table:table-cell office:value-type="float" office:value="2.46745" calcext:value-type="float">
            <text:p>2.46745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499466" calcext:value-type="float">
            <text:p>0.499466</text:p>
          </table:table-cell>
          <table:table-cell office:value-type="float" office:value="0.499917" calcext:value-type="float">
            <text:p>0.499917</text:p>
          </table:table-cell>
          <table:table-cell office:value-type="float" office:value="1.81533" calcext:value-type="float">
            <text:p>1.81533</text:p>
          </table:table-cell>
          <table:table-cell office:value-type="float" office:value="0.00495077" calcext:value-type="float">
            <text:p>0.00495077</text:p>
          </table:table-cell>
          <table:table-cell office:value-type="float" office:value="12656.6338348128" calcext:value-type="float">
            <text:p>12656.6338348128</text:p>
          </table:table-cell>
          <table:table-cell office:value-type="float" office:value="0.0998013549140459" calcext:value-type="float">
            <text:p>0.0998013549</text:p>
          </table:table-cell>
          <table:table-cell office:value-type="float" office:value="0.0149405157214505" calcext:value-type="float">
            <text:p>0.0149405157</text:p>
          </table:table-cell>
          <table:table-cell office:value-type="float" office:value="0.070570569494451" calcext:value-type="float">
            <text:p>0.0705705695</text:p>
          </table:table-cell>
          <table:table-cell office:value-type="float" office:value="0.000756145228430682" calcext:value-type="float">
            <text:p>0.0007561452</text:p>
          </table:table-cell>
          <table:table-cell office:value-type="float" office:value="4.5740448518279" calcext:value-type="float">
            <text:p>4.5740448518</text:p>
          </table:table-cell>
          <table:table-cell office:value-type="float" office:value="1.08108108108108" calcext:value-type="float">
            <text:p>1.0810810811</text:p>
          </table:table-cell>
          <table:table-cell office:value-type="float" office:value="-0.000000000000772077" calcext:value-type="float">
            <text:p>-7.72077E-13</text:p>
          </table:table-cell>
          <table:table-cell office:value-type="float" office:value="0" calcext:value-type="float">
            <text:p>0</text:p>
          </table:table-cell>
          <table:table-cell office:value-type="float" office:value="0.199984" calcext:value-type="float">
            <text:p>0.19998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0125.8" calcext:value-type="float">
            <text:p>10125.8</text:p>
          </table:table-cell>
          <table:table-cell office:value-type="float" office:value="81.000000000000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0.0109662271123215" calcext:value-type="float">
            <text:p>0.0109662271</text:p>
          </table:table-cell>
          <table:table-cell office:value-type="float" office:value="0.1" calcext:value-type="float">
            <text:p>0.1</text:p>
          </table:table-cell>
          <table:table-cell table:formula="of:=[.AU7]-[.AF7]" office:value-type="float" office:value="0.000198645085954116" calcext:value-type="float">
            <text:p>0.0001986451</text:p>
          </table:table-cell>
          <table:table-cell table:formula="of:=ABS([.AV7])/[.AF7]" office:value-type="float" office:value="0.00199040470066964" calcext:value-type="float">
            <text:p>0.0019904047</text:p>
          </table:table-cell>
          <table:table-cell table:formula="of:=[.AT7]/[.AK7]" office:value-type="float" office:value="0.0101437600788974" calcext:value-type="float">
            <text:p>0.0101437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.348" calcext:value-type="float">
            <text:p>5.3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93669" calcext:value-type="float">
            <text:p>0.593669</text:p>
          </table:table-cell>
          <table:table-cell office:value-type="float" office:value="-0.804709" calcext:value-type="float">
            <text:p>-0.804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-1562.5" calcext:value-type="float">
            <text:p>-1562.5</text:p>
          </table:table-cell>
          <table:table-cell office:value-type="float" office:value="0.000333033" calcext:value-type="float">
            <text:p>0.000333033</text:p>
          </table:table-cell>
          <table:table-cell office:value-type="float" office:value="0.000551206" calcext:value-type="float">
            <text:p>0.000551206</text:p>
          </table:table-cell>
          <table:table-cell office:value-type="float" office:value="124.998" calcext:value-type="float">
            <text:p>124.998</text:p>
          </table:table-cell>
          <table:table-cell office:value-type="float" office:value="3.14529" calcext:value-type="float">
            <text:p>3.14529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249205" calcext:value-type="float">
            <text:p>0.249205</text:p>
          </table:table-cell>
          <table:table-cell office:value-type="float" office:value="0.249328" calcext:value-type="float">
            <text:p>0.249328</text:p>
          </table:table-cell>
          <table:table-cell office:value-type="float" office:value="15624.8" calcext:value-type="float">
            <text:p>15624.8</text:p>
          </table:table-cell>
          <table:table-cell office:value-type="float" office:value="13.1882" calcext:value-type="float">
            <text:p>13.1882</text:p>
          </table:table-cell>
          <table:table-cell office:value-type="float" office:value="2.46747" calcext:value-type="float">
            <text:p>2.46747</text:p>
          </table:table-cell>
          <table:table-cell office:value-type="float" office:value="0.499204" calcext:value-type="float">
            <text:p>0.499204</text:p>
          </table:table-cell>
          <table:table-cell office:value-type="float" office:value="0.499327" calcext:value-type="float">
            <text:p>0.499327</text:p>
          </table:table-cell>
          <table:table-cell office:value-type="float" office:value="0.500089" calcext:value-type="float">
            <text:p>0.500089</text:p>
          </table:table-cell>
          <table:table-cell office:value-type="float" office:value="1.81532" calcext:value-type="float">
            <text:p>1.81532</text:p>
          </table:table-cell>
          <table:table-cell office:value-type="float" office:value="0.00445741" calcext:value-type="float">
            <text:p>0.00445741</text:p>
          </table:table-cell>
          <table:table-cell office:value-type="float" office:value="15625.2537373963" calcext:value-type="float">
            <text:p>15625.2537373963</text:p>
          </table:table-cell>
          <table:table-cell office:value-type="float" office:value="0.0998220344843831" calcext:value-type="float">
            <text:p>0.0998220345</text:p>
          </table:table-cell>
          <table:table-cell office:value-type="float" office:value="0.0149374672985413" calcext:value-type="float">
            <text:p>0.0149374673</text:p>
          </table:table-cell>
          <table:table-cell office:value-type="float" office:value="0.0705197045508557" calcext:value-type="float">
            <text:p>0.0705197046</text:p>
          </table:table-cell>
          <table:table-cell office:value-type="float" office:value="0.00044257342381065" calcext:value-type="float">
            <text:p>0.0004425734</text:p>
          </table:table-cell>
          <table:table-cell office:value-type="float" office:value="1.56696988370785" calcext:value-type="float">
            <text:p>1.5669698837</text:p>
          </table:table-cell>
          <table:table-cell office:value-type="float" office:value="1.33333333333333" calcext:value-type="float">
            <text:p>1.3333333333</text:p>
          </table:table-cell>
          <table:table-cell office:value-type="float" office:value="-0.00000000000031209" calcext:value-type="float">
            <text:p>-3.1209E-13</text:p>
          </table:table-cell>
          <table:table-cell office:value-type="float" office:value="0" calcext:value-type="float">
            <text:p>0</text:p>
          </table:table-cell>
          <table:table-cell office:value-type="float" office:value="0.199987" calcext:value-type="float">
            <text:p>0.19998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2500.8" calcext:value-type="float">
            <text:p>12500.8</text:p>
          </table:table-cell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.00986960440108936" calcext:value-type="float">
            <text:p>0.0098696044</text:p>
          </table:table-cell>
          <table:table-cell office:value-type="float" office:value="0.1" calcext:value-type="float">
            <text:p>0.1</text:p>
          </table:table-cell>
          <table:table-cell table:formula="of:=[.AU8]-[.AF8]" office:value-type="float" office:value="0.000177965515616954" calcext:value-type="float">
            <text:p>0.0001779655</text:p>
          </table:table-cell>
          <table:table-cell table:formula="of:=ABS([.AV8])/[.AF8]" office:value-type="float" office:value="0.00178282797516811" calcext:value-type="float">
            <text:p>0.001782828</text:p>
          </table:table-cell>
          <table:table-cell table:formula="of:=[.AT8]/[.AK8]" office:value-type="float" office:value="0.00740220330081702" calcext:value-type="float">
            <text:p>0.00740220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20" calcext:value-type="float">
            <text:p>20</text:p>
          </table:table-cell>
          <table:table-cell office:value-type="float" office:value="5.348" calcext:value-type="float">
            <text:p>5.3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93669" calcext:value-type="float">
            <text:p>0.593669</text:p>
          </table:table-cell>
          <table:table-cell office:value-type="float" office:value="-0.804709" calcext:value-type="float">
            <text:p>-0.804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5" calcext:value-type="float">
            <text:p>137.5</text:p>
          </table:table-cell>
          <table:table-cell office:value-type="float" office:value="-1890.625" calcext:value-type="float">
            <text:p>-1890.625</text:p>
          </table:table-cell>
          <table:table-cell office:value-type="float" office:value="-0.00138074" calcext:value-type="float">
            <text:p>-0.00138074</text:p>
          </table:table-cell>
          <table:table-cell office:value-type="float" office:value="0.0000806995" calcext:value-type="float">
            <text:p>8.06995E-05</text:p>
          </table:table-cell>
          <table:table-cell office:value-type="float" office:value="137.498" calcext:value-type="float">
            <text:p>137.498</text:p>
          </table:table-cell>
          <table:table-cell office:value-type="float" office:value="3.14465" calcext:value-type="float">
            <text:p>3.14465</text:p>
          </table:table-cell>
          <table:table-cell office:value-type="float" office:value="1.57084" calcext:value-type="float">
            <text:p>1.57084</text:p>
          </table:table-cell>
          <table:table-cell office:value-type="float" office:value="0.249592" calcext:value-type="float">
            <text:p>0.249592</text:p>
          </table:table-cell>
          <table:table-cell office:value-type="float" office:value="0.24959" calcext:value-type="float">
            <text:p>0.24959</text:p>
          </table:table-cell>
          <table:table-cell office:value-type="float" office:value="18905.9" calcext:value-type="float">
            <text:p>18905.9</text:p>
          </table:table-cell>
          <table:table-cell office:value-type="float" office:value="13.1788" calcext:value-type="float">
            <text:p>13.1788</text:p>
          </table:table-cell>
          <table:table-cell office:value-type="float" office:value="2.46756" calcext:value-type="float">
            <text:p>2.46756</text:p>
          </table:table-cell>
          <table:table-cell table:number-columns-repeated="2" office:value-type="float" office:value="0.49959" calcext:value-type="float">
            <text:p>0.49959</text:p>
          </table:table-cell>
          <table:table-cell office:value-type="float" office:value="0.500121" calcext:value-type="float">
            <text:p>0.500121</text:p>
          </table:table-cell>
          <table:table-cell office:value-type="float" office:value="1.81383" calcext:value-type="float">
            <text:p>1.81383</text:p>
          </table:table-cell>
          <table:table-cell office:value-type="float" office:value="0.00405694" calcext:value-type="float">
            <text:p>0.00405694</text:p>
          </table:table-cell>
          <table:table-cell office:value-type="float" office:value="18906.448995291" calcext:value-type="float">
            <text:p>18906.448995291</text:p>
          </table:table-cell>
          <table:table-cell office:value-type="float" office:value="0.099936583803293" calcext:value-type="float">
            <text:p>0.0999365838</text:p>
          </table:table-cell>
          <table:table-cell office:value-type="float" office:value="0.0149913337101594" calcext:value-type="float">
            <text:p>0.0149913337</text:p>
          </table:table-cell>
          <table:table-cell office:value-type="float" office:value="0.0707390481126711" calcext:value-type="float">
            <text:p>0.0707390481</text:p>
          </table:table-cell>
          <table:table-cell office:value-type="float" office:value="0.000957902265750769" calcext:value-type="float">
            <text:p>0.0009579023</text:p>
          </table:table-cell>
          <table:table-cell office:value-type="float" office:value="7.34061400584365" calcext:value-type="float">
            <text:p>7.3406140058</text:p>
          </table:table-cell>
          <table:table-cell office:value-type="float" office:value="1.50943396226415" calcext:value-type="float">
            <text:p>1.5094339623</text:p>
          </table:table-cell>
          <table:table-cell office:value-type="float" office:value="-0.0000000000019766" calcext:value-type="float">
            <text:p>-1.9766E-12</text:p>
          </table:table-cell>
          <table:table-cell office:value-type="float" office:value="0" calcext:value-type="float">
            <text:p>0</text:p>
          </table:table-cell>
          <table:table-cell office:value-type="float" office:value="0.199989" calcext:value-type="float">
            <text:p>0.19998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5125.8" calcext:value-type="float">
            <text:p>15125.8</text:p>
          </table:table-cell>
          <table:table-cell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float" office:value="0.00897236763735397" calcext:value-type="float">
            <text:p>0.0089723676</text:p>
          </table:table-cell>
          <table:table-cell office:value-type="float" office:value="0.1" calcext:value-type="float">
            <text:p>0.1</text:p>
          </table:table-cell>
          <table:table-cell table:formula="of:=[.AU9]-[.AF9]" office:value-type="float" office:value="0.0000634161967069946" calcext:value-type="float">
            <text:p>6.34161967069946E-05</text:p>
          </table:table-cell>
          <table:table-cell table:formula="of:=ABS([.AV9])/[.AF9]" office:value-type="float" office:value="0.000634564383667725" calcext:value-type="float">
            <text:p>0.0006345644</text:p>
          </table:table-cell>
          <table:table-cell table:formula="of:=[.AT9]/[.AK9]" office:value-type="float" office:value="0.005944193559747" calcext:value-type="float">
            <text:p>0.0059441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.348" calcext:value-type="float">
            <text:p>5.3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93669" calcext:value-type="float">
            <text:p>0.593669</text:p>
          </table:table-cell>
          <table:table-cell office:value-type="float" office:value="-0.804709" calcext:value-type="float">
            <text:p>-0.804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-2250" calcext:value-type="float">
            <text:p>-2250</text:p>
          </table:table-cell>
          <table:table-cell office:value-type="float" office:value="-0.0000295452" calcext:value-type="float">
            <text:p>-2.95452E-05</text:p>
          </table:table-cell>
          <table:table-cell office:value-type="float" office:value="0.000632931" calcext:value-type="float">
            <text:p>0.000632931</text:p>
          </table:table-cell>
          <table:table-cell office:value-type="float" office:value="149.998" calcext:value-type="float">
            <text:p>149.998</text:p>
          </table:table-cell>
          <table:table-cell office:value-type="float" office:value="3.14351" calcext:value-type="float">
            <text:p>3.14351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249477" calcext:value-type="float">
            <text:p>0.249477</text:p>
          </table:table-cell>
          <table:table-cell office:value-type="float" office:value="0.249594" calcext:value-type="float">
            <text:p>0.249594</text:p>
          </table:table-cell>
          <table:table-cell office:value-type="float" office:value="22499.7" calcext:value-type="float">
            <text:p>22499.7</text:p>
          </table:table-cell>
          <table:table-cell office:value-type="float" office:value="13.1728" calcext:value-type="float">
            <text:p>13.1728</text:p>
          </table:table-cell>
          <table:table-cell office:value-type="float" office:value="2.46737" calcext:value-type="float">
            <text:p>2.46737</text:p>
          </table:table-cell>
          <table:table-cell office:value-type="float" office:value="0.499477" calcext:value-type="float">
            <text:p>0.499477</text:p>
          </table:table-cell>
          <table:table-cell office:value-type="float" office:value="0.499594" calcext:value-type="float">
            <text:p>0.499594</text:p>
          </table:table-cell>
          <table:table-cell office:value-type="float" office:value="0.500117" calcext:value-type="float">
            <text:p>0.500117</text:p>
          </table:table-cell>
          <table:table-cell office:value-type="float" office:value="1.81415" calcext:value-type="float">
            <text:p>1.81415</text:p>
          </table:table-cell>
          <table:table-cell office:value-type="float" office:value="0.00371997" calcext:value-type="float">
            <text:p>0.00371997</text:p>
          </table:table-cell>
          <table:table-cell office:value-type="float" office:value="22500.240477645" calcext:value-type="float">
            <text:p>22500.240477645</text:p>
          </table:table-cell>
          <table:table-cell office:value-type="float" office:value="0.0999228832356509" calcext:value-type="float">
            <text:p>0.0999228832</text:p>
          </table:table-cell>
          <table:table-cell office:value-type="float" office:value="0.0149820003964629" calcext:value-type="float">
            <text:p>0.0149820004</text:p>
          </table:table-cell>
          <table:table-cell office:value-type="float" office:value="0.0706924168658663" calcext:value-type="float">
            <text:p>0.0706924169</text:p>
          </table:table-cell>
          <table:table-cell office:value-type="float" office:value="0.000627455678557752" calcext:value-type="float">
            <text:p>0.0006274557</text:p>
          </table:table-cell>
          <table:table-cell office:value-type="float" office:value="3.14960502843495" calcext:value-type="float">
            <text:p>3.1496050284</text:p>
          </table:table-cell>
          <table:table-cell office:value-type="float" office:value="1.31147540983607" calcext:value-type="float">
            <text:p>1.31147540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63647" calcext:value-type="float">
            <text:p>2.63647E-12</text:p>
          </table:table-cell>
          <table:table-cell office:value-type="float" office:value="0.199991" calcext:value-type="float">
            <text:p>0.19999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8000.8" calcext:value-type="float">
            <text:p>18000.8</text:p>
          </table:table-cell>
          <table:table-cell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office:value-type="float" office:value="0.00822467033424114" calcext:value-type="float">
            <text:p>0.0082246703</text:p>
          </table:table-cell>
          <table:table-cell office:value-type="float" office:value="0.1" calcext:value-type="float">
            <text:p>0.1</text:p>
          </table:table-cell>
          <table:table-cell table:formula="of:=[.AU10]-[.AF10]" office:value-type="float" office:value="0.0000771167643491139" calcext:value-type="float">
            <text:p>7.71167643491139E-05</text:p>
          </table:table-cell>
          <table:table-cell table:formula="of:=ABS([.AV10])/[.AF10]" office:value-type="float" office:value="0.000771762801992485" calcext:value-type="float">
            <text:p>0.0007717628</text:p>
          </table:table-cell>
          <table:table-cell table:formula="of:=[.AT10]/[.AK10]" office:value-type="float" office:value="0.00627131112985886" calcext:value-type="float">
            <text:p>0.0062713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.5" calcext:value-type="float">
            <text:p>32.5</text:p>
          </table:table-cell>
          <table:table-cell office:value-type="float" office:value="20" calcext:value-type="float">
            <text:p>20</text:p>
          </table:table-cell>
          <table:table-cell office:value-type="float" office:value="5.348" calcext:value-type="float">
            <text:p>5.3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93669" calcext:value-type="float">
            <text:p>0.593669</text:p>
          </table:table-cell>
          <table:table-cell office:value-type="float" office:value="-0.804709" calcext:value-type="float">
            <text:p>-0.804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5" calcext:value-type="float">
            <text:p>162.5</text:p>
          </table:table-cell>
          <table:table-cell office:value-type="float" office:value="-2640.625" calcext:value-type="float">
            <text:p>-2640.625</text:p>
          </table:table-cell>
          <table:table-cell office:value-type="float" office:value="0.000243238" calcext:value-type="float">
            <text:p>0.000243238</text:p>
          </table:table-cell>
          <table:table-cell office:value-type="float" office:value="0.000432937" calcext:value-type="float">
            <text:p>0.000432937</text:p>
          </table:table-cell>
          <table:table-cell office:value-type="float" office:value="162.498" calcext:value-type="float">
            <text:p>162.498</text:p>
          </table:table-cell>
          <table:table-cell office:value-type="float" office:value="3.14196" calcext:value-type="float">
            <text:p>3.14196</text:p>
          </table:table-cell>
          <table:table-cell office:value-type="float" office:value="1.57075" calcext:value-type="float">
            <text:p>1.57075</text:p>
          </table:table-cell>
          <table:table-cell office:value-type="float" office:value="0.250606" calcext:value-type="float">
            <text:p>0.250606</text:p>
          </table:table-cell>
          <table:table-cell office:value-type="float" office:value="0.25094" calcext:value-type="float">
            <text:p>0.25094</text:p>
          </table:table-cell>
          <table:table-cell office:value-type="float" office:value="26405.9" calcext:value-type="float">
            <text:p>26405.9</text:p>
          </table:table-cell>
          <table:table-cell office:value-type="float" office:value="13.156" calcext:value-type="float">
            <text:p>13.156</text:p>
          </table:table-cell>
          <table:table-cell office:value-type="float" office:value="2.46727" calcext:value-type="float">
            <text:p>2.46727</text:p>
          </table:table-cell>
          <table:table-cell office:value-type="float" office:value="0.500605" calcext:value-type="float">
            <text:p>0.500605</text:p>
          </table:table-cell>
          <table:table-cell office:value-type="float" office:value="0.500939" calcext:value-type="float">
            <text:p>0.500939</text:p>
          </table:table-cell>
          <table:table-cell office:value-type="float" office:value="0.500227" calcext:value-type="float">
            <text:p>0.500227</text:p>
          </table:table-cell>
          <table:table-cell office:value-type="float" office:value="1.81221" calcext:value-type="float">
            <text:p>1.81221</text:p>
          </table:table-cell>
          <table:table-cell office:value-type="float" office:value="0.00345294" calcext:value-type="float">
            <text:p>0.00345294</text:p>
          </table:table-cell>
          <table:table-cell office:value-type="float" office:value="26406.4515264328" calcext:value-type="float">
            <text:p>26406.4515264328</text:p>
          </table:table-cell>
          <table:table-cell office:value-type="float" office:value="0.100211128149639" calcext:value-type="float">
            <text:p>0.1002111281</text:p>
          </table:table-cell>
          <table:table-cell office:value-type="float" office:value="0.0150779159443865" calcext:value-type="float">
            <text:p>0.0150779159</text:p>
          </table:table-cell>
          <table:table-cell office:value-type="float" office:value="0.0709622839215532" calcext:value-type="float">
            <text:p>0.0709622839</text:p>
          </table:table-cell>
          <table:table-cell office:value-type="float" office:value="0.000380430435202362" calcext:value-type="float">
            <text:p>0.0003804304</text:p>
          </table:table-cell>
          <table:table-cell office:value-type="float" office:value="1.15781852822607" calcext:value-type="float">
            <text:p>1.1578185282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320568" calcext:value-type="float">
            <text:p>3.20568E-12</text:p>
          </table:table-cell>
          <table:table-cell office:value-type="float" office:value="0.199992" calcext:value-type="float">
            <text:p>0.19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125.8" calcext:value-type="float">
            <text:p>21125.8</text:p>
          </table:table-cell>
          <table:table-cell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office:value-type="float" office:value="0.00759200338545335" calcext:value-type="float">
            <text:p>0.0075920034</text:p>
          </table:table-cell>
          <table:table-cell office:value-type="float" office:value="0.1" calcext:value-type="float">
            <text:p>0.1</text:p>
          </table:table-cell>
          <table:table-cell table:formula="of:=[.AU11]-[.AF11]" office:value-type="float" office:value="-0.000211128149638848" calcext:value-type="float">
            <text:p>-0.0002111281</text:p>
          </table:table-cell>
          <table:table-cell table:formula="of:=ABS([.AV11])/[.AF11]" office:value-type="float" office:value="0.0021068333780614" calcext:value-type="float">
            <text:p>0.0021068334</text:p>
          </table:table-cell>
          <table:table-cell table:formula="of:=[.AT11]/[.AK11]" office:value-type="float" office:value="0.00683280304690801" calcext:value-type="float">
            <text:p>0.0068328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306" calcext:value-type="float">
            <text:p>4.30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395295" calcext:value-type="float">
            <text:p>-0.395295</text:p>
          </table:table-cell>
          <table:table-cell office:value-type="float" office:value="-0.918554" calcext:value-type="float">
            <text:p>-0.918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-0.000194173" calcext:value-type="float">
            <text:p>-0.000194173</text:p>
          </table:table-cell>
          <table:table-cell office:value-type="float" office:value="-0.000535513" calcext:value-type="float">
            <text:p>-0.000535513</text:p>
          </table:table-cell>
          <table:table-cell office:value-type="float" office:value="49.9948" calcext:value-type="float">
            <text:p>49.9948</text:p>
          </table:table-cell>
          <table:table-cell office:value-type="float" office:value="3.14501" calcext:value-type="float">
            <text:p>3.14501</text:p>
          </table:table-cell>
          <table:table-cell office:value-type="float" office:value="1.57084" calcext:value-type="float">
            <text:p>1.57084</text:p>
          </table:table-cell>
          <table:table-cell office:value-type="float" office:value="0.249839" calcext:value-type="float">
            <text:p>0.249839</text:p>
          </table:table-cell>
          <table:table-cell office:value-type="float" office:value="0.249818" calcext:value-type="float">
            <text:p>0.249818</text:p>
          </table:table-cell>
          <table:table-cell office:value-type="float" office:value="2499.73" calcext:value-type="float">
            <text:p>2499.73</text:p>
          </table:table-cell>
          <table:table-cell office:value-type="float" office:value="13.175" calcext:value-type="float">
            <text:p>13.175</text:p>
          </table:table-cell>
          <table:table-cell office:value-type="float" office:value="2.46766" calcext:value-type="float">
            <text:p>2.46766</text:p>
          </table:table-cell>
          <table:table-cell office:value-type="float" office:value="0.499838" calcext:value-type="float">
            <text:p>0.499838</text:p>
          </table:table-cell>
          <table:table-cell office:value-type="float" office:value="0.499817" calcext:value-type="float">
            <text:p>0.499817</text:p>
          </table:table-cell>
          <table:table-cell office:value-type="float" office:value="0.499937" calcext:value-type="float">
            <text:p>0.499937</text:p>
          </table:table-cell>
          <table:table-cell office:value-type="float" office:value="1.81215" calcext:value-type="float">
            <text:p>1.81215</text:p>
          </table:table-cell>
          <table:table-cell office:value-type="float" office:value="0.0111815" calcext:value-type="float">
            <text:p>0.0111815</text:p>
          </table:table-cell>
          <table:table-cell office:value-type="float" office:value="2500.22598986366" calcext:value-type="float">
            <text:p>2500.2259898637</text:p>
          </table:table-cell>
          <table:table-cell office:value-type="float" office:value="0.0999958013451381" calcext:value-type="float">
            <text:p>0.0999958013</text:p>
          </table:table-cell>
          <table:table-cell office:value-type="float" office:value="0.0150019208869206" calcext:value-type="float">
            <text:p>0.0150019209</text:p>
          </table:table-cell>
          <table:table-cell office:value-type="float" office:value="0.0707301958166686" calcext:value-type="float">
            <text:p>0.0707301958</text:p>
          </table:table-cell>
          <table:table-cell office:value-type="float" office:value="0.00011356243312082" calcext:value-type="float">
            <text:p>0.0001135624</text:p>
          </table:table-cell>
          <table:table-cell office:value-type="float" office:value="0.103171409730566" calcext:value-type="float">
            <text:p>0.1031714097</text:p>
          </table:table-cell>
          <table:table-cell office:value-type="float" office:value="1.50943396226415" calcext:value-type="float">
            <text:p>1.5094339623</text:p>
          </table:table-cell>
          <table:table-cell office:value-type="float" office:value="-0.0000000000000587031" calcext:value-type="float">
            <text:p>-5.87031E-14</text:p>
          </table:table-cell>
          <table:table-cell office:value-type="float" office:value="0" calcext:value-type="float">
            <text:p>0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1" calcext:value-type="float">
            <text:p>0.1</text:p>
          </table:table-cell>
          <table:table-cell table:formula="of:=[.AU12]-[.AF12]" office:value-type="float" office:value="0.00000419865486188387" calcext:value-type="float">
            <text:p>4.19865486188387E-06</text:p>
          </table:table-cell>
          <table:table-cell table:formula="of:=ABS([.AV12])/[.AF12]" office:value-type="float" office:value="0.0000419883115631235" calcext:value-type="float">
            <text:p>4.19883115631235E-05</text:p>
          </table:table-cell>
          <table:table-cell table:formula="of:=[.AT12]/[.AK12]" office:value-type="float" office:value="0.0163465322893042" calcext:value-type="float">
            <text:p>0.0163465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20" calcext:value-type="float">
            <text:p>20</text:p>
          </table:table-cell>
          <table:table-cell office:value-type="float" office:value="4.306" calcext:value-type="float">
            <text:p>4.30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395295" calcext:value-type="float">
            <text:p>-0.395295</text:p>
          </table:table-cell>
          <table:table-cell office:value-type="float" office:value="-0.918554" calcext:value-type="float">
            <text:p>-0.918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-390.625" calcext:value-type="float">
            <text:p>-390.625</text:p>
          </table:table-cell>
          <table:table-cell office:value-type="float" office:value="0.000541626" calcext:value-type="float">
            <text:p>0.000541626</text:p>
          </table:table-cell>
          <table:table-cell office:value-type="float" office:value="-0.0000821928" calcext:value-type="float">
            <text:p>-8.21928E-05</text:p>
          </table:table-cell>
          <table:table-cell office:value-type="float" office:value="62.4962" calcext:value-type="float">
            <text:p>62.4962</text:p>
          </table:table-cell>
          <table:table-cell office:value-type="float" office:value="3.14343" calcext:value-type="float">
            <text:p>3.14343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250463" calcext:value-type="float">
            <text:p>0.250463</text:p>
          </table:table-cell>
          <table:table-cell office:value-type="float" office:value="0.250719" calcext:value-type="float">
            <text:p>0.250719</text:p>
          </table:table-cell>
          <table:table-cell office:value-type="float" office:value="3906.02" calcext:value-type="float">
            <text:p>3906.02</text:p>
          </table:table-cell>
          <table:table-cell office:value-type="float" office:value="13.1734" calcext:value-type="float">
            <text:p>13.1734</text:p>
          </table:table-cell>
          <table:table-cell office:value-type="float" office:value="2.46746" calcext:value-type="float">
            <text:p>2.46746</text:p>
          </table:table-cell>
          <table:table-cell office:value-type="float" office:value="0.500463" calcext:value-type="float">
            <text:p>0.500463</text:p>
          </table:table-cell>
          <table:table-cell office:value-type="float" office:value="0.500718" calcext:value-type="float">
            <text:p>0.500718</text:p>
          </table:table-cell>
          <table:table-cell office:value-type="float" office:value="0.500072" calcext:value-type="float">
            <text:p>0.500072</text:p>
          </table:table-cell>
          <table:table-cell office:value-type="float" office:value="1.81445" calcext:value-type="float">
            <text:p>1.81445</text:p>
          </table:table-cell>
          <table:table-cell office:value-type="float" office:value="0.00897049" calcext:value-type="float">
            <text:p>0.00897049</text:p>
          </table:table-cell>
          <table:table-cell office:value-type="float" office:value="3906.52379601429" calcext:value-type="float">
            <text:p>3906.5237960143</text:p>
          </table:table-cell>
          <table:table-cell office:value-type="float" office:value="0.100153014850162" calcext:value-type="float">
            <text:p>0.1001530149</text:p>
          </table:table-cell>
          <table:table-cell office:value-type="float" office:value="0.015041457645128" calcext:value-type="float">
            <text:p>0.0150414576</text:p>
          </table:table-cell>
          <table:table-cell office:value-type="float" office:value="0.0707872252708859" calcext:value-type="float">
            <text:p>0.0707872253</text:p>
          </table:table-cell>
          <table:table-cell office:value-type="float" office:value="0.0000535878902439672" calcext:value-type="float">
            <text:p>5.35878902439672E-05</text:p>
          </table:table-cell>
          <table:table-cell office:value-type="float" office:value="0.0229732958463958" calcext:value-type="float">
            <text:p>0.0229732958</text:p>
          </table:table-cell>
          <table:table-cell office:value-type="float" office:value="1.42857142857143" calcext:value-type="float">
            <text:p>1.4285714286</text:p>
          </table:table-cell>
          <table:table-cell office:value-type="float" office:value="-0.000000000000503181" calcext:value-type="float">
            <text:p>-5.03181E-13</text:p>
          </table:table-cell>
          <table:table-cell office:value-type="float" office:value="0" calcext:value-type="float">
            <text:p>0</text:p>
          </table:table-cell>
          <table:table-cell office:value-type="float" office:value="0.199949" calcext:value-type="float">
            <text:p>0.19994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125.8" calcext:value-type="float">
            <text:p>3125.8</text:p>
          </table:table-cell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0.0197392088021787" calcext:value-type="float">
            <text:p>0.0197392088</text:p>
          </table:table-cell>
          <table:table-cell office:value-type="float" office:value="0.1" calcext:value-type="float">
            <text:p>0.1</text:p>
          </table:table-cell>
          <table:table-cell table:formula="of:=[.AU13]-[.AF13]" office:value-type="float" office:value="-0.000153014850162267" calcext:value-type="float">
            <text:p>-0.0001530149</text:p>
          </table:table-cell>
          <table:table-cell table:formula="of:=ABS([.AV13])/[.AF13]" office:value-type="float" office:value="0.00152781072433207" calcext:value-type="float">
            <text:p>0.0015278107</text:p>
          </table:table-cell>
          <table:table-cell table:formula="of:=[.AT13]/[.AK13]" office:value-type="float" office:value="0.0138174461615251" calcext:value-type="float">
            <text:p>0.0138174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.306" calcext:value-type="float">
            <text:p>4.30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395295" calcext:value-type="float">
            <text:p>-0.395295</text:p>
          </table:table-cell>
          <table:table-cell office:value-type="float" office:value="-0.918554" calcext:value-type="float">
            <text:p>-0.918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-562.5" calcext:value-type="float">
            <text:p>-562.5</text:p>
          </table:table-cell>
          <table:table-cell office:value-type="float" office:value="0.00019761" calcext:value-type="float">
            <text:p>0.00019761</text:p>
          </table:table-cell>
          <table:table-cell office:value-type="float" office:value="0.0000488655" calcext:value-type="float">
            <text:p>4.88655E-05</text:p>
          </table:table-cell>
          <table:table-cell office:value-type="float" office:value="74.9968" calcext:value-type="float">
            <text:p>74.9968</text:p>
          </table:table-cell>
          <table:table-cell office:value-type="float" office:value="3.13802" calcext:value-type="float">
            <text:p>3.13802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249764" calcext:value-type="float">
            <text:p>0.249764</text:p>
          </table:table-cell>
          <table:table-cell office:value-type="float" office:value="0.250387" calcext:value-type="float">
            <text:p>0.250387</text:p>
          </table:table-cell>
          <table:table-cell office:value-type="float" office:value="5624.77" calcext:value-type="float">
            <text:p>5624.77</text:p>
          </table:table-cell>
          <table:table-cell office:value-type="float" office:value="13.1447" calcext:value-type="float">
            <text:p>13.1447</text:p>
          </table:table-cell>
          <table:table-cell office:value-type="float" office:value="2.46751" calcext:value-type="float">
            <text:p>2.46751</text:p>
          </table:table-cell>
          <table:table-cell office:value-type="float" office:value="0.499764" calcext:value-type="float">
            <text:p>0.499764</text:p>
          </table:table-cell>
          <table:table-cell office:value-type="float" office:value="0.500387" calcext:value-type="float">
            <text:p>0.500387</text:p>
          </table:table-cell>
          <table:table-cell office:value-type="float" office:value="0.500327" calcext:value-type="float">
            <text:p>0.500327</text:p>
          </table:table-cell>
          <table:table-cell office:value-type="float" office:value="1.8159" calcext:value-type="float">
            <text:p>1.8159</text:p>
          </table:table-cell>
          <table:table-cell office:value-type="float" office:value="0.00745849" calcext:value-type="float">
            <text:p>0.00745849</text:p>
          </table:table-cell>
          <table:table-cell office:value-type="float" office:value="5625.2700028352" calcext:value-type="float">
            <text:p>5625.2700028352</text:p>
          </table:table-cell>
          <table:table-cell office:value-type="float" office:value="0.100072299843653" calcext:value-type="float">
            <text:p>0.1000722998</text:p>
          </table:table-cell>
          <table:table-cell office:value-type="float" office:value="0.0150328150915169" calcext:value-type="float">
            <text:p>0.0150328151</text:p>
          </table:table-cell>
          <table:table-cell office:value-type="float" office:value="0.0708403126441355" calcext:value-type="float">
            <text:p>0.0708403126</text:p>
          </table:table-cell>
          <table:table-cell office:value-type="float" office:value="0.0000769371194129764" calcext:value-type="float">
            <text:p>7.69371194129764E-05</text:p>
          </table:table-cell>
          <table:table-cell office:value-type="float" office:value="0.0473545627485327" calcext:value-type="float">
            <text:p>0.0473545627</text:p>
          </table:table-cell>
          <table:table-cell office:value-type="float" office:value="1.35593220338983" calcext:value-type="float">
            <text:p>1.35593220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485556" calcext:value-type="float">
            <text:p>4.85556E-13</text:p>
          </table:table-cell>
          <table:table-cell office:value-type="float" office:value="0.199964" calcext:value-type="float">
            <text:p>0.19996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00.8" calcext:value-type="float">
            <text:p>4500.8</text:p>
          </table:table-cell>
          <table:table-cell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0.0164493406684823" calcext:value-type="float">
            <text:p>0.0164493407</text:p>
          </table:table-cell>
          <table:table-cell office:value-type="float" office:value="0.1" calcext:value-type="float">
            <text:p>0.1</text:p>
          </table:table-cell>
          <table:table-cell table:formula="of:=[.AU14]-[.AF14]" office:value-type="float" office:value="-0.0000722998436531869" calcext:value-type="float">
            <text:p>-7.22998436531869E-05</text:p>
          </table:table-cell>
          <table:table-cell table:formula="of:=ABS([.AV14])/[.AF14]" office:value-type="float" office:value="0.00072247608745021" calcext:value-type="float">
            <text:p>0.0007224761</text:p>
          </table:table-cell>
          <table:table-cell table:formula="of:=[.AT14]/[.AK14]" office:value-type="float" office:value="0.0121313887430057" calcext:value-type="float">
            <text:p>0.0121313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4.306" calcext:value-type="float">
            <text:p>4.30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395295" calcext:value-type="float">
            <text:p>-0.395295</text:p>
          </table:table-cell>
          <table:table-cell office:value-type="float" office:value="-0.918554" calcext:value-type="float">
            <text:p>-0.918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-765.625" calcext:value-type="float">
            <text:p>-765.625</text:p>
          </table:table-cell>
          <table:table-cell office:value-type="float" office:value="0.000335681" calcext:value-type="float">
            <text:p>0.000335681</text:p>
          </table:table-cell>
          <table:table-cell office:value-type="float" office:value="0.000244336" calcext:value-type="float">
            <text:p>0.000244336</text:p>
          </table:table-cell>
          <table:table-cell office:value-type="float" office:value="87.4969" calcext:value-type="float">
            <text:p>87.4969</text:p>
          </table:table-cell>
          <table:table-cell office:value-type="float" office:value="3.14561" calcext:value-type="float">
            <text:p>3.14561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24974" calcext:value-type="float">
            <text:p>0.24974</text:p>
          </table:table-cell>
          <table:table-cell office:value-type="float" office:value="0.249824" calcext:value-type="float">
            <text:p>0.249824</text:p>
          </table:table-cell>
          <table:table-cell office:value-type="float" office:value="7655.96" calcext:value-type="float">
            <text:p>7655.96</text:p>
          </table:table-cell>
          <table:table-cell office:value-type="float" office:value="13.1849" calcext:value-type="float">
            <text:p>13.1849</text:p>
          </table:table-cell>
          <table:table-cell office:value-type="float" office:value="2.46743" calcext:value-type="float">
            <text:p>2.46743</text:p>
          </table:table-cell>
          <table:table-cell office:value-type="float" office:value="0.49974" calcext:value-type="float">
            <text:p>0.49974</text:p>
          </table:table-cell>
          <table:table-cell office:value-type="float" office:value="0.499824" calcext:value-type="float">
            <text:p>0.499824</text:p>
          </table:table-cell>
          <table:table-cell office:value-type="float" office:value="0.500084" calcext:value-type="float">
            <text:p>0.500084</text:p>
          </table:table-cell>
          <table:table-cell office:value-type="float" office:value="1.81384" calcext:value-type="float">
            <text:p>1.81384</text:p>
          </table:table-cell>
          <table:table-cell office:value-type="float" office:value="0.00638382" calcext:value-type="float">
            <text:p>0.00638382</text:p>
          </table:table-cell>
          <table:table-cell office:value-type="float" office:value="7656.45702378899" calcext:value-type="float">
            <text:p>7656.457023789</text:p>
          </table:table-cell>
          <table:table-cell office:value-type="float" office:value="0.0999491786276848" calcext:value-type="float">
            <text:p>0.0999491786</text:p>
          </table:table-cell>
          <table:table-cell office:value-type="float" office:value="0.0149806983238023" calcext:value-type="float">
            <text:p>0.0149806983</text:p>
          </table:table-cell>
          <table:table-cell office:value-type="float" office:value="0.0706460191054917" calcext:value-type="float">
            <text:p>0.0706460191</text:p>
          </table:table-cell>
          <table:table-cell office:value-type="float" office:value="0.0000981860192021533" calcext:value-type="float">
            <text:p>0.000098186</text:p>
          </table:table-cell>
          <table:table-cell office:value-type="float" office:value="0.0771239549341249" calcext:value-type="float">
            <text:p>0.0771239549</text:p>
          </table:table-cell>
          <table:table-cell office:value-type="float" office:value="1.17647058823529" calcext:value-type="float">
            <text:p>1.17647058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65223" calcext:value-type="float">
            <text:p>6.5223E-14</text:p>
          </table:table-cell>
          <table:table-cell office:value-type="float" office:value="0.199974" calcext:value-type="float">
            <text:p>0.19997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6125.8" calcext:value-type="float">
            <text:p>6125.8</text:p>
          </table:table-cell>
          <table:table-cell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float" office:value="0.0140994348586991" calcext:value-type="float">
            <text:p>0.0140994349</text:p>
          </table:table-cell>
          <table:table-cell office:value-type="float" office:value="0.1" calcext:value-type="float">
            <text:p>0.1</text:p>
          </table:table-cell>
          <table:table-cell table:formula="of:=[.AU15]-[.AF15]" office:value-type="float" office:value="0.0000508213723151851" calcext:value-type="float">
            <text:p>5.08213723151851E-05</text:p>
          </table:table-cell>
          <table:table-cell table:formula="of:=ABS([.AV15])/[.AF15]" office:value-type="float" office:value="0.000508472135669039" calcext:value-type="float">
            <text:p>0.0005084721</text:p>
          </table:table-cell>
          <table:table-cell table:formula="of:=[.AT15]/[.AK15]" office:value-type="float" office:value="0.0119845196298942" calcext:value-type="float">
            <text:p>0.0119845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.306" calcext:value-type="float">
            <text:p>4.30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395295" calcext:value-type="float">
            <text:p>-0.395295</text:p>
          </table:table-cell>
          <table:table-cell office:value-type="float" office:value="-0.918554" calcext:value-type="float">
            <text:p>-0.918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1000" calcext:value-type="float">
            <text:p>-1000</text:p>
          </table:table-cell>
          <table:table-cell office:value-type="float" office:value="-0.000536977" calcext:value-type="float">
            <text:p>-0.000536977</text:p>
          </table:table-cell>
          <table:table-cell office:value-type="float" office:value="0.000568981" calcext:value-type="float">
            <text:p>0.000568981</text:p>
          </table:table-cell>
          <table:table-cell office:value-type="float" office:value="99.9977" calcext:value-type="float">
            <text:p>99.9977</text:p>
          </table:table-cell>
          <table:table-cell office:value-type="float" office:value="3.13909" calcext:value-type="float">
            <text:p>3.13909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249094" calcext:value-type="float">
            <text:p>0.249094</text:p>
          </table:table-cell>
          <table:table-cell office:value-type="float" office:value="0.24942" calcext:value-type="float">
            <text:p>0.24942</text:p>
          </table:table-cell>
          <table:table-cell office:value-type="float" office:value="9999.79" calcext:value-type="float">
            <text:p>9999.79</text:p>
          </table:table-cell>
          <table:table-cell office:value-type="float" office:value="13.1443" calcext:value-type="float">
            <text:p>13.1443</text:p>
          </table:table-cell>
          <table:table-cell office:value-type="float" office:value="2.46738" calcext:value-type="float">
            <text:p>2.46738</text:p>
          </table:table-cell>
          <table:table-cell office:value-type="float" office:value="0.499093" calcext:value-type="float">
            <text:p>0.499093</text:p>
          </table:table-cell>
          <table:table-cell office:value-type="float" office:value="0.49942" calcext:value-type="float">
            <text:p>0.49942</text:p>
          </table:table-cell>
          <table:table-cell office:value-type="float" office:value="0.499859" calcext:value-type="float">
            <text:p>0.499859</text:p>
          </table:table-cell>
          <table:table-cell office:value-type="float" office:value="1.81394" calcext:value-type="float">
            <text:p>1.81394</text:p>
          </table:table-cell>
          <table:table-cell office:value-type="float" office:value="0.00556934" calcext:value-type="float">
            <text:p>0.00556934</text:p>
          </table:table-cell>
          <table:table-cell office:value-type="float" office:value="10000.2914576907" calcext:value-type="float">
            <text:p>10000.2914576907</text:p>
          </table:table-cell>
          <table:table-cell office:value-type="float" office:value="0.0998168980955873" calcext:value-type="float">
            <text:p>0.0998168981</text:p>
          </table:table-cell>
          <table:table-cell office:value-type="float" office:value="0.0149327133240979" calcext:value-type="float">
            <text:p>0.0149327133</text:p>
          </table:table-cell>
          <table:table-cell office:value-type="float" office:value="0.0704932633566714" calcext:value-type="float">
            <text:p>0.0704932634</text:p>
          </table:table-cell>
          <table:table-cell office:value-type="float" office:value="0.000134409740879937" calcext:value-type="float">
            <text:p>0.0001344097</text:p>
          </table:table-cell>
          <table:table-cell office:value-type="float" office:value="0.144527827547294" calcext:value-type="float">
            <text:p>0.1445278275</text:p>
          </table:table-cell>
          <table:table-cell office:value-type="float" office:value="1.31147540983607" calcext:value-type="float">
            <text:p>1.31147540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1943" calcext:value-type="float">
            <text:p>1.1943E-12</text:p>
          </table:table-cell>
          <table:table-cell office:value-type="float" office:value="0.19998" calcext:value-type="float">
            <text:p>0.1999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8000.8" calcext:value-type="float">
            <text:p>8000.8</text:p>
          </table:table-cell>
          <table:table-cell office:value-type="float" office:value="64.0000000000001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0.0123370055013617" calcext:value-type="float">
            <text:p>0.0123370055</text:p>
          </table:table-cell>
          <table:table-cell office:value-type="float" office:value="0.1" calcext:value-type="float">
            <text:p>0.1</text:p>
          </table:table-cell>
          <table:table-cell table:formula="of:=[.AU16]-[.AF16]" office:value-type="float" office:value="0.000183101904412716" calcext:value-type="float">
            <text:p>0.0001831019</text:p>
          </table:table-cell>
          <table:table-cell table:formula="of:=ABS([.AV16])/[.AF16]" office:value-type="float" office:value="0.0018343778248586" calcext:value-type="float">
            <text:p>0.0018343778</text:p>
          </table:table-cell>
          <table:table-cell table:formula="of:=[.AT16]/[.AK16]" office:value-type="float" office:value="0.00940696669478828" calcext:value-type="float">
            <text:p>0.0094069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office:value-type="float" office:value="4.306" calcext:value-type="float">
            <text:p>4.30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395295" calcext:value-type="float">
            <text:p>-0.395295</text:p>
          </table:table-cell>
          <table:table-cell office:value-type="float" office:value="-0.918554" calcext:value-type="float">
            <text:p>-0.918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  <table:table-cell office:value-type="float" office:value="-1265.625" calcext:value-type="float">
            <text:p>-1265.625</text:p>
          </table:table-cell>
          <table:table-cell office:value-type="float" office:value="0.0000819193" calcext:value-type="float">
            <text:p>8.19193E-05</text:p>
          </table:table-cell>
          <table:table-cell office:value-type="float" office:value="0.000163557" calcext:value-type="float">
            <text:p>0.000163557</text:p>
          </table:table-cell>
          <table:table-cell office:value-type="float" office:value="112.498" calcext:value-type="float">
            <text:p>112.498</text:p>
          </table:table-cell>
          <table:table-cell office:value-type="float" office:value="3.1397" calcext:value-type="float">
            <text:p>3.1397</text:p>
          </table:table-cell>
          <table:table-cell office:value-type="float" office:value="1.57077" calcext:value-type="float">
            <text:p>1.57077</text:p>
          </table:table-cell>
          <table:table-cell office:value-type="float" office:value="0.251109" calcext:value-type="float">
            <text:p>0.251109</text:p>
          </table:table-cell>
          <table:table-cell office:value-type="float" office:value="0.250702" calcext:value-type="float">
            <text:p>0.250702</text:p>
          </table:table-cell>
          <table:table-cell office:value-type="float" office:value="12656" calcext:value-type="float">
            <text:p>12656</text:p>
          </table:table-cell>
          <table:table-cell office:value-type="float" office:value="13.1413" calcext:value-type="float">
            <text:p>13.1413</text:p>
          </table:table-cell>
          <table:table-cell office:value-type="float" office:value="2.46736" calcext:value-type="float">
            <text:p>2.46736</text:p>
          </table:table-cell>
          <table:table-cell office:value-type="float" office:value="0.501108" calcext:value-type="float">
            <text:p>0.501108</text:p>
          </table:table-cell>
          <table:table-cell office:value-type="float" office:value="0.500701" calcext:value-type="float">
            <text:p>0.500701</text:p>
          </table:table-cell>
          <table:table-cell office:value-type="float" office:value="0.500193" calcext:value-type="float">
            <text:p>0.500193</text:p>
          </table:table-cell>
          <table:table-cell office:value-type="float" office:value="1.81206" calcext:value-type="float">
            <text:p>1.81206</text:p>
          </table:table-cell>
          <table:table-cell office:value-type="float" office:value="0.00499152" calcext:value-type="float">
            <text:p>0.00499152</text:p>
          </table:table-cell>
          <table:table-cell office:value-type="float" office:value="12656.4674934121" calcext:value-type="float">
            <text:p>12656.4674934121</text:p>
          </table:table-cell>
          <table:table-cell office:value-type="float" office:value="0.100252003443003" calcext:value-type="float">
            <text:p>0.1002520034</text:p>
          </table:table-cell>
          <table:table-cell office:value-type="float" office:value="0.0150668842454081" calcext:value-type="float">
            <text:p>0.0150668842</text:p>
          </table:table-cell>
          <table:table-cell office:value-type="float" office:value="0.0708266902450777" calcext:value-type="float">
            <text:p>0.0708266902</text:p>
          </table:table-cell>
          <table:table-cell office:value-type="float" office:value="0.000212802494104255" calcext:value-type="float">
            <text:p>0.0002128025</text:p>
          </table:table-cell>
          <table:table-cell office:value-type="float" office:value="0.362279211975932" calcext:value-type="float">
            <text:p>0.362279212</text:p>
          </table:table-cell>
          <table:table-cell office:value-type="float" office:value="1.90476190476191" calcext:value-type="float">
            <text:p>1.9047619048</text:p>
          </table:table-cell>
          <table:table-cell office:value-type="float" office:value="-0.000000000000341583" calcext:value-type="float">
            <text:p>-3.41583E-13</text:p>
          </table:table-cell>
          <table:table-cell office:value-type="float" office:value="0" calcext:value-type="float">
            <text:p>0</text:p>
          </table:table-cell>
          <table:table-cell office:value-type="float" office:value="0.199984" calcext:value-type="float">
            <text:p>0.19998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0125.8" calcext:value-type="float">
            <text:p>10125.8</text:p>
          </table:table-cell>
          <table:table-cell office:value-type="float" office:value="81.000000000000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0.0109662271123215" calcext:value-type="float">
            <text:p>0.0109662271</text:p>
          </table:table-cell>
          <table:table-cell office:value-type="float" office:value="0.1" calcext:value-type="float">
            <text:p>0.1</text:p>
          </table:table-cell>
          <table:table-cell table:formula="of:=[.AU17]-[.AF17]" office:value-type="float" office:value="-0.000252003443003287" calcext:value-type="float">
            <text:p>-0.0002520034</text:p>
          </table:table-cell>
          <table:table-cell table:formula="of:=ABS([.AV17])/[.AF17]" office:value-type="float" office:value="0.00251369981993986" calcext:value-type="float">
            <text:p>0.0025136998</text:p>
          </table:table-cell>
          <table:table-cell table:formula="of:=[.AT17]/[.AK17]" office:value-type="float" office:value="0.00575726923396879" calcext:value-type="float">
            <text:p>0.0057572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.306" calcext:value-type="float">
            <text:p>4.30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395295" calcext:value-type="float">
            <text:p>-0.395295</text:p>
          </table:table-cell>
          <table:table-cell office:value-type="float" office:value="-0.918554" calcext:value-type="float">
            <text:p>-0.918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-1562.5" calcext:value-type="float">
            <text:p>-1562.5</text:p>
          </table:table-cell>
          <table:table-cell office:value-type="float" office:value="0.000286415" calcext:value-type="float">
            <text:p>0.000286415</text:p>
          </table:table-cell>
          <table:table-cell office:value-type="float" office:value="-0.000173448" calcext:value-type="float">
            <text:p>-0.000173448</text:p>
          </table:table-cell>
          <table:table-cell office:value-type="float" office:value="124.998" calcext:value-type="float">
            <text:p>124.998</text:p>
          </table:table-cell>
          <table:table-cell office:value-type="float" office:value="3.13965" calcext:value-type="float">
            <text:p>3.13965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249664" calcext:value-type="float">
            <text:p>0.249664</text:p>
          </table:table-cell>
          <table:table-cell office:value-type="float" office:value="0.2499" calcext:value-type="float">
            <text:p>0.2499</text:p>
          </table:table-cell>
          <table:table-cell office:value-type="float" office:value="15624.8" calcext:value-type="float">
            <text:p>15624.8</text:p>
          </table:table-cell>
          <table:table-cell office:value-type="float" office:value="13.1478" calcext:value-type="float">
            <text:p>13.1478</text:p>
          </table:table-cell>
          <table:table-cell office:value-type="float" office:value="2.46737" calcext:value-type="float">
            <text:p>2.46737</text:p>
          </table:table-cell>
          <table:table-cell office:value-type="float" office:value="0.499664" calcext:value-type="float">
            <text:p>0.499664</text:p>
          </table:table-cell>
          <table:table-cell office:value-type="float" office:value="0.499899" calcext:value-type="float">
            <text:p>0.499899</text:p>
          </table:table-cell>
          <table:table-cell office:value-type="float" office:value="0.500234" calcext:value-type="float">
            <text:p>0.500234</text:p>
          </table:table-cell>
          <table:table-cell office:value-type="float" office:value="1.81395" calcext:value-type="float">
            <text:p>1.81395</text:p>
          </table:table-cell>
          <table:table-cell office:value-type="float" office:value="0.00446851" calcext:value-type="float">
            <text:p>0.00446851</text:p>
          </table:table-cell>
          <table:table-cell office:value-type="float" office:value="15625.2629608168" calcext:value-type="float">
            <text:p>15625.2629608168</text:p>
          </table:table-cell>
          <table:table-cell office:value-type="float" office:value="0.0999589764252182" calcext:value-type="float">
            <text:p>0.0999589764</text:p>
          </table:table-cell>
          <table:table-cell office:value-type="float" office:value="0.014976993208966" calcext:value-type="float">
            <text:p>0.0149769932</text:p>
          </table:table-cell>
          <table:table-cell office:value-type="float" office:value="0.0706059221382222" calcext:value-type="float">
            <text:p>0.0706059221</text:p>
          </table:table-cell>
          <table:table-cell office:value-type="float" office:value="0.000226249361979849" calcext:value-type="float">
            <text:p>0.0002262494</text:p>
          </table:table-cell>
          <table:table-cell office:value-type="float" office:value="0.409510190370309" calcext:value-type="float">
            <text:p>0.409510190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22707" calcext:value-type="float">
            <text:p>2.22707E-12</text:p>
          </table:table-cell>
          <table:table-cell office:value-type="float" office:value="0.199987" calcext:value-type="float">
            <text:p>0.19998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2500.8" calcext:value-type="float">
            <text:p>12500.8</text:p>
          </table:table-cell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.00986960440108935" calcext:value-type="float">
            <text:p>0.0098696044</text:p>
          </table:table-cell>
          <table:table-cell office:value-type="float" office:value="0.1" calcext:value-type="float">
            <text:p>0.1</text:p>
          </table:table-cell>
          <table:table-cell table:formula="of:=[.AU18]-[.AF18]" office:value-type="float" office:value="0.000041023574781765" calcext:value-type="float">
            <text:p>4.1023574781765E-05</text:p>
          </table:table-cell>
          <table:table-cell table:formula="of:=ABS([.AV18])/[.AF18]" office:value-type="float" office:value="0.000410404110254728" calcext:value-type="float">
            <text:p>0.0004104041</text:p>
          </table:table-cell>
          <table:table-cell table:formula="of:=[.AT18]/[.AK18]" office:value-type="float" office:value="0.00789568352087148" calcext:value-type="float">
            <text:p>0.00789568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20" calcext:value-type="float">
            <text:p>20</text:p>
          </table:table-cell>
          <table:table-cell office:value-type="float" office:value="4.306" calcext:value-type="float">
            <text:p>4.30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395295" calcext:value-type="float">
            <text:p>-0.395295</text:p>
          </table:table-cell>
          <table:table-cell office:value-type="float" office:value="-0.918554" calcext:value-type="float">
            <text:p>-0.918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5" calcext:value-type="float">
            <text:p>137.5</text:p>
          </table:table-cell>
          <table:table-cell office:value-type="float" office:value="-1890.625" calcext:value-type="float">
            <text:p>-1890.625</text:p>
          </table:table-cell>
          <table:table-cell office:value-type="float" office:value="-0.000240242" calcext:value-type="float">
            <text:p>-0.000240242</text:p>
          </table:table-cell>
          <table:table-cell office:value-type="float" office:value="-0.000934026" calcext:value-type="float">
            <text:p>-0.000934026</text:p>
          </table:table-cell>
          <table:table-cell office:value-type="float" office:value="137.498" calcext:value-type="float">
            <text:p>137.498</text:p>
          </table:table-cell>
          <table:table-cell office:value-type="float" office:value="3.13951" calcext:value-type="float">
            <text:p>3.13951</text:p>
          </table:table-cell>
          <table:table-cell office:value-type="float" office:value="1.57083" calcext:value-type="float">
            <text:p>1.57083</text:p>
          </table:table-cell>
          <table:table-cell office:value-type="float" office:value="0.249951" calcext:value-type="float">
            <text:p>0.249951</text:p>
          </table:table-cell>
          <table:table-cell office:value-type="float" office:value="0.249478" calcext:value-type="float">
            <text:p>0.249478</text:p>
          </table:table-cell>
          <table:table-cell office:value-type="float" office:value="18905.9" calcext:value-type="float">
            <text:p>18905.9</text:p>
          </table:table-cell>
          <table:table-cell office:value-type="float" office:value="13.1489" calcext:value-type="float">
            <text:p>13.1489</text:p>
          </table:table-cell>
          <table:table-cell office:value-type="float" office:value="2.46751" calcext:value-type="float">
            <text:p>2.46751</text:p>
          </table:table-cell>
          <table:table-cell office:value-type="float" office:value="0.499951" calcext:value-type="float">
            <text:p>0.499951</text:p>
          </table:table-cell>
          <table:table-cell office:value-type="float" office:value="0.499477" calcext:value-type="float">
            <text:p>0.499477</text:p>
          </table:table-cell>
          <table:table-cell office:value-type="float" office:value="0.49977" calcext:value-type="float">
            <text:p>0.49977</text:p>
          </table:table-cell>
          <table:table-cell office:value-type="float" office:value="1.81449" calcext:value-type="float">
            <text:p>1.81449</text:p>
          </table:table-cell>
          <table:table-cell office:value-type="float" office:value="0.00406041" calcext:value-type="float">
            <text:p>0.00406041</text:p>
          </table:table-cell>
          <table:table-cell office:value-type="float" office:value="18906.4293170439" calcext:value-type="float">
            <text:p>18906.4293170439</text:p>
          </table:table-cell>
          <table:table-cell office:value-type="float" office:value="0.0999129172420981" calcext:value-type="float">
            <text:p>0.0999129172</text:p>
          </table:table-cell>
          <table:table-cell office:value-type="float" office:value="0.0149615131502088" calcext:value-type="float">
            <text:p>0.0149615132</text:p>
          </table:table-cell>
          <table:table-cell office:value-type="float" office:value="0.0705614775807766" calcext:value-type="float">
            <text:p>0.0705614776</text:p>
          </table:table-cell>
          <table:table-cell office:value-type="float" office:value="0.000565457256025247" calcext:value-type="float">
            <text:p>0.0005654573</text:p>
          </table:table-cell>
          <table:table-cell office:value-type="float" office:value="2.55793526713281" calcext:value-type="float">
            <text:p>2.5579352671</text:p>
          </table:table-cell>
          <table:table-cell office:value-type="float" office:value="1.45454545454546" calcext:value-type="float">
            <text:p>1.45454545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725976" calcext:value-type="float">
            <text:p>7.25976E-13</text:p>
          </table:table-cell>
          <table:table-cell office:value-type="float" office:value="0.199989" calcext:value-type="float">
            <text:p>0.19998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5125.8" calcext:value-type="float">
            <text:p>15125.8</text:p>
          </table:table-cell>
          <table:table-cell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float" office:value="0.00897236763735396" calcext:value-type="float">
            <text:p>0.0089723676</text:p>
          </table:table-cell>
          <table:table-cell office:value-type="float" office:value="0.1" calcext:value-type="float">
            <text:p>0.1</text:p>
          </table:table-cell>
          <table:table-cell table:formula="of:=[.AU19]-[.AF19]" office:value-type="float" office:value="0.0000870827579019517" calcext:value-type="float">
            <text:p>8.70827579019517E-05</text:p>
          </table:table-cell>
          <table:table-cell table:formula="of:=ABS([.AV19])/[.AF19]" office:value-type="float" office:value="0.000871586580651452" calcext:value-type="float">
            <text:p>0.0008715866</text:p>
          </table:table-cell>
          <table:table-cell table:formula="of:=[.AT19]/[.AK19]" office:value-type="float" office:value="0.00616850275068085" calcext:value-type="float">
            <text:p>0.0061685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.306" calcext:value-type="float">
            <text:p>4.30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395295" calcext:value-type="float">
            <text:p>-0.395295</text:p>
          </table:table-cell>
          <table:table-cell office:value-type="float" office:value="-0.918554" calcext:value-type="float">
            <text:p>-0.918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-2250" calcext:value-type="float">
            <text:p>-2250</text:p>
          </table:table-cell>
          <table:table-cell office:value-type="float" office:value="0.000102753" calcext:value-type="float">
            <text:p>0.000102753</text:p>
          </table:table-cell>
          <table:table-cell office:value-type="float" office:value="-0.00115442" calcext:value-type="float">
            <text:p>-0.00115442</text:p>
          </table:table-cell>
          <table:table-cell office:value-type="float" office:value="149.999" calcext:value-type="float">
            <text:p>149.999</text:p>
          </table:table-cell>
          <table:table-cell office:value-type="float" office:value="3.14097" calcext:value-type="float">
            <text:p>3.14097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250831" calcext:value-type="float">
            <text:p>0.250831</text:p>
          </table:table-cell>
          <table:table-cell office:value-type="float" office:value="0.251055" calcext:value-type="float">
            <text:p>0.251055</text:p>
          </table:table-cell>
          <table:table-cell office:value-type="float" office:value="22499.8" calcext:value-type="float">
            <text:p>22499.8</text:p>
          </table:table-cell>
          <table:table-cell office:value-type="float" office:value="13.1505" calcext:value-type="float">
            <text:p>13.1505</text:p>
          </table:table-cell>
          <table:table-cell office:value-type="float" office:value="2.46739" calcext:value-type="float">
            <text:p>2.46739</text:p>
          </table:table-cell>
          <table:table-cell office:value-type="float" office:value="0.50083" calcext:value-type="float">
            <text:p>0.50083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500077" calcext:value-type="float">
            <text:p>0.500077</text:p>
          </table:table-cell>
          <table:table-cell office:value-type="float" office:value="1.8124" calcext:value-type="float">
            <text:p>1.8124</text:p>
          </table:table-cell>
          <table:table-cell office:value-type="float" office:value="0.00374752" calcext:value-type="float">
            <text:p>0.00374752</text:p>
          </table:table-cell>
          <table:table-cell office:value-type="float" office:value="22500.3149645522" calcext:value-type="float">
            <text:p>22500.3149645522</text:p>
          </table:table-cell>
          <table:table-cell office:value-type="float" office:value="0.100252672894825" calcext:value-type="float">
            <text:p>0.1002526729</text:p>
          </table:table-cell>
          <table:table-cell office:value-type="float" office:value="0.0150561136210406" calcext:value-type="float">
            <text:p>0.0150561136</text:p>
          </table:table-cell>
          <table:table-cell office:value-type="float" office:value="0.0707496657128772" calcext:value-type="float">
            <text:p>0.0707496657</text:p>
          </table:table-cell>
          <table:table-cell office:value-type="float" office:value="0.00136096862438479" calcext:value-type="float">
            <text:p>0.0013609686</text:p>
          </table:table-cell>
          <table:table-cell office:value-type="float" office:value="14.8178847724786" calcext:value-type="float">
            <text:p>14.8178847725</text:p>
          </table:table-cell>
          <table:table-cell office:value-type="float" office:value="1.26984126984127" calcext:value-type="float">
            <text:p>1.26984126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390594" calcext:value-type="float">
            <text:p>3.90594E-13</text:p>
          </table:table-cell>
          <table:table-cell office:value-type="float" office:value="0.199991" calcext:value-type="float">
            <text:p>0.19999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8000.8" calcext:value-type="float">
            <text:p>18000.8</text:p>
          </table:table-cell>
          <table:table-cell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office:value-type="float" office:value="0.00822467033424113" calcext:value-type="float">
            <text:p>0.0082246703</text:p>
          </table:table-cell>
          <table:table-cell office:value-type="float" office:value="0.1" calcext:value-type="float">
            <text:p>0.1</text:p>
          </table:table-cell>
          <table:table-cell table:formula="of:=[.AU20]-[.AF20]" office:value-type="float" office:value="-0.000252672894824765" calcext:value-type="float">
            <text:p>-0.0002526729</text:p>
          </table:table-cell>
          <table:table-cell table:formula="of:=ABS([.AV20])/[.AF20]" office:value-type="float" office:value="0.00252036067995758" calcext:value-type="float">
            <text:p>0.0025203607</text:p>
          </table:table-cell>
          <table:table-cell table:formula="of:=[.AT20]/[.AK20]" office:value-type="float" office:value="0.00647692788821489" calcext:value-type="float">
            <text:p>0.0064769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.5" calcext:value-type="float">
            <text:p>32.5</text:p>
          </table:table-cell>
          <table:table-cell office:value-type="float" office:value="20" calcext:value-type="float">
            <text:p>20</text:p>
          </table:table-cell>
          <table:table-cell office:value-type="float" office:value="4.306" calcext:value-type="float">
            <text:p>4.30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-0.395295" calcext:value-type="float">
            <text:p>-0.395295</text:p>
          </table:table-cell>
          <table:table-cell office:value-type="float" office:value="-0.918554" calcext:value-type="float">
            <text:p>-0.918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5" calcext:value-type="float">
            <text:p>162.5</text:p>
          </table:table-cell>
          <table:table-cell office:value-type="float" office:value="-2640.625" calcext:value-type="float">
            <text:p>-2640.625</text:p>
          </table:table-cell>
          <table:table-cell office:value-type="float" office:value="-0.00115307" calcext:value-type="float">
            <text:p>-0.00115307</text:p>
          </table:table-cell>
          <table:table-cell office:value-type="float" office:value="0.000703536" calcext:value-type="float">
            <text:p>0.000703536</text:p>
          </table:table-cell>
          <table:table-cell office:value-type="float" office:value="162.498" calcext:value-type="float">
            <text:p>162.498</text:p>
          </table:table-cell>
          <table:table-cell office:value-type="float" office:value="3.1419" calcext:value-type="float">
            <text:p>3.1419</text:p>
          </table:table-cell>
          <table:table-cell office:value-type="float" office:value="1.57083" calcext:value-type="float">
            <text:p>1.57083</text:p>
          </table:table-cell>
          <table:table-cell office:value-type="float" office:value="0.250702" calcext:value-type="float">
            <text:p>0.250702</text:p>
          </table:table-cell>
          <table:table-cell office:value-type="float" office:value="0.249889" calcext:value-type="float">
            <text:p>0.249889</text:p>
          </table:table-cell>
          <table:table-cell office:value-type="float" office:value="26406" calcext:value-type="float">
            <text:p>26406</text:p>
          </table:table-cell>
          <table:table-cell office:value-type="float" office:value="13.1563" calcext:value-type="float">
            <text:p>13.1563</text:p>
          </table:table-cell>
          <table:table-cell office:value-type="float" office:value="2.46753" calcext:value-type="float">
            <text:p>2.46753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499888" calcext:value-type="float">
            <text:p>0.499888</text:p>
          </table:table-cell>
          <table:table-cell office:value-type="float" office:value="0.500154" calcext:value-type="float">
            <text:p>0.500154</text:p>
          </table:table-cell>
          <table:table-cell office:value-type="float" office:value="1.81241" calcext:value-type="float">
            <text:p>1.81241</text:p>
          </table:table-cell>
          <table:table-cell office:value-type="float" office:value="0.00344519" calcext:value-type="float">
            <text:p>0.00344519</text:p>
          </table:table-cell>
          <table:table-cell office:value-type="float" office:value="26406.4663253155" calcext:value-type="float">
            <text:p>26406.4663253155</text:p>
          </table:table-cell>
          <table:table-cell office:value-type="float" office:value="0.100094840686131" calcext:value-type="float">
            <text:p>0.1000948407</text:p>
          </table:table-cell>
          <table:table-cell office:value-type="float" office:value="0.0150326315993085" calcext:value-type="float">
            <text:p>0.0150326316</text:p>
          </table:table-cell>
          <table:table-cell office:value-type="float" office:value="0.0708071639548322" calcext:value-type="float">
            <text:p>0.070807164</text:p>
          </table:table-cell>
          <table:table-cell office:value-type="float" office:value="0.00136084860644343" calcext:value-type="float">
            <text:p>0.0013608486</text:p>
          </table:table-cell>
          <table:table-cell office:value-type="float" office:value="14.8152714372721" calcext:value-type="float">
            <text:p>14.8152714373</text:p>
          </table:table-cell>
          <table:table-cell office:value-type="float" office:value="1.08108108108108" calcext:value-type="float">
            <text:p>1.0810810811</text:p>
          </table:table-cell>
          <table:table-cell office:value-type="float" office:value="-0.000000000000183076" calcext:value-type="float">
            <text:p>-1.83076E-13</text:p>
          </table:table-cell>
          <table:table-cell office:value-type="float" office:value="0" calcext:value-type="float">
            <text:p>0</text:p>
          </table:table-cell>
          <table:table-cell office:value-type="float" office:value="0.199992" calcext:value-type="float">
            <text:p>0.19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125.8" calcext:value-type="float">
            <text:p>21125.8</text:p>
          </table:table-cell>
          <table:table-cell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office:value-type="float" office:value="0.00759200338545335" calcext:value-type="float">
            <text:p>0.0075920034</text:p>
          </table:table-cell>
          <table:table-cell office:value-type="float" office:value="0.1" calcext:value-type="float">
            <text:p>0.1</text:p>
          </table:table-cell>
          <table:table-cell table:formula="of:=[.AU21]-[.AF21]" office:value-type="float" office:value="-0.0000948406861311646" calcext:value-type="float">
            <text:p>-9.48406861311646E-05</text:p>
          </table:table-cell>
          <table:table-cell table:formula="of:=ABS([.AV21])/[.AF21]" office:value-type="float" office:value="0.00094750823799758" calcext:value-type="float">
            <text:p>0.0009475082</text:p>
          </table:table-cell>
          <table:table-cell table:formula="of:=[.AT21]/[.AK21]" office:value-type="float" office:value="0.00702260313154434" calcext:value-type="float">
            <text:p>0.0070226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552" calcext:value-type="float">
            <text:p>5.5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744383" calcext:value-type="float">
            <text:p>0.744383</text:p>
          </table:table-cell>
          <table:table-cell office:value-type="float" office:value="-0.667752" calcext:value-type="float">
            <text:p>-0.667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79952" calcext:value-type="float">
            <text:p>0.00079952</text:p>
          </table:table-cell>
          <table:table-cell office:value-type="float" office:value="0.000267257" calcext:value-type="float">
            <text:p>0.000267257</text:p>
          </table:table-cell>
          <table:table-cell office:value-type="float" office:value="49.9947" calcext:value-type="float">
            <text:p>49.9947</text:p>
          </table:table-cell>
          <table:table-cell office:value-type="float" office:value="3.14028" calcext:value-type="float">
            <text:p>3.14028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249838" calcext:value-type="float">
            <text:p>0.249838</text:p>
          </table:table-cell>
          <table:table-cell office:value-type="float" office:value="0.24986" calcext:value-type="float">
            <text:p>0.24986</text:p>
          </table:table-cell>
          <table:table-cell office:value-type="float" office:value="2499.73" calcext:value-type="float">
            <text:p>2499.73</text:p>
          </table:table-cell>
          <table:table-cell office:value-type="float" office:value="13.1492" calcext:value-type="float">
            <text:p>13.1492</text:p>
          </table:table-cell>
          <table:table-cell office:value-type="float" office:value="2.46751" calcext:value-type="float">
            <text:p>2.46751</text:p>
          </table:table-cell>
          <table:table-cell office:value-type="float" office:value="0.499837" calcext:value-type="float">
            <text:p>0.499837</text:p>
          </table:table-cell>
          <table:table-cell office:value-type="float" office:value="0.49986" calcext:value-type="float">
            <text:p>0.49986</text:p>
          </table:table-cell>
          <table:table-cell office:value-type="float" office:value="0.500457" calcext:value-type="float">
            <text:p>0.500457</text:p>
          </table:table-cell>
          <table:table-cell office:value-type="float" office:value="1.81324" calcext:value-type="float">
            <text:p>1.81324</text:p>
          </table:table-cell>
          <table:table-cell office:value-type="float" office:value="0.0111725" calcext:value-type="float">
            <text:p>0.0111725</text:p>
          </table:table-cell>
          <table:table-cell office:value-type="float" office:value="2500.2250893471" calcext:value-type="float">
            <text:p>2500.2250893471</text:p>
          </table:table-cell>
          <table:table-cell office:value-type="float" office:value="0.100027490569431" calcext:value-type="float">
            <text:p>0.1000274906</text:p>
          </table:table-cell>
          <table:table-cell office:value-type="float" office:value="0.0150150361482867" calcext:value-type="float">
            <text:p>0.0150150361</text:p>
          </table:table-cell>
          <table:table-cell office:value-type="float" office:value="0.0707780847343946" calcext:value-type="float">
            <text:p>0.0707780847</text:p>
          </table:table-cell>
          <table:table-cell office:value-type="float" office:value="0.000148617921470656" calcext:value-type="float">
            <text:p>0.0001486179</text:p>
          </table:table-cell>
          <table:table-cell office:value-type="float" office:value="0.176698292658064" calcext:value-type="float">
            <text:p>0.1766982927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658362" calcext:value-type="float">
            <text:p>6.58362E-14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1" calcext:value-type="float">
            <text:p>0.1</text:p>
          </table:table-cell>
          <table:table-cell table:formula="of:=[.AU22]-[.AF22]" office:value-type="float" office:value="-0.0000274905694305633" calcext:value-type="float">
            <text:p>-2.74905694305633E-05</text:p>
          </table:table-cell>
          <table:table-cell table:formula="of:=ABS([.AV22])/[.AF22]" office:value-type="float" office:value="0.000274830141934648" calcext:value-type="float">
            <text:p>0.0002748301</text:p>
          </table:table-cell>
          <table:table-cell table:formula="of:=[.AT22]/[.AK22]" office:value-type="float" office:value="0.0154212568767021" calcext:value-type="float">
            <text:p>0.0154212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20" calcext:value-type="float">
            <text:p>20</text:p>
          </table:table-cell>
          <table:table-cell office:value-type="float" office:value="5.552" calcext:value-type="float">
            <text:p>5.5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744383" calcext:value-type="float">
            <text:p>0.744383</text:p>
          </table:table-cell>
          <table:table-cell office:value-type="float" office:value="-0.667752" calcext:value-type="float">
            <text:p>-0.667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-390.625" calcext:value-type="float">
            <text:p>-390.625</text:p>
          </table:table-cell>
          <table:table-cell office:value-type="float" office:value="-0.0000456112" calcext:value-type="float">
            <text:p>-4.56112E-05</text:p>
          </table:table-cell>
          <table:table-cell office:value-type="float" office:value="0.000937799" calcext:value-type="float">
            <text:p>0.000937799</text:p>
          </table:table-cell>
          <table:table-cell office:value-type="float" office:value="62.4962" calcext:value-type="float">
            <text:p>62.4962</text:p>
          </table:table-cell>
          <table:table-cell office:value-type="float" office:value="3.14421" calcext:value-type="float">
            <text:p>3.14421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249459" calcext:value-type="float">
            <text:p>0.249459</text:p>
          </table:table-cell>
          <table:table-cell office:value-type="float" office:value="0.24937" calcext:value-type="float">
            <text:p>0.24937</text:p>
          </table:table-cell>
          <table:table-cell office:value-type="float" office:value="3906.03" calcext:value-type="float">
            <text:p>3906.03</text:p>
          </table:table-cell>
          <table:table-cell office:value-type="float" office:value="13.176" calcext:value-type="float">
            <text:p>13.176</text:p>
          </table:table-cell>
          <table:table-cell office:value-type="float" office:value="2.4675" calcext:value-type="float">
            <text:p>2.4675</text:p>
          </table:table-cell>
          <table:table-cell office:value-type="float" office:value="0.499458" calcext:value-type="float">
            <text:p>0.499458</text:p>
          </table:table-cell>
          <table:table-cell office:value-type="float" office:value="0.499369" calcext:value-type="float">
            <text:p>0.499369</text:p>
          </table:table-cell>
          <table:table-cell office:value-type="float" office:value="0.500161" calcext:value-type="float">
            <text:p>0.500161</text:p>
          </table:table-cell>
          <table:table-cell office:value-type="float" office:value="1.81382" calcext:value-type="float">
            <text:p>1.81382</text:p>
          </table:table-cell>
          <table:table-cell office:value-type="float" office:value="0.00892113" calcext:value-type="float">
            <text:p>0.00892113</text:p>
          </table:table-cell>
          <table:table-cell office:value-type="float" office:value="3906.52934183613" calcext:value-type="float">
            <text:p>3906.5293418361</text:p>
          </table:table-cell>
          <table:table-cell office:value-type="float" office:value="0.0998898604062389" calcext:value-type="float">
            <text:p>0.0998898604</text:p>
          </table:table-cell>
          <table:table-cell office:value-type="float" office:value="0.0149573191052224" calcext:value-type="float">
            <text:p>0.0149573191</text:p>
          </table:table-cell>
          <table:table-cell office:value-type="float" office:value="0.0705644024508426" calcext:value-type="float">
            <text:p>0.0705644025</text:p>
          </table:table-cell>
          <table:table-cell office:value-type="float" office:value="0.000157732039752557" calcext:value-type="float">
            <text:p>0.000157732</text:p>
          </table:table-cell>
          <table:table-cell office:value-type="float" office:value="0.199035170916018" calcext:value-type="float">
            <text:p>0.1990351709</text:p>
          </table:table-cell>
          <table:table-cell office:value-type="float" office:value="1.42857142857143" calcext:value-type="float">
            <text:p>1.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86962" calcext:value-type="float">
            <text:p>1.86962E-13</text:p>
          </table:table-cell>
          <table:table-cell office:value-type="float" office:value="0.199949" calcext:value-type="float">
            <text:p>0.19994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125.8" calcext:value-type="float">
            <text:p>3125.8</text:p>
          </table:table-cell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0.0197392088021787" calcext:value-type="float">
            <text:p>0.0197392088</text:p>
          </table:table-cell>
          <table:table-cell office:value-type="float" office:value="0.1" calcext:value-type="float">
            <text:p>0.1</text:p>
          </table:table-cell>
          <table:table-cell table:formula="of:=[.AU23]-[.AF23]" office:value-type="float" office:value="0.000110139593761119" calcext:value-type="float">
            <text:p>0.0001101396</text:p>
          </table:table-cell>
          <table:table-cell table:formula="of:=ABS([.AV23])/[.AF23]" office:value-type="float" office:value="0.00110261034816943" calcext:value-type="float">
            <text:p>0.0011026103</text:p>
          </table:table-cell>
          <table:table-cell table:formula="of:=[.AT23]/[.AK23]" office:value-type="float" office:value="0.0138174461615251" calcext:value-type="float">
            <text:p>0.01381744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.552" calcext:value-type="float">
            <text:p>5.5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744383" calcext:value-type="float">
            <text:p>0.744383</text:p>
          </table:table-cell>
          <table:table-cell office:value-type="float" office:value="-0.667752" calcext:value-type="float">
            <text:p>-0.667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-562.5" calcext:value-type="float">
            <text:p>-562.5</text:p>
          </table:table-cell>
          <table:table-cell office:value-type="float" office:value="-0.000286554" calcext:value-type="float">
            <text:p>-0.000286554</text:p>
          </table:table-cell>
          <table:table-cell office:value-type="float" office:value="0.000102802" calcext:value-type="float">
            <text:p>0.000102802</text:p>
          </table:table-cell>
          <table:table-cell office:value-type="float" office:value="74.9969" calcext:value-type="float">
            <text:p>74.9969</text:p>
          </table:table-cell>
          <table:table-cell office:value-type="float" office:value="3.14394" calcext:value-type="float">
            <text:p>3.14394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250207" calcext:value-type="float">
            <text:p>0.250207</text:p>
          </table:table-cell>
          <table:table-cell office:value-type="float" office:value="0.250432" calcext:value-type="float">
            <text:p>0.250432</text:p>
          </table:table-cell>
          <table:table-cell office:value-type="float" office:value="5624.79" calcext:value-type="float">
            <text:p>5624.79</text:p>
          </table:table-cell>
          <table:table-cell office:value-type="float" office:value="13.1732" calcext:value-type="float">
            <text:p>13.1732</text:p>
          </table:table-cell>
          <table:table-cell office:value-type="float" office:value="2.46742" calcext:value-type="float">
            <text:p>2.46742</text:p>
          </table:table-cell>
          <table:table-cell office:value-type="float" office:value="0.500206" calcext:value-type="float">
            <text:p>0.500206</text:p>
          </table:table-cell>
          <table:table-cell office:value-type="float" office:value="0.500432" calcext:value-type="float">
            <text:p>0.500432</text:p>
          </table:table-cell>
          <table:table-cell office:value-type="float" office:value="0.500156" calcext:value-type="float">
            <text:p>0.500156</text:p>
          </table:table-cell>
          <table:table-cell office:value-type="float" office:value="1.81353" calcext:value-type="float">
            <text:p>1.81353</text:p>
          </table:table-cell>
          <table:table-cell office:value-type="float" office:value="0.00745803" calcext:value-type="float">
            <text:p>0.00745803</text:p>
          </table:table-cell>
          <table:table-cell office:value-type="float" office:value="5625.29048610976" calcext:value-type="float">
            <text:p>5625.2904861098</text:p>
          </table:table-cell>
          <table:table-cell office:value-type="float" office:value="0.100128428571376" calcext:value-type="float">
            <text:p>0.1001284286</text:p>
          </table:table-cell>
          <table:table-cell office:value-type="float" office:value="0.0150506860504459" calcext:value-type="float">
            <text:p>0.0150506861</text:p>
          </table:table-cell>
          <table:table-cell office:value-type="float" office:value="0.0708871204258774" calcext:value-type="float">
            <text:p>0.0708871204</text:p>
          </table:table-cell>
          <table:table-cell office:value-type="float" office:value="0.000134672329264848" calcext:value-type="float">
            <text:p>0.0001346723</text:p>
          </table:table-cell>
          <table:table-cell office:value-type="float" office:value="0.145093090156956" calcext:value-type="float">
            <text:p>0.1450930902</text:p>
          </table:table-cell>
          <table:table-cell office:value-type="float" office:value="1.50943396226415" calcext:value-type="float">
            <text:p>1.5094339623</text:p>
          </table:table-cell>
          <table:table-cell office:value-type="float" office:value="-0.000000000000728889" calcext:value-type="float">
            <text:p>-7.28889E-13</text:p>
          </table:table-cell>
          <table:table-cell office:value-type="float" office:value="0" calcext:value-type="float">
            <text:p>0</text:p>
          </table:table-cell>
          <table:table-cell office:value-type="float" office:value="0.199964" calcext:value-type="float">
            <text:p>0.19996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00.8" calcext:value-type="float">
            <text:p>4500.8</text:p>
          </table:table-cell>
          <table:table-cell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0.0164493406684823" calcext:value-type="float">
            <text:p>0.0164493407</text:p>
          </table:table-cell>
          <table:table-cell office:value-type="float" office:value="0.1" calcext:value-type="float">
            <text:p>0.1</text:p>
          </table:table-cell>
          <table:table-cell table:formula="of:=[.AU24]-[.AF24]" office:value-type="float" office:value="-0.000128428571375586" calcext:value-type="float">
            <text:p>-0.0001284286</text:p>
          </table:table-cell>
          <table:table-cell table:formula="of:=ABS([.AV24])/[.AF24]" office:value-type="float" office:value="0.00128263843953205" calcext:value-type="float">
            <text:p>0.0012826384</text:p>
          </table:table-cell>
          <table:table-cell table:formula="of:=[.AT24]/[.AK24]" office:value-type="float" office:value="0.0108976881928695" calcext:value-type="float">
            <text:p>0.0108976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5.552" calcext:value-type="float">
            <text:p>5.5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744383" calcext:value-type="float">
            <text:p>0.744383</text:p>
          </table:table-cell>
          <table:table-cell office:value-type="float" office:value="-0.667752" calcext:value-type="float">
            <text:p>-0.667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-765.625" calcext:value-type="float">
            <text:p>-765.625</text:p>
          </table:table-cell>
          <table:table-cell office:value-type="float" office:value="0.000338405" calcext:value-type="float">
            <text:p>0.000338405</text:p>
          </table:table-cell>
          <table:table-cell office:value-type="float" office:value="-0.0012012" calcext:value-type="float">
            <text:p>-0.0012012</text:p>
          </table:table-cell>
          <table:table-cell office:value-type="float" office:value="87.4972" calcext:value-type="float">
            <text:p>87.4972</text:p>
          </table:table-cell>
          <table:table-cell office:value-type="float" office:value="3.14453" calcext:value-type="float">
            <text:p>3.14453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24975" calcext:value-type="float">
            <text:p>0.24975</text:p>
          </table:table-cell>
          <table:table-cell office:value-type="float" office:value="0.249994" calcext:value-type="float">
            <text:p>0.249994</text:p>
          </table:table-cell>
          <table:table-cell office:value-type="float" office:value="7656" calcext:value-type="float">
            <text:p>7656</text:p>
          </table:table-cell>
          <table:table-cell office:value-type="float" office:value="13.1771" calcext:value-type="float">
            <text:p>13.1771</text:p>
          </table:table-cell>
          <table:table-cell office:value-type="float" office:value="2.46749" calcext:value-type="float">
            <text:p>2.46749</text:p>
          </table:table-cell>
          <table:table-cell office:value-type="float" office:value="0.49975" calcext:value-type="float">
            <text:p>0.49975</text:p>
          </table:table-cell>
          <table:table-cell office:value-type="float" office:value="0.499993" calcext:value-type="float">
            <text:p>0.499993</text:p>
          </table:table-cell>
          <table:table-cell office:value-type="float" office:value="0.49975" calcext:value-type="float">
            <text:p>0.49975</text:p>
          </table:table-cell>
          <table:table-cell office:value-type="float" office:value="1.81358" calcext:value-type="float">
            <text:p>1.81358</text:p>
          </table:table-cell>
          <table:table-cell office:value-type="float" office:value="0.00638412" calcext:value-type="float">
            <text:p>0.00638412</text:p>
          </table:table-cell>
          <table:table-cell office:value-type="float" office:value="7656.50127819741" calcext:value-type="float">
            <text:p>7656.5012781974</text:p>
          </table:table-cell>
          <table:table-cell office:value-type="float" office:value="0.0999514930486262" calcext:value-type="float">
            <text:p>0.099951493</text:p>
          </table:table-cell>
          <table:table-cell office:value-type="float" office:value="0.0149835615702764" calcext:value-type="float">
            <text:p>0.0149835616</text:p>
          </table:table-cell>
          <table:table-cell office:value-type="float" office:value="0.070663007349156" calcext:value-type="float">
            <text:p>0.0706630073</text:p>
          </table:table-cell>
          <table:table-cell office:value-type="float" office:value="0.000119576766323921" calcext:value-type="float">
            <text:p>0.0001195768</text:p>
          </table:table-cell>
          <table:table-cell office:value-type="float" office:value="0.114388824355886" calcext:value-type="float">
            <text:p>0.1143888244</text:p>
          </table:table-cell>
          <table:table-cell office:value-type="float" office:value="1.14285714285714" calcext:value-type="float">
            <text:p>1.1428571429</text:p>
          </table:table-cell>
          <table:table-cell office:value-type="float" office:value="-0.00000000000105282" calcext:value-type="float">
            <text:p>-1.05282E-12</text:p>
          </table:table-cell>
          <table:table-cell office:value-type="float" office:value="0" calcext:value-type="float">
            <text:p>0</text:p>
          </table:table-cell>
          <table:table-cell office:value-type="float" office:value="0.199974" calcext:value-type="float">
            <text:p>0.19997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6125.8" calcext:value-type="float">
            <text:p>6125.8</text:p>
          </table:table-cell>
          <table:table-cell office:value-type="float" office:value="48.999999999999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float" office:value="0.0140994348586991" calcext:value-type="float">
            <text:p>0.0140994349</text:p>
          </table:table-cell>
          <table:table-cell office:value-type="float" office:value="0.1" calcext:value-type="float">
            <text:p>0.1</text:p>
          </table:table-cell>
          <table:table-cell table:formula="of:=[.AU25]-[.AF25]" office:value-type="float" office:value="0.0000485069513738029" calcext:value-type="float">
            <text:p>0.000048507</text:p>
          </table:table-cell>
          <table:table-cell table:formula="of:=ABS([.AV25])/[.AF25]" office:value-type="float" office:value="0.000485304920359762" calcext:value-type="float">
            <text:p>0.0004853049</text:p>
          </table:table-cell>
          <table:table-cell table:formula="of:=[.AT25]/[.AK25]" office:value-type="float" office:value="0.0123370055013617" calcext:value-type="float">
            <text:p>0.0123370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.552" calcext:value-type="float">
            <text:p>5.5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744383" calcext:value-type="float">
            <text:p>0.744383</text:p>
          </table:table-cell>
          <table:table-cell office:value-type="float" office:value="-0.667752" calcext:value-type="float">
            <text:p>-0.667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1000" calcext:value-type="float">
            <text:p>-1000</text:p>
          </table:table-cell>
          <table:table-cell office:value-type="float" office:value="0.000136415" calcext:value-type="float">
            <text:p>0.000136415</text:p>
          </table:table-cell>
          <table:table-cell office:value-type="float" office:value="-0.000477708" calcext:value-type="float">
            <text:p>-0.000477708</text:p>
          </table:table-cell>
          <table:table-cell office:value-type="float" office:value="99.9977" calcext:value-type="float">
            <text:p>99.9977</text:p>
          </table:table-cell>
          <table:table-cell office:value-type="float" office:value="3.14344" calcext:value-type="float">
            <text:p>3.14344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249699" calcext:value-type="float">
            <text:p>0.249699</text:p>
          </table:table-cell>
          <table:table-cell office:value-type="float" office:value="0.249593" calcext:value-type="float">
            <text:p>0.249593</text:p>
          </table:table-cell>
          <table:table-cell office:value-type="float" office:value="9999.79" calcext:value-type="float">
            <text:p>9999.79</text:p>
          </table:table-cell>
          <table:table-cell office:value-type="float" office:value="13.1652" calcext:value-type="float">
            <text:p>13.1652</text:p>
          </table:table-cell>
          <table:table-cell office:value-type="float" office:value="2.46743" calcext:value-type="float">
            <text:p>2.46743</text:p>
          </table:table-cell>
          <table:table-cell office:value-type="float" office:value="0.499699" calcext:value-type="float">
            <text:p>0.499699</text:p>
          </table:table-cell>
          <table:table-cell office:value-type="float" office:value="0.499593" calcext:value-type="float">
            <text:p>0.499593</text:p>
          </table:table-cell>
          <table:table-cell office:value-type="float" office:value="0.500092" calcext:value-type="float">
            <text:p>0.500092</text:p>
          </table:table-cell>
          <table:table-cell office:value-type="float" office:value="1.81216" calcext:value-type="float">
            <text:p>1.81216</text:p>
          </table:table-cell>
          <table:table-cell office:value-type="float" office:value="0.00558157" calcext:value-type="float">
            <text:p>0.00558157</text:p>
          </table:table-cell>
          <table:table-cell office:value-type="float" office:value="10000.2920303705" calcext:value-type="float">
            <text:p>10000.2920303705</text:p>
          </table:table-cell>
          <table:table-cell office:value-type="float" office:value="0.0998917353475983" calcext:value-type="float">
            <text:p>0.0998917353</text:p>
          </table:table-cell>
          <table:table-cell office:value-type="float" office:value="0.014965984921211" calcext:value-type="float">
            <text:p>0.0149659849</text:p>
          </table:table-cell>
          <table:table-cell office:value-type="float" office:value="0.0706231274474333" calcext:value-type="float">
            <text:p>0.0706231274</text:p>
          </table:table-cell>
          <table:table-cell office:value-type="float" office:value="0.000130182388274312" calcext:value-type="float">
            <text:p>0.0001301824</text:p>
          </table:table-cell>
          <table:table-cell office:value-type="float" office:value="0.13557963373443" calcext:value-type="float">
            <text:p>0.1355796337</text:p>
          </table:table-cell>
          <table:table-cell office:value-type="float" office:value="1.53846153846154" calcext:value-type="float">
            <text:p>1.53846153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32834" calcext:value-type="float">
            <text:p>1.32834E-12</text:p>
          </table:table-cell>
          <table:table-cell office:value-type="float" office:value="0.19998" calcext:value-type="float">
            <text:p>0.1999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8000.8" calcext:value-type="float">
            <text:p>8000.8</text:p>
          </table:table-cell>
          <table:table-cell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0.0123370055013617" calcext:value-type="float">
            <text:p>0.0123370055</text:p>
          </table:table-cell>
          <table:table-cell office:value-type="float" office:value="0.1" calcext:value-type="float">
            <text:p>0.1</text:p>
          </table:table-cell>
          <table:table-cell table:formula="of:=[.AU26]-[.AF26]" office:value-type="float" office:value="0.000108264652401754" calcext:value-type="float">
            <text:p>0.0001082647</text:p>
          </table:table-cell>
          <table:table-cell table:formula="of:=ABS([.AV26])/[.AF26]" office:value-type="float" office:value="0.0010838199178843" calcext:value-type="float">
            <text:p>0.0010838199</text:p>
          </table:table-cell>
          <table:table-cell table:formula="of:=[.AT26]/[.AK26]" office:value-type="float" office:value="0.0080190535758851" calcext:value-type="float">
            <text:p>0.0080190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office:value-type="float" office:value="5.552" calcext:value-type="float">
            <text:p>5.5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744383" calcext:value-type="float">
            <text:p>0.744383</text:p>
          </table:table-cell>
          <table:table-cell office:value-type="float" office:value="-0.667752" calcext:value-type="float">
            <text:p>-0.667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  <table:table-cell office:value-type="float" office:value="-1265.625" calcext:value-type="float">
            <text:p>-1265.625</text:p>
          </table:table-cell>
          <table:table-cell office:value-type="float" office:value="-0.000627098" calcext:value-type="float">
            <text:p>-0.000627098</text:p>
          </table:table-cell>
          <table:table-cell office:value-type="float" office:value="0.000791817" calcext:value-type="float">
            <text:p>0.000791817</text:p>
          </table:table-cell>
          <table:table-cell office:value-type="float" office:value="112.497" calcext:value-type="float">
            <text:p>112.497</text:p>
          </table:table-cell>
          <table:table-cell office:value-type="float" office:value="3.14054" calcext:value-type="float">
            <text:p>3.14054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251038" calcext:value-type="float">
            <text:p>0.251038</text:p>
          </table:table-cell>
          <table:table-cell office:value-type="float" office:value="0.250768" calcext:value-type="float">
            <text:p>0.250768</text:p>
          </table:table-cell>
          <table:table-cell office:value-type="float" office:value="12655.9" calcext:value-type="float">
            <text:p>12655.9</text:p>
          </table:table-cell>
          <table:table-cell office:value-type="float" office:value="13.154" calcext:value-type="float">
            <text:p>13.154</text:p>
          </table:table-cell>
          <table:table-cell office:value-type="float" office:value="2.46741" calcext:value-type="float">
            <text:p>2.46741</text:p>
          </table:table-cell>
          <table:table-cell office:value-type="float" office:value="0.501036" calcext:value-type="float">
            <text:p>0.501036</text:p>
          </table:table-cell>
          <table:table-cell office:value-type="float" office:value="0.500767" calcext:value-type="float">
            <text:p>0.500767</text:p>
          </table:table-cell>
          <table:table-cell office:value-type="float" office:value="0.5" calcext:value-type="float">
            <text:p>0.5</text:p>
          </table:table-cell>
          <table:table-cell office:value-type="float" office:value="1.81413" calcext:value-type="float">
            <text:p>1.81413</text:p>
          </table:table-cell>
          <table:table-cell office:value-type="float" office:value="0.00499283" calcext:value-type="float">
            <text:p>0.00499283</text:p>
          </table:table-cell>
          <table:table-cell office:value-type="float" office:value="12656.4241292309" calcext:value-type="float">
            <text:p>12656.4241292309</text:p>
          </table:table-cell>
          <table:table-cell office:value-type="float" office:value="0.100253139837424" calcext:value-type="float">
            <text:p>0.1002531398</text:p>
          </table:table-cell>
          <table:table-cell office:value-type="float" office:value="0.0150765588961716" calcext:value-type="float">
            <text:p>0.0150765589</text:p>
          </table:table-cell>
          <table:table-cell office:value-type="float" office:value="0.0708933484109018" calcext:value-type="float">
            <text:p>0.0708933484</text:p>
          </table:table-cell>
          <table:table-cell office:value-type="float" office:value="0.000345038963984661" calcext:value-type="float">
            <text:p>0.000345039</text:p>
          </table:table-cell>
          <table:table-cell office:value-type="float" office:value="0.952415093340864" calcext:value-type="float">
            <text:p>0.9524150933</text:p>
          </table:table-cell>
          <table:table-cell office:value-type="float" office:value="1.23076923076923" calcext:value-type="float">
            <text:p>1.2307692308</text:p>
          </table:table-cell>
          <table:table-cell office:value-type="float" office:value="-0.00000000000183508" calcext:value-type="float">
            <text:p>-1.83508E-12</text:p>
          </table:table-cell>
          <table:table-cell office:value-type="float" office:value="0" calcext:value-type="float">
            <text:p>0</text:p>
          </table:table-cell>
          <table:table-cell office:value-type="float" office:value="0.199984" calcext:value-type="float">
            <text:p>0.19998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0125.8" calcext:value-type="float">
            <text:p>10125.8</text:p>
          </table:table-cell>
          <table:table-cell office:value-type="float" office:value="80.9999999999999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0.0109662271123215" calcext:value-type="float">
            <text:p>0.0109662271</text:p>
          </table:table-cell>
          <table:table-cell office:value-type="float" office:value="0.1" calcext:value-type="float">
            <text:p>0.1</text:p>
          </table:table-cell>
          <table:table-cell table:formula="of:=[.AU27]-[.AF27]" office:value-type="float" office:value="-0.00025313983742388" calcext:value-type="float">
            <text:p>-0.0002531398</text:p>
          </table:table-cell>
          <table:table-cell table:formula="of:=ABS([.AV27])/[.AF27]" office:value-type="float" office:value="0.00252500657669561" calcext:value-type="float">
            <text:p>0.0025250066</text:p>
          </table:table-cell>
          <table:table-cell table:formula="of:=[.AT27]/[.AK27]" office:value-type="float" office:value="0.00891005952876123" calcext:value-type="float">
            <text:p>0.00891005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.552" calcext:value-type="float">
            <text:p>5.5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744383" calcext:value-type="float">
            <text:p>0.744383</text:p>
          </table:table-cell>
          <table:table-cell office:value-type="float" office:value="-0.667752" calcext:value-type="float">
            <text:p>-0.667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-1562.5" calcext:value-type="float">
            <text:p>-1562.5</text:p>
          </table:table-cell>
          <table:table-cell office:value-type="float" office:value="-0.000409312" calcext:value-type="float">
            <text:p>-0.000409312</text:p>
          </table:table-cell>
          <table:table-cell office:value-type="float" office:value="-0.00076268" calcext:value-type="float">
            <text:p>-0.00076268</text:p>
          </table:table-cell>
          <table:table-cell office:value-type="float" office:value="124.998" calcext:value-type="float">
            <text:p>124.998</text:p>
          </table:table-cell>
          <table:table-cell office:value-type="float" office:value="3.13888" calcext:value-type="float">
            <text:p>3.13888</text:p>
          </table:table-cell>
          <table:table-cell office:value-type="float" office:value="1.57082" calcext:value-type="float">
            <text:p>1.57082</text:p>
          </table:table-cell>
          <table:table-cell office:value-type="float" office:value="0.250601" calcext:value-type="float">
            <text:p>0.250601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15624.8" calcext:value-type="float">
            <text:p>15624.8</text:p>
          </table:table-cell>
          <table:table-cell office:value-type="float" office:value="13.1362" calcext:value-type="float">
            <text:p>13.1362</text:p>
          </table:table-cell>
          <table:table-cell office:value-type="float" office:value="2.4675" calcext:value-type="float">
            <text:p>2.4675</text:p>
          </table:table-cell>
          <table:table-cell office:value-type="float" office:value="0.5006" calcext:value-type="float">
            <text:p>0.5006</text:p>
          </table:table-cell>
          <table:table-cell office:value-type="float" office:value="0.49993" calcext:value-type="float">
            <text:p>0.49993</text:p>
          </table:table-cell>
          <table:table-cell office:value-type="float" office:value="0.499934" calcext:value-type="float">
            <text:p>0.499934</text:p>
          </table:table-cell>
          <table:table-cell office:value-type="float" office:value="1.81207" calcext:value-type="float">
            <text:p>1.81207</text:p>
          </table:table-cell>
          <table:table-cell office:value-type="float" office:value="0.00447523" calcext:value-type="float">
            <text:p>0.00447523</text:p>
          </table:table-cell>
          <table:table-cell office:value-type="float" office:value="15625.3276086394" calcext:value-type="float">
            <text:p>15625.3276086394</text:p>
          </table:table-cell>
          <table:table-cell office:value-type="float" office:value="0.10005503858692" calcext:value-type="float">
            <text:p>0.1000550386</text:p>
          </table:table-cell>
          <table:table-cell office:value-type="float" office:value="0.0150159914972546" calcext:value-type="float">
            <text:p>0.0150159915</text:p>
          </table:table-cell>
          <table:table-cell office:value-type="float" office:value="0.0707458885775311" calcext:value-type="float">
            <text:p>0.0707458886</text:p>
          </table:table-cell>
          <table:table-cell office:value-type="float" office:value="0.000271626920244117" calcext:value-type="float">
            <text:p>0.0002716269</text:p>
          </table:table-cell>
          <table:table-cell office:value-type="float" office:value="0.590249470410432" calcext:value-type="float">
            <text:p>0.5902494704</text:p>
          </table:table-cell>
          <table:table-cell office:value-type="float" office:value="1.03896103896104" calcext:value-type="float">
            <text:p>1.038961039</text:p>
          </table:table-cell>
          <table:table-cell office:value-type="float" office:value="-0.00000000000269997" calcext:value-type="float">
            <text:p>-2.69997E-12</text:p>
          </table:table-cell>
          <table:table-cell office:value-type="float" office:value="0" calcext:value-type="float">
            <text:p>0</text:p>
          </table:table-cell>
          <table:table-cell office:value-type="float" office:value="0.199987" calcext:value-type="float">
            <text:p>0.19998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2500.8" calcext:value-type="float">
            <text:p>12500.8</text:p>
          </table:table-cell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.00986960440108936" calcext:value-type="float">
            <text:p>0.0098696044</text:p>
          </table:table-cell>
          <table:table-cell office:value-type="float" office:value="0.1" calcext:value-type="float">
            <text:p>0.1</text:p>
          </table:table-cell>
          <table:table-cell table:formula="of:=[.AU28]-[.AF28]" office:value-type="float" office:value="-0.0000550385869203945" calcext:value-type="float">
            <text:p>-5.50385869203945E-05</text:p>
          </table:table-cell>
          <table:table-cell table:formula="of:=ABS([.AV28])/[.AF28]" office:value-type="float" office:value="0.000550083111232635" calcext:value-type="float">
            <text:p>0.0005500831</text:p>
          </table:table-cell>
          <table:table-cell table:formula="of:=[.AT28]/[.AK28]" office:value-type="float" office:value="0.0094994942360485" calcext:value-type="float">
            <text:p>0.0094994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20" calcext:value-type="float">
            <text:p>20</text:p>
          </table:table-cell>
          <table:table-cell office:value-type="float" office:value="5.552" calcext:value-type="float">
            <text:p>5.5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744383" calcext:value-type="float">
            <text:p>0.744383</text:p>
          </table:table-cell>
          <table:table-cell office:value-type="float" office:value="-0.667752" calcext:value-type="float">
            <text:p>-0.667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5" calcext:value-type="float">
            <text:p>137.5</text:p>
          </table:table-cell>
          <table:table-cell office:value-type="float" office:value="-1890.625" calcext:value-type="float">
            <text:p>-1890.625</text:p>
          </table:table-cell>
          <table:table-cell office:value-type="float" office:value="-0.000932442" calcext:value-type="float">
            <text:p>-0.000932442</text:p>
          </table:table-cell>
          <table:table-cell office:value-type="float" office:value="-0.000448566" calcext:value-type="float">
            <text:p>-0.000448566</text:p>
          </table:table-cell>
          <table:table-cell office:value-type="float" office:value="137.498" calcext:value-type="float">
            <text:p>137.498</text:p>
          </table:table-cell>
          <table:table-cell office:value-type="float" office:value="3.1401" calcext:value-type="float">
            <text:p>3.1401</text:p>
          </table:table-cell>
          <table:table-cell office:value-type="float" office:value="1.57082" calcext:value-type="float">
            <text:p>1.57082</text:p>
          </table:table-cell>
          <table:table-cell office:value-type="float" office:value="0.249756" calcext:value-type="float">
            <text:p>0.249756</text:p>
          </table:table-cell>
          <table:table-cell office:value-type="float" office:value="0.249716" calcext:value-type="float">
            <text:p>0.249716</text:p>
          </table:table-cell>
          <table:table-cell office:value-type="float" office:value="18905.9" calcext:value-type="float">
            <text:p>18905.9</text:p>
          </table:table-cell>
          <table:table-cell office:value-type="float" office:value="13.1523" calcext:value-type="float">
            <text:p>13.1523</text:p>
          </table:table-cell>
          <table:table-cell office:value-type="float" office:value="2.46748" calcext:value-type="float">
            <text:p>2.46748</text:p>
          </table:table-cell>
          <table:table-cell office:value-type="float" office:value="0.499755" calcext:value-type="float">
            <text:p>0.499755</text:p>
          </table:table-cell>
          <table:table-cell office:value-type="float" office:value="0.499716" calcext:value-type="float">
            <text:p>0.499716</text:p>
          </table:table-cell>
          <table:table-cell office:value-type="float" office:value="0.50003" calcext:value-type="float">
            <text:p>0.50003</text:p>
          </table:table-cell>
          <table:table-cell office:value-type="float" office:value="1.8144" calcext:value-type="float">
            <text:p>1.8144</text:p>
          </table:table-cell>
          <table:table-cell office:value-type="float" office:value="0.00406187" calcext:value-type="float">
            <text:p>0.00406187</text:p>
          </table:table-cell>
          <table:table-cell office:value-type="float" office:value="18906.4164439281" calcext:value-type="float">
            <text:p>18906.4164439281</text:p>
          </table:table-cell>
          <table:table-cell office:value-type="float" office:value="0.0999522584775385" calcext:value-type="float">
            <text:p>0.0999522585</text:p>
          </table:table-cell>
          <table:table-cell office:value-type="float" office:value="0.0149597224846429" calcext:value-type="float">
            <text:p>0.0149597225</text:p>
          </table:table-cell>
          <table:table-cell office:value-type="float" office:value="0.0704930387334968" calcext:value-type="float">
            <text:p>0.0704930387</text:p>
          </table:table-cell>
          <table:table-cell office:value-type="float" office:value="0.000896684361742636" calcext:value-type="float">
            <text:p>0.0008966844</text:p>
          </table:table-cell>
          <table:table-cell office:value-type="float" office:value="6.43234275675039" calcext:value-type="float">
            <text:p>6.4323427568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-0.00000000000163637" calcext:value-type="float">
            <text:p>-1.63637E-12</text:p>
          </table:table-cell>
          <table:table-cell office:value-type="float" office:value="0" calcext:value-type="float">
            <text:p>0</text:p>
          </table:table-cell>
          <table:table-cell office:value-type="float" office:value="0.199989" calcext:value-type="float">
            <text:p>0.19998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5125.8" calcext:value-type="float">
            <text:p>15125.8</text:p>
          </table:table-cell>
          <table:table-cell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float" office:value="0.00897236763735396" calcext:value-type="float">
            <text:p>0.0089723676</text:p>
          </table:table-cell>
          <table:table-cell office:value-type="float" office:value="0.1" calcext:value-type="float">
            <text:p>0.1</text:p>
          </table:table-cell>
          <table:table-cell table:formula="of:=[.AU29]-[.AF29]" office:value-type="float" office:value="0.000047741522461453" calcext:value-type="float">
            <text:p>4.7741522461453E-05</text:p>
          </table:table-cell>
          <table:table-cell table:formula="of:=ABS([.AV29])/[.AF29]" office:value-type="float" office:value="0.000477643258778205" calcext:value-type="float">
            <text:p>0.0004776433</text:p>
          </table:table-cell>
          <table:table-cell table:formula="of:=[.AT29]/[.AK29]" office:value-type="float" office:value="0.00807513087361856" calcext:value-type="float">
            <text:p>0.0080751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.552" calcext:value-type="float">
            <text:p>5.5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744383" calcext:value-type="float">
            <text:p>0.744383</text:p>
          </table:table-cell>
          <table:table-cell office:value-type="float" office:value="-0.667752" calcext:value-type="float">
            <text:p>-0.667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-2250" calcext:value-type="float">
            <text:p>-2250</text:p>
          </table:table-cell>
          <table:table-cell office:value-type="float" office:value="0.00016265" calcext:value-type="float">
            <text:p>0.00016265</text:p>
          </table:table-cell>
          <table:table-cell office:value-type="float" office:value="-0.0000814382" calcext:value-type="float">
            <text:p>-8.14382E-05</text:p>
          </table:table-cell>
          <table:table-cell office:value-type="float" office:value="149.998" calcext:value-type="float">
            <text:p>149.998</text:p>
          </table:table-cell>
          <table:table-cell office:value-type="float" office:value="3.14296" calcext:value-type="float">
            <text:p>3.14296</text:p>
          </table:table-cell>
          <table:table-cell office:value-type="float" office:value="1.57084" calcext:value-type="float">
            <text:p>1.57084</text:p>
          </table:table-cell>
          <table:table-cell office:value-type="float" office:value="0.250234" calcext:value-type="float">
            <text:p>0.250234</text:p>
          </table:table-cell>
          <table:table-cell office:value-type="float" office:value="0.250295" calcext:value-type="float">
            <text:p>0.250295</text:p>
          </table:table-cell>
          <table:table-cell office:value-type="float" office:value="22499.7" calcext:value-type="float">
            <text:p>22499.7</text:p>
          </table:table-cell>
          <table:table-cell office:value-type="float" office:value="13.1689" calcext:value-type="float">
            <text:p>13.1689</text:p>
          </table:table-cell>
          <table:table-cell office:value-type="float" office:value="2.46754" calcext:value-type="float">
            <text:p>2.46754</text:p>
          </table:table-cell>
          <table:table-cell office:value-type="float" office:value="0.500234" calcext:value-type="float">
            <text:p>0.500234</text:p>
          </table:table-cell>
          <table:table-cell office:value-type="float" office:value="0.500295" calcext:value-type="float">
            <text:p>0.500295</text:p>
          </table:table-cell>
          <table:table-cell office:value-type="float" office:value="0.500223" calcext:value-type="float">
            <text:p>0.500223</text:p>
          </table:table-cell>
          <table:table-cell office:value-type="float" office:value="1.81403" calcext:value-type="float">
            <text:p>1.81403</text:p>
          </table:table-cell>
          <table:table-cell office:value-type="float" office:value="0.00373175" calcext:value-type="float">
            <text:p>0.00373175</text:p>
          </table:table-cell>
          <table:table-cell office:value-type="float" office:value="22500.2443508761" calcext:value-type="float">
            <text:p>22500.2443508761</text:p>
          </table:table-cell>
          <table:table-cell office:value-type="float" office:value="0.100101037512638" calcext:value-type="float">
            <text:p>0.1001010375</text:p>
          </table:table-cell>
          <table:table-cell office:value-type="float" office:value="0.0150325457041836" calcext:value-type="float">
            <text:p>0.0150325457</text:p>
          </table:table-cell>
          <table:table-cell office:value-type="float" office:value="0.0707977965269897" calcext:value-type="float">
            <text:p>0.0707977965</text:p>
          </table:table-cell>
          <table:table-cell office:value-type="float" office:value="0.000285266669888764" calcext:value-type="float">
            <text:p>0.0002852667</text:p>
          </table:table-cell>
          <table:table-cell office:value-type="float" office:value="0.651016583595399" calcext:value-type="float">
            <text:p>0.6510165836</text:p>
          </table:table-cell>
          <table:table-cell office:value-type="float" office:value="1.86046511627907" calcext:value-type="float">
            <text:p>1.8604651163</text:p>
          </table:table-cell>
          <table:table-cell office:value-type="float" office:value="-0.000000000000945215" calcext:value-type="float">
            <text:p>-9.45215E-13</text:p>
          </table:table-cell>
          <table:table-cell office:value-type="float" office:value="0" calcext:value-type="float">
            <text:p>0</text:p>
          </table:table-cell>
          <table:table-cell office:value-type="float" office:value="0.199991" calcext:value-type="float">
            <text:p>0.19999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8000.8" calcext:value-type="float">
            <text:p>18000.8</text:p>
          </table:table-cell>
          <table:table-cell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office:value-type="float" office:value="0.00822467033424113" calcext:value-type="float">
            <text:p>0.0082246703</text:p>
          </table:table-cell>
          <table:table-cell office:value-type="float" office:value="0.1" calcext:value-type="float">
            <text:p>0.1</text:p>
          </table:table-cell>
          <table:table-cell table:formula="of:=[.AU30]-[.AF30]" office:value-type="float" office:value="-0.000101037512637889" calcext:value-type="float">
            <text:p>-0.0001010375</text:p>
          </table:table-cell>
          <table:table-cell table:formula="of:=ABS([.AV30])/[.AF30]" office:value-type="float" office:value="0.00100935529889121" calcext:value-type="float">
            <text:p>0.0010093553</text:p>
          </table:table-cell>
          <table:table-cell table:formula="of:=[.AT30]/[.AK30]" office:value-type="float" office:value="0.00442076030465461" calcext:value-type="float">
            <text:p>0.0044207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.5" calcext:value-type="float">
            <text:p>32.5</text:p>
          </table:table-cell>
          <table:table-cell office:value-type="float" office:value="20" calcext:value-type="float">
            <text:p>20</text:p>
          </table:table-cell>
          <table:table-cell office:value-type="float" office:value="5.552" calcext:value-type="float">
            <text:p>5.5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744383" calcext:value-type="float">
            <text:p>0.744383</text:p>
          </table:table-cell>
          <table:table-cell office:value-type="float" office:value="-0.667752" calcext:value-type="float">
            <text:p>-0.667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5" calcext:value-type="float">
            <text:p>162.5</text:p>
          </table:table-cell>
          <table:table-cell office:value-type="float" office:value="-2640.625" calcext:value-type="float">
            <text:p>-2640.625</text:p>
          </table:table-cell>
          <table:table-cell office:value-type="float" office:value="0.000155704" calcext:value-type="float">
            <text:p>0.000155704</text:p>
          </table:table-cell>
          <table:table-cell office:value-type="float" office:value="0.0010346" calcext:value-type="float">
            <text:p>0.0010346</text:p>
          </table:table-cell>
          <table:table-cell office:value-type="float" office:value="162.499" calcext:value-type="float">
            <text:p>162.499</text:p>
          </table:table-cell>
          <table:table-cell office:value-type="float" office:value="3.14018" calcext:value-type="float">
            <text:p>3.14018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251173" calcext:value-type="float">
            <text:p>0.251173</text:p>
          </table:table-cell>
          <table:table-cell office:value-type="float" office:value="0.250918" calcext:value-type="float">
            <text:p>0.250918</text:p>
          </table:table-cell>
          <table:table-cell office:value-type="float" office:value="26406" calcext:value-type="float">
            <text:p>26406</text:p>
          </table:table-cell>
          <table:table-cell office:value-type="float" office:value="13.1445" calcext:value-type="float">
            <text:p>13.1445</text:p>
          </table:table-cell>
          <table:table-cell office:value-type="float" office:value="2.46742" calcext:value-type="float">
            <text:p>2.46742</text:p>
          </table:table-cell>
          <table:table-cell office:value-type="float" office:value="0.501171" calcext:value-type="float">
            <text:p>0.501171</text:p>
          </table:table-cell>
          <table:table-cell office:value-type="float" office:value="0.500916" calcext:value-type="float">
            <text:p>0.500916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1.81213" calcext:value-type="float">
            <text:p>1.81213</text:p>
          </table:table-cell>
          <table:table-cell office:value-type="float" office:value="0.00345966" calcext:value-type="float">
            <text:p>0.00345966</text:p>
          </table:table-cell>
          <table:table-cell office:value-type="float" office:value="26406.5180566242" calcext:value-type="float">
            <text:p>26406.5180566242</text:p>
          </table:table-cell>
          <table:table-cell office:value-type="float" office:value="0.100257468475401" calcext:value-type="float">
            <text:p>0.1002574685</text:p>
          </table:table-cell>
          <table:table-cell office:value-type="float" office:value="0.0150699309687835" calcext:value-type="float">
            <text:p>0.015069931</text:p>
          </table:table-cell>
          <table:table-cell office:value-type="float" office:value="0.0708404614869749" calcext:value-type="float">
            <text:p>0.0708404615</text:p>
          </table:table-cell>
          <table:table-cell office:value-type="float" office:value="0.00148094896190852" calcext:value-type="float">
            <text:p>0.001480949</text:p>
          </table:table-cell>
          <table:table-cell office:value-type="float" office:value="17.5456786222233" calcext:value-type="float">
            <text:p>17.5456786222</text:p>
          </table:table-cell>
          <table:table-cell office:value-type="float" office:value="1.31147540983607" calcext:value-type="float">
            <text:p>1.3114754098</text:p>
          </table:table-cell>
          <table:table-cell office:value-type="float" office:value="-0.000000000000877518" calcext:value-type="float">
            <text:p>-8.77518E-13</text:p>
          </table:table-cell>
          <table:table-cell office:value-type="float" office:value="0" calcext:value-type="float">
            <text:p>0</text:p>
          </table:table-cell>
          <table:table-cell office:value-type="float" office:value="0.199992" calcext:value-type="float">
            <text:p>0.19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125.8" calcext:value-type="float">
            <text:p>21125.8</text:p>
          </table:table-cell>
          <table:table-cell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office:value-type="float" office:value="0.00759200338545335" calcext:value-type="float">
            <text:p>0.0075920034</text:p>
          </table:table-cell>
          <table:table-cell office:value-type="float" office:value="0.1" calcext:value-type="float">
            <text:p>0.1</text:p>
          </table:table-cell>
          <table:table-cell table:formula="of:=[.AU31]-[.AF31]" office:value-type="float" office:value="-0.000257468475400605" calcext:value-type="float">
            <text:p>-0.0002574685</text:p>
          </table:table-cell>
          <table:table-cell table:formula="of:=ABS([.AV31])/[.AF31]" office:value-type="float" office:value="0.00256807277618203" calcext:value-type="float">
            <text:p>0.0025680728</text:p>
          </table:table-cell>
          <table:table-cell table:formula="of:=[.AT31]/[.AK31]" office:value-type="float" office:value="0.00578890258140818" calcext:value-type="float">
            <text:p>0.0057889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289" calcext:value-type="float">
            <text:p>5.2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45186" calcext:value-type="float">
            <text:p>0.545186</text:p>
          </table:table-cell>
          <table:table-cell office:value-type="float" office:value="-0.838315" calcext:value-type="float">
            <text:p>-0.838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00148604" calcext:value-type="float">
            <text:p>1.48604E-05</text:p>
          </table:table-cell>
          <table:table-cell office:value-type="float" office:value="0.00068901" calcext:value-type="float">
            <text:p>0.00068901</text:p>
          </table:table-cell>
          <table:table-cell office:value-type="float" office:value="49.9949" calcext:value-type="float">
            <text:p>49.9949</text:p>
          </table:table-cell>
          <table:table-cell office:value-type="float" office:value="3.14185" calcext:value-type="float">
            <text:p>3.14185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25006" calcext:value-type="float">
            <text:p>0.25006</text:p>
          </table:table-cell>
          <table:table-cell office:value-type="float" office:value="0.251063" calcext:value-type="float">
            <text:p>0.251063</text:p>
          </table:table-cell>
          <table:table-cell office:value-type="float" office:value="2499.74" calcext:value-type="float">
            <text:p>2499.74</text:p>
          </table:table-cell>
          <table:table-cell office:value-type="float" office:value="13.1647" calcext:value-type="float">
            <text:p>13.1647</text:p>
          </table:table-cell>
          <table:table-cell office:value-type="float" office:value="2.46757" calcext:value-type="float">
            <text:p>2.46757</text:p>
          </table:table-cell>
          <table:table-cell office:value-type="float" office:value="0.50006" calcext:value-type="float">
            <text:p>0.50006</text:p>
          </table:table-cell>
          <table:table-cell office:value-type="float" office:value="0.501061" calcext:value-type="float">
            <text:p>0.501061</text:p>
          </table:table-cell>
          <table:table-cell office:value-type="float" office:value="0.499881" calcext:value-type="float">
            <text:p>0.499881</text:p>
          </table:table-cell>
          <table:table-cell office:value-type="float" office:value="1.81481" calcext:value-type="float">
            <text:p>1.81481</text:p>
          </table:table-cell>
          <table:table-cell office:value-type="float" office:value="0.0112108" calcext:value-type="float">
            <text:p>0.0112108</text:p>
          </table:table-cell>
          <table:table-cell office:value-type="float" office:value="2500.23669227845" calcext:value-type="float">
            <text:p>2500.2366922785</text:p>
          </table:table-cell>
          <table:table-cell office:value-type="float" office:value="0.100098705824088" calcext:value-type="float">
            <text:p>0.1000987058</text:p>
          </table:table-cell>
          <table:table-cell office:value-type="float" office:value="0.0150339420696004" calcext:value-type="float">
            <text:p>0.0150339421</text:p>
          </table:table-cell>
          <table:table-cell office:value-type="float" office:value="0.0708109536861568" calcext:value-type="float">
            <text:p>0.0708109537</text:p>
          </table:table-cell>
          <table:table-cell office:value-type="float" office:value="0.0000715236303487416" calcext:value-type="float">
            <text:p>7.15236303487416E-05</text:p>
          </table:table-cell>
          <table:table-cell office:value-type="float" office:value="0.0409250375861075" calcext:value-type="float">
            <text:p>0.0409250376</text:p>
          </table:table-cell>
          <table:table-cell office:value-type="float" office:value="1.06666666666667" calcext:value-type="float">
            <text:p>1.0666666667</text:p>
          </table:table-cell>
          <table:table-cell office:value-type="float" office:value="-0.000000000000270922" calcext:value-type="float">
            <text:p>-2.70922E-13</text:p>
          </table:table-cell>
          <table:table-cell office:value-type="float" office:value="0" calcext:value-type="float">
            <text:p>0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1" calcext:value-type="float">
            <text:p>0.1</text:p>
          </table:table-cell>
          <table:table-cell table:formula="of:=[.AU32]-[.AF32]" office:value-type="float" office:value="-0.0000987058240883992" calcext:value-type="float">
            <text:p>-9.87058240883992E-05</text:p>
          </table:table-cell>
          <table:table-cell table:formula="of:=ABS([.AV32])/[.AF32]" office:value-type="float" office:value="0.000986084917639825" calcext:value-type="float">
            <text:p>0.0009860849</text:p>
          </table:table-cell>
          <table:table-cell table:formula="of:=[.AT32]/[.AK32]" office:value-type="float" office:value="0.0231318853150532" calcext:value-type="float">
            <text:p>0.0231318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20" calcext:value-type="float">
            <text:p>20</text:p>
          </table:table-cell>
          <table:table-cell office:value-type="float" office:value="5.289" calcext:value-type="float">
            <text:p>5.2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45186" calcext:value-type="float">
            <text:p>0.545186</text:p>
          </table:table-cell>
          <table:table-cell office:value-type="float" office:value="-0.838315" calcext:value-type="float">
            <text:p>-0.838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-390.625" calcext:value-type="float">
            <text:p>-390.625</text:p>
          </table:table-cell>
          <table:table-cell office:value-type="float" office:value="0.0000149109" calcext:value-type="float">
            <text:p>1.49109E-05</text:p>
          </table:table-cell>
          <table:table-cell office:value-type="float" office:value="0.0000052779" calcext:value-type="float">
            <text:p>5.2779E-06</text:p>
          </table:table-cell>
          <table:table-cell office:value-type="float" office:value="62.4954" calcext:value-type="float">
            <text:p>62.4954</text:p>
          </table:table-cell>
          <table:table-cell office:value-type="float" office:value="3.14167" calcext:value-type="float">
            <text:p>3.14167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250753" calcext:value-type="float">
            <text:p>0.250753</text:p>
          </table:table-cell>
          <table:table-cell office:value-type="float" office:value="0.250685" calcext:value-type="float">
            <text:p>0.250685</text:p>
          </table:table-cell>
          <table:table-cell office:value-type="float" office:value="3905.92" calcext:value-type="float">
            <text:p>3905.92</text:p>
          </table:table-cell>
          <table:table-cell office:value-type="float" office:value="13.1607" calcext:value-type="float">
            <text:p>13.1607</text:p>
          </table:table-cell>
          <table:table-cell office:value-type="float" office:value="2.46744" calcext:value-type="float">
            <text:p>2.46744</text:p>
          </table:table-cell>
          <table:table-cell office:value-type="float" office:value="0.500753" calcext:value-type="float">
            <text:p>0.500753</text:p>
          </table:table-cell>
          <table:table-cell office:value-type="float" office:value="0.500685" calcext:value-type="float">
            <text:p>0.500685</text:p>
          </table:table-cell>
          <table:table-cell office:value-type="float" office:value="0.499899" calcext:value-type="float">
            <text:p>0.499899</text:p>
          </table:table-cell>
          <table:table-cell office:value-type="float" office:value="1.814" calcext:value-type="float">
            <text:p>1.814</text:p>
          </table:table-cell>
          <table:table-cell office:value-type="float" office:value="0.00896884" calcext:value-type="float">
            <text:p>0.00896884</text:p>
          </table:table-cell>
          <table:table-cell office:value-type="float" office:value="3906.42591927612" calcext:value-type="float">
            <text:p>3906.4259192761</text:p>
          </table:table-cell>
          <table:table-cell office:value-type="float" office:value="0.100162604755292" calcext:value-type="float">
            <text:p>0.1001626048</text:p>
          </table:table-cell>
          <table:table-cell office:value-type="float" office:value="0.0150370306599606" calcext:value-type="float">
            <text:p>0.0150370307</text:p>
          </table:table-cell>
          <table:table-cell office:value-type="float" office:value="0.0707423725117822" calcext:value-type="float">
            <text:p>0.0707423725</text:p>
          </table:table-cell>
          <table:table-cell office:value-type="float" office:value="0.0000693418658112708" calcext:value-type="float">
            <text:p>6.93418658112708E-05</text:p>
          </table:table-cell>
          <table:table-cell office:value-type="float" office:value="0.0384663548335063" calcext:value-type="float">
            <text:p>0.0384663548</text:p>
          </table:table-cell>
          <table:table-cell office:value-type="float" office:value="1.53846153846154" calcext:value-type="float">
            <text:p>1.53846153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703881" calcext:value-type="float">
            <text:p>7.03881E-14</text:p>
          </table:table-cell>
          <table:table-cell office:value-type="float" office:value="0.199949" calcext:value-type="float">
            <text:p>0.19994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125.8" calcext:value-type="float">
            <text:p>3125.8</text:p>
          </table:table-cell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0.0197392088021787" calcext:value-type="float">
            <text:p>0.0197392088</text:p>
          </table:table-cell>
          <table:table-cell office:value-type="float" office:value="0.1" calcext:value-type="float">
            <text:p>0.1</text:p>
          </table:table-cell>
          <table:table-cell table:formula="of:=[.AU33]-[.AF33]" office:value-type="float" office:value="-0.000162604755292201" calcext:value-type="float">
            <text:p>-0.0001626048</text:p>
          </table:table-cell>
          <table:table-cell table:formula="of:=ABS([.AV33])/[.AF33]" office:value-type="float" office:value="0.00162340781461765" calcext:value-type="float">
            <text:p>0.0016234078</text:p>
          </table:table-cell>
          <table:table-cell table:formula="of:=[.AT33]/[.AK33]" office:value-type="float" office:value="0.0128304857214162" calcext:value-type="float">
            <text:p>0.0128304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.289" calcext:value-type="float">
            <text:p>5.2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45186" calcext:value-type="float">
            <text:p>0.545186</text:p>
          </table:table-cell>
          <table:table-cell office:value-type="float" office:value="-0.838315" calcext:value-type="float">
            <text:p>-0.838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-562.5" calcext:value-type="float">
            <text:p>-562.5</text:p>
          </table:table-cell>
          <table:table-cell office:value-type="float" office:value="0.000582976" calcext:value-type="float">
            <text:p>0.000582976</text:p>
          </table:table-cell>
          <table:table-cell office:value-type="float" office:value="-0.000645447" calcext:value-type="float">
            <text:p>-0.000645447</text:p>
          </table:table-cell>
          <table:table-cell office:value-type="float" office:value="74.9967" calcext:value-type="float">
            <text:p>74.9967</text:p>
          </table:table-cell>
          <table:table-cell office:value-type="float" office:value="3.13738" calcext:value-type="float">
            <text:p>3.13738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250086" calcext:value-type="float">
            <text:p>0.250086</text:p>
          </table:table-cell>
          <table:table-cell office:value-type="float" office:value="0.249829" calcext:value-type="float">
            <text:p>0.249829</text:p>
          </table:table-cell>
          <table:table-cell office:value-type="float" office:value="5624.76" calcext:value-type="float">
            <text:p>5624.76</text:p>
          </table:table-cell>
          <table:table-cell office:value-type="float" office:value="13.1343" calcext:value-type="float">
            <text:p>13.1343</text:p>
          </table:table-cell>
          <table:table-cell office:value-type="float" office:value="2.46751" calcext:value-type="float">
            <text:p>2.46751</text:p>
          </table:table-cell>
          <table:table-cell office:value-type="float" office:value="0.500086" calcext:value-type="float">
            <text:p>0.500086</text:p>
          </table:table-cell>
          <table:table-cell office:value-type="float" office:value="0.499828" calcext:value-type="float">
            <text:p>0.499828</text:p>
          </table:table-cell>
          <table:table-cell office:value-type="float" office:value="0.500042" calcext:value-type="float">
            <text:p>0.500042</text:p>
          </table:table-cell>
          <table:table-cell office:value-type="float" office:value="1.81415" calcext:value-type="float">
            <text:p>1.81415</text:p>
          </table:table-cell>
          <table:table-cell office:value-type="float" office:value="0.00745191" calcext:value-type="float">
            <text:p>0.00745191</text:p>
          </table:table-cell>
          <table:table-cell office:value-type="float" office:value="5625.26039886745" calcext:value-type="float">
            <text:p>5625.2603988675</text:p>
          </table:table-cell>
          <table:table-cell office:value-type="float" office:value="0.100022230963935" calcext:value-type="float">
            <text:p>0.100022231</text:p>
          </table:table-cell>
          <table:table-cell office:value-type="float" office:value="0.0149955604131717" calcext:value-type="float">
            <text:p>0.0149955604</text:p>
          </table:table-cell>
          <table:table-cell office:value-type="float" office:value="0.0706478147303158" calcext:value-type="float">
            <text:p>0.0706478147</text:p>
          </table:table-cell>
          <table:table-cell office:value-type="float" office:value="0.000170236197576193" calcext:value-type="float">
            <text:p>0.0001702362</text:p>
          </table:table-cell>
          <table:table-cell office:value-type="float" office:value="0.231842903721604" calcext:value-type="float">
            <text:p>0.2318429037</text:p>
          </table:table-cell>
          <table:table-cell office:value-type="float" office:value="1.33333333333333" calcext:value-type="float">
            <text:p>1.3333333333</text:p>
          </table:table-cell>
          <table:table-cell office:value-type="float" office:value="-0.00000000000108732" calcext:value-type="float">
            <text:p>-1.08732E-12</text:p>
          </table:table-cell>
          <table:table-cell office:value-type="float" office:value="0" calcext:value-type="float">
            <text:p>0</text:p>
          </table:table-cell>
          <table:table-cell office:value-type="float" office:value="0.199964" calcext:value-type="float">
            <text:p>0.19996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00.8" calcext:value-type="float">
            <text:p>4500.8</text:p>
          </table:table-cell>
          <table:table-cell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0.0164493406684823" calcext:value-type="float">
            <text:p>0.0164493407</text:p>
          </table:table-cell>
          <table:table-cell office:value-type="float" office:value="0.1" calcext:value-type="float">
            <text:p>0.1</text:p>
          </table:table-cell>
          <table:table-cell table:formula="of:=[.AU34]-[.AF34]" office:value-type="float" office:value="-0.0000222309639347773" calcext:value-type="float">
            <text:p>-0.000022231</text:p>
          </table:table-cell>
          <table:table-cell table:formula="of:=ABS([.AV34])/[.AF34]" office:value-type="float" office:value="0.000222260228756477" calcext:value-type="float">
            <text:p>0.0002222602</text:p>
          </table:table-cell>
          <table:table-cell table:formula="of:=[.AT34]/[.AK34]" office:value-type="float" office:value="0.0123370055013617" calcext:value-type="float">
            <text:p>0.0123370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5.289" calcext:value-type="float">
            <text:p>5.2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45186" calcext:value-type="float">
            <text:p>0.545186</text:p>
          </table:table-cell>
          <table:table-cell office:value-type="float" office:value="-0.838315" calcext:value-type="float">
            <text:p>-0.838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-765.625" calcext:value-type="float">
            <text:p>-765.625</text:p>
          </table:table-cell>
          <table:table-cell office:value-type="float" office:value="-0.0000115561" calcext:value-type="float">
            <text:p>-1.15561E-05</text:p>
          </table:table-cell>
          <table:table-cell office:value-type="float" office:value="-0.000416477" calcext:value-type="float">
            <text:p>-0.000416477</text:p>
          </table:table-cell>
          <table:table-cell office:value-type="float" office:value="87.4974" calcext:value-type="float">
            <text:p>87.4974</text:p>
          </table:table-cell>
          <table:table-cell office:value-type="float" office:value="3.13853" calcext:value-type="float">
            <text:p>3.13853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249659" calcext:value-type="float">
            <text:p>0.249659</text:p>
          </table:table-cell>
          <table:table-cell office:value-type="float" office:value="0.249717" calcext:value-type="float">
            <text:p>0.249717</text:p>
          </table:table-cell>
          <table:table-cell office:value-type="float" office:value="7656.04" calcext:value-type="float">
            <text:p>7656.04</text:p>
          </table:table-cell>
          <table:table-cell office:value-type="float" office:value="13.1393" calcext:value-type="float">
            <text:p>13.1393</text:p>
          </table:table-cell>
          <table:table-cell office:value-type="float" office:value="2.46742" calcext:value-type="float">
            <text:p>2.46742</text:p>
          </table:table-cell>
          <table:table-cell office:value-type="float" office:value="0.499659" calcext:value-type="float">
            <text:p>0.499659</text:p>
          </table:table-cell>
          <table:table-cell office:value-type="float" office:value="0.499717" calcext:value-type="float">
            <text:p>0.499717</text:p>
          </table:table-cell>
          <table:table-cell office:value-type="float" office:value="0.500097" calcext:value-type="float">
            <text:p>0.500097</text:p>
          </table:table-cell>
          <table:table-cell office:value-type="float" office:value="1.81353" calcext:value-type="float">
            <text:p>1.81353</text:p>
          </table:table-cell>
          <table:table-cell office:value-type="float" office:value="0.00638445" calcext:value-type="float">
            <text:p>0.00638445</text:p>
          </table:table-cell>
          <table:table-cell office:value-type="float" office:value="7656.53653374535" calcext:value-type="float">
            <text:p>7656.5365337454</text:p>
          </table:table-cell>
          <table:table-cell office:value-type="float" office:value="0.099930255328145" calcext:value-type="float">
            <text:p>0.0999302553</text:p>
          </table:table-cell>
          <table:table-cell office:value-type="float" office:value="0.0149789586633604" calcext:value-type="float">
            <text:p>0.0149789587</text:p>
          </table:table-cell>
          <table:table-cell office:value-type="float" office:value="0.0706604750437767" calcext:value-type="float">
            <text:p>0.070660475</text:p>
          </table:table-cell>
          <table:table-cell office:value-type="float" office:value="0.000357983912390977" calcext:value-type="float">
            <text:p>0.0003579839</text:p>
          </table:table-cell>
          <table:table-cell office:value-type="float" office:value="1.02521985224601" calcext:value-type="float">
            <text:p>1.0252198522</text:p>
          </table:table-cell>
          <table:table-cell office:value-type="float" office:value="0.987654320987655" calcext:value-type="float">
            <text:p>0.987654321</text:p>
          </table:table-cell>
          <table:table-cell office:value-type="float" office:value="-0.000000000000514309" calcext:value-type="float">
            <text:p>-5.14309E-13</text:p>
          </table:table-cell>
          <table:table-cell office:value-type="float" office:value="0" calcext:value-type="float">
            <text:p>0</text:p>
          </table:table-cell>
          <table:table-cell office:value-type="float" office:value="0.199974" calcext:value-type="float">
            <text:p>0.19997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6125.8" calcext:value-type="float">
            <text:p>6125.8</text:p>
          </table:table-cell>
          <table:table-cell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float" office:value="0.0140994348586991" calcext:value-type="float">
            <text:p>0.0140994349</text:p>
          </table:table-cell>
          <table:table-cell office:value-type="float" office:value="0.1" calcext:value-type="float">
            <text:p>0.1</text:p>
          </table:table-cell>
          <table:table-cell table:formula="of:=[.AU35]-[.AF35]" office:value-type="float" office:value="0.0000697446718550404" calcext:value-type="float">
            <text:p>6.97446718550404E-05</text:p>
          </table:table-cell>
          <table:table-cell table:formula="of:=ABS([.AV35])/[.AF35]" office:value-type="float" office:value="0.000697933489972752" calcext:value-type="float">
            <text:p>0.0006979335</text:p>
          </table:table-cell>
          <table:table-cell table:formula="of:=[.AT35]/[.AK35]" office:value-type="float" office:value="0.0142756777944328" calcext:value-type="float">
            <text:p>0.0142756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.289" calcext:value-type="float">
            <text:p>5.2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45186" calcext:value-type="float">
            <text:p>0.545186</text:p>
          </table:table-cell>
          <table:table-cell office:value-type="float" office:value="-0.838315" calcext:value-type="float">
            <text:p>-0.838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1000" calcext:value-type="float">
            <text:p>-1000</text:p>
          </table:table-cell>
          <table:table-cell office:value-type="float" office:value="-0.000266717" calcext:value-type="float">
            <text:p>-0.000266717</text:p>
          </table:table-cell>
          <table:table-cell office:value-type="float" office:value="-0.0000233022" calcext:value-type="float">
            <text:p>-2.33022E-05</text:p>
          </table:table-cell>
          <table:table-cell office:value-type="float" office:value="99.9979" calcext:value-type="float">
            <text:p>99.9979</text:p>
          </table:table-cell>
          <table:table-cell office:value-type="float" office:value="3.14364" calcext:value-type="float">
            <text:p>3.14364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250764" calcext:value-type="float">
            <text:p>0.250764</text:p>
          </table:table-cell>
          <table:table-cell office:value-type="float" office:value="0.250792" calcext:value-type="float">
            <text:p>0.250792</text:p>
          </table:table-cell>
          <table:table-cell office:value-type="float" office:value="9999.83" calcext:value-type="float">
            <text:p>9999.83</text:p>
          </table:table-cell>
          <table:table-cell office:value-type="float" office:value="13.1725" calcext:value-type="float">
            <text:p>13.1725</text:p>
          </table:table-cell>
          <table:table-cell office:value-type="float" office:value="2.46744" calcext:value-type="float">
            <text:p>2.46744</text:p>
          </table:table-cell>
          <table:table-cell office:value-type="float" office:value="0.500764" calcext:value-type="float">
            <text:p>0.500764</text:p>
          </table:table-cell>
          <table:table-cell office:value-type="float" office:value="0.500791" calcext:value-type="float">
            <text:p>0.500791</text:p>
          </table:table-cell>
          <table:table-cell office:value-type="float" office:value="0.499947" calcext:value-type="float">
            <text:p>0.499947</text:p>
          </table:table-cell>
          <table:table-cell office:value-type="float" office:value="1.81385" calcext:value-type="float">
            <text:p>1.81385</text:p>
          </table:table-cell>
          <table:table-cell office:value-type="float" office:value="0.00561364" calcext:value-type="float">
            <text:p>0.00561364</text:p>
          </table:table-cell>
          <table:table-cell office:value-type="float" office:value="10000.3307478479" calcext:value-type="float">
            <text:p>10000.3307478479</text:p>
          </table:table-cell>
          <table:table-cell office:value-type="float" office:value="0.100199613208582" calcext:value-type="float">
            <text:p>0.1001996132</text:p>
          </table:table-cell>
          <table:table-cell office:value-type="float" office:value="0.0150458552201499" calcext:value-type="float">
            <text:p>0.0150458552</text:p>
          </table:table-cell>
          <table:table-cell office:value-type="float" office:value="0.0707523337636322" calcext:value-type="float">
            <text:p>0.0707523338</text:p>
          </table:table-cell>
          <table:table-cell office:value-type="float" office:value="0.00046323783072095" calcext:value-type="float">
            <text:p>0.0004632378</text:p>
          </table:table-cell>
          <table:table-cell office:value-type="float" office:value="1.71671430248842" calcext:value-type="float">
            <text:p>1.7167143025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-0.000000000000294823" calcext:value-type="float">
            <text:p>-2.94823E-13</text:p>
          </table:table-cell>
          <table:table-cell office:value-type="float" office:value="0" calcext:value-type="float">
            <text:p>0</text:p>
          </table:table-cell>
          <table:table-cell office:value-type="float" office:value="0.19998" calcext:value-type="float">
            <text:p>0.1999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8000.8" calcext:value-type="float">
            <text:p>8000.8</text:p>
          </table:table-cell>
          <table:table-cell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0.0123370055013617" calcext:value-type="float">
            <text:p>0.0123370055</text:p>
          </table:table-cell>
          <table:table-cell office:value-type="float" office:value="0.1" calcext:value-type="float">
            <text:p>0.1</text:p>
          </table:table-cell>
          <table:table-cell table:formula="of:=[.AU36]-[.AF36]" office:value-type="float" office:value="-0.000199613208582208" calcext:value-type="float">
            <text:p>-0.0001996132</text:p>
          </table:table-cell>
          <table:table-cell table:formula="of:=ABS([.AV36])/[.AF36]" office:value-type="float" office:value="0.00199215548034781" calcext:value-type="float">
            <text:p>0.0019921555</text:p>
          </table:table-cell>
          <table:table-cell table:formula="of:=[.AT36]/[.AK36]" office:value-type="float" office:value="0.0111033049512255" calcext:value-type="float">
            <text:p>0.011103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office:value-type="float" office:value="5.289" calcext:value-type="float">
            <text:p>5.2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45186" calcext:value-type="float">
            <text:p>0.545186</text:p>
          </table:table-cell>
          <table:table-cell office:value-type="float" office:value="-0.838315" calcext:value-type="float">
            <text:p>-0.838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  <table:table-cell office:value-type="float" office:value="-1265.625" calcext:value-type="float">
            <text:p>-1265.625</text:p>
          </table:table-cell>
          <table:table-cell office:value-type="float" office:value="-0.000701948" calcext:value-type="float">
            <text:p>-0.000701948</text:p>
          </table:table-cell>
          <table:table-cell office:value-type="float" office:value="0.0013478" calcext:value-type="float">
            <text:p>0.0013478</text:p>
          </table:table-cell>
          <table:table-cell office:value-type="float" office:value="112.498" calcext:value-type="float">
            <text:p>112.498</text:p>
          </table:table-cell>
          <table:table-cell office:value-type="float" office:value="3.14361" calcext:value-type="float">
            <text:p>3.14361</text:p>
          </table:table-cell>
          <table:table-cell office:value-type="float" office:value="1.57083" calcext:value-type="float">
            <text:p>1.57083</text:p>
          </table:table-cell>
          <table:table-cell office:value-type="float" office:value="0.249605" calcext:value-type="float">
            <text:p>0.249605</text:p>
          </table:table-cell>
          <table:table-cell office:value-type="float" office:value="0.249685" calcext:value-type="float">
            <text:p>0.249685</text:p>
          </table:table-cell>
          <table:table-cell office:value-type="float" office:value="12656.1" calcext:value-type="float">
            <text:p>12656.1</text:p>
          </table:table-cell>
          <table:table-cell office:value-type="float" office:value="13.1737" calcext:value-type="float">
            <text:p>13.1737</text:p>
          </table:table-cell>
          <table:table-cell office:value-type="float" office:value="2.46753" calcext:value-type="float">
            <text:p>2.46753</text:p>
          </table:table-cell>
          <table:table-cell office:value-type="float" office:value="0.499604" calcext:value-type="float">
            <text:p>0.499604</text:p>
          </table:table-cell>
          <table:table-cell office:value-type="float" office:value="0.499683" calcext:value-type="float">
            <text:p>0.499683</text:p>
          </table:table-cell>
          <table:table-cell office:value-type="float" office:value="0.499935" calcext:value-type="float">
            <text:p>0.499935</text:p>
          </table:table-cell>
          <table:table-cell office:value-type="float" office:value="1.81423" calcext:value-type="float">
            <text:p>1.81423</text:p>
          </table:table-cell>
          <table:table-cell office:value-type="float" office:value="0.00496031" calcext:value-type="float">
            <text:p>0.00496031</text:p>
          </table:table-cell>
          <table:table-cell office:value-type="float" office:value="12656.558832194" calcext:value-type="float">
            <text:p>12656.558832194</text:p>
          </table:table-cell>
          <table:table-cell office:value-type="float" office:value="0.0998925522709235" calcext:value-type="float">
            <text:p>0.0998925523</text:p>
          </table:table-cell>
          <table:table-cell office:value-type="float" office:value="0.0149781754521999" calcext:value-type="float">
            <text:p>0.0149781755</text:p>
          </table:table-cell>
          <table:table-cell office:value-type="float" office:value="0.0707082276188615" calcext:value-type="float">
            <text:p>0.0707082276</text:p>
          </table:table-cell>
          <table:table-cell office:value-type="float" office:value="0.000663387023489132" calcext:value-type="float">
            <text:p>0.000663387</text:p>
          </table:table-cell>
          <table:table-cell office:value-type="float" office:value="3.52065874347016" calcext:value-type="float">
            <text:p>3.5206587435</text:p>
          </table:table-cell>
          <table:table-cell office:value-type="float" office:value="1.31147540983607" calcext:value-type="float">
            <text:p>1.31147540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736958" calcext:value-type="float">
            <text:p>7.36958E-13</text:p>
          </table:table-cell>
          <table:table-cell office:value-type="float" office:value="0.199984" calcext:value-type="float">
            <text:p>0.19998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0125.8" calcext:value-type="float">
            <text:p>10125.8</text:p>
          </table:table-cell>
          <table:table-cell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0.0109662271123215" calcext:value-type="float">
            <text:p>0.0109662271</text:p>
          </table:table-cell>
          <table:table-cell office:value-type="float" office:value="0.1" calcext:value-type="float">
            <text:p>0.1</text:p>
          </table:table-cell>
          <table:table-cell table:formula="of:=[.AU37]-[.AF37]" office:value-type="float" office:value="0.000107447729076518" calcext:value-type="float">
            <text:p>0.0001074477</text:p>
          </table:table-cell>
          <table:table-cell table:formula="of:=ABS([.AV37])/[.AF37]" office:value-type="float" office:value="0.00107563303403345" calcext:value-type="float">
            <text:p>0.001075633</text:p>
          </table:table-cell>
          <table:table-cell table:formula="of:=[.AT37]/[.AK37]" office:value-type="float" office:value="0.00836174817314515" calcext:value-type="float">
            <text:p>0.0083617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.289" calcext:value-type="float">
            <text:p>5.2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45186" calcext:value-type="float">
            <text:p>0.545186</text:p>
          </table:table-cell>
          <table:table-cell office:value-type="float" office:value="-0.838315" calcext:value-type="float">
            <text:p>-0.838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-1562.5" calcext:value-type="float">
            <text:p>-1562.5</text:p>
          </table:table-cell>
          <table:table-cell office:value-type="float" office:value="0.00150736" calcext:value-type="float">
            <text:p>0.00150736</text:p>
          </table:table-cell>
          <table:table-cell office:value-type="float" office:value="-0.000195106" calcext:value-type="float">
            <text:p>-0.000195106</text:p>
          </table:table-cell>
          <table:table-cell office:value-type="float" office:value="124.998" calcext:value-type="float">
            <text:p>124.998</text:p>
          </table:table-cell>
          <table:table-cell office:value-type="float" office:value="3.14329" calcext:value-type="float">
            <text:p>3.14329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249274" calcext:value-type="float">
            <text:p>0.249274</text:p>
          </table:table-cell>
          <table:table-cell office:value-type="float" office:value="0.249314" calcext:value-type="float">
            <text:p>0.249314</text:p>
          </table:table-cell>
          <table:table-cell office:value-type="float" office:value="15624.9" calcext:value-type="float">
            <text:p>15624.9</text:p>
          </table:table-cell>
          <table:table-cell office:value-type="float" office:value="13.1695" calcext:value-type="float">
            <text:p>13.1695</text:p>
          </table:table-cell>
          <table:table-cell office:value-type="float" office:value="2.46746" calcext:value-type="float">
            <text:p>2.46746</text:p>
          </table:table-cell>
          <table:table-cell office:value-type="float" office:value="0.499271" calcext:value-type="float">
            <text:p>0.499271</text:p>
          </table:table-cell>
          <table:table-cell office:value-type="float" office:value="0.499314" calcext:value-type="float">
            <text:p>0.499314</text:p>
          </table:table-cell>
          <table:table-cell office:value-type="float" office:value="0.500061" calcext:value-type="float">
            <text:p>0.500061</text:p>
          </table:table-cell>
          <table:table-cell office:value-type="float" office:value="1.81361" calcext:value-type="float">
            <text:p>1.81361</text:p>
          </table:table-cell>
          <table:table-cell office:value-type="float" office:value="0.00445624" calcext:value-type="float">
            <text:p>0.00445624</text:p>
          </table:table-cell>
          <table:table-cell office:value-type="float" office:value="15625.3698329316" calcext:value-type="float">
            <text:p>15625.3698329316</text:p>
          </table:table-cell>
          <table:table-cell office:value-type="float" office:value="0.0998428207277543" calcext:value-type="float">
            <text:p>0.0998428207</text:p>
          </table:table-cell>
          <table:table-cell office:value-type="float" office:value="0.0149472297096188" calcext:value-type="float">
            <text:p>0.0149472297</text:p>
          </table:table-cell>
          <table:table-cell office:value-type="float" office:value="0.0705594845413735" calcext:value-type="float">
            <text:p>0.0705594845</text:p>
          </table:table-cell>
          <table:table-cell office:value-type="float" office:value="0.0007214439147344" calcext:value-type="float">
            <text:p>0.0007214439</text:p>
          </table:table-cell>
          <table:table-cell office:value-type="float" office:value="4.16385057685837" calcext:value-type="float">
            <text:p>4.1638505769</text:p>
          </table:table-cell>
          <table:table-cell office:value-type="float" office:value="1.23076923076923" calcext:value-type="float">
            <text:p>1.23076923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594559" calcext:value-type="float">
            <text:p>5.94559E-13</text:p>
          </table:table-cell>
          <table:table-cell office:value-type="float" office:value="0.199987" calcext:value-type="float">
            <text:p>0.19998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2500.8" calcext:value-type="float">
            <text:p>12500.8</text:p>
          </table:table-cell>
          <table:table-cell office:value-type="float" office:value="99.9999999999999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.00986960440108936" calcext:value-type="float">
            <text:p>0.0098696044</text:p>
          </table:table-cell>
          <table:table-cell office:value-type="float" office:value="0.1" calcext:value-type="float">
            <text:p>0.1</text:p>
          </table:table-cell>
          <table:table-cell table:formula="of:=[.AU38]-[.AF38]" office:value-type="float" office:value="0.000157179272245761" calcext:value-type="float">
            <text:p>0.0001571793</text:p>
          </table:table-cell>
          <table:table-cell table:formula="of:=ABS([.AV38])/[.AF38]" office:value-type="float" office:value="0.00157426714409791" calcext:value-type="float">
            <text:p>0.0015742671</text:p>
          </table:table-cell>
          <table:table-cell table:formula="of:=[.AT38]/[.AK38]" office:value-type="float" office:value="0.0080190535758851" calcext:value-type="float">
            <text:p>0.0080190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20" calcext:value-type="float">
            <text:p>20</text:p>
          </table:table-cell>
          <table:table-cell office:value-type="float" office:value="5.289" calcext:value-type="float">
            <text:p>5.2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45186" calcext:value-type="float">
            <text:p>0.545186</text:p>
          </table:table-cell>
          <table:table-cell office:value-type="float" office:value="-0.838315" calcext:value-type="float">
            <text:p>-0.838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5" calcext:value-type="float">
            <text:p>137.5</text:p>
          </table:table-cell>
          <table:table-cell office:value-type="float" office:value="-1890.625" calcext:value-type="float">
            <text:p>-1890.625</text:p>
          </table:table-cell>
          <table:table-cell office:value-type="float" office:value="-0.000520699" calcext:value-type="float">
            <text:p>-0.000520699</text:p>
          </table:table-cell>
          <table:table-cell office:value-type="float" office:value="-0.0000723342" calcext:value-type="float">
            <text:p>-7.23342E-05</text:p>
          </table:table-cell>
          <table:table-cell office:value-type="float" office:value="137.498" calcext:value-type="float">
            <text:p>137.498</text:p>
          </table:table-cell>
          <table:table-cell office:value-type="float" office:value="3.14384" calcext:value-type="float">
            <text:p>3.14384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250366" calcext:value-type="float">
            <text:p>0.250366</text:p>
          </table:table-cell>
          <table:table-cell office:value-type="float" office:value="0.250552" calcext:value-type="float">
            <text:p>0.250552</text:p>
          </table:table-cell>
          <table:table-cell office:value-type="float" office:value="18905.9" calcext:value-type="float">
            <text:p>18905.9</text:p>
          </table:table-cell>
          <table:table-cell office:value-type="float" office:value="13.1737" calcext:value-type="float">
            <text:p>13.1737</text:p>
          </table:table-cell>
          <table:table-cell office:value-type="float" office:value="2.4674" calcext:value-type="float">
            <text:p>2.4674</text:p>
          </table:table-cell>
          <table:table-cell office:value-type="float" office:value="0.500366" calcext:value-type="float">
            <text:p>0.500366</text:p>
          </table:table-cell>
          <table:table-cell office:value-type="float" office:value="0.500552" calcext:value-type="float">
            <text:p>0.500552</text:p>
          </table:table-cell>
          <table:table-cell office:value-type="float" office:value="0.50012" calcext:value-type="float">
            <text:p>0.50012</text:p>
          </table:table-cell>
          <table:table-cell office:value-type="float" office:value="1.81382" calcext:value-type="float">
            <text:p>1.81382</text:p>
          </table:table-cell>
          <table:table-cell office:value-type="float" office:value="0.00407355" calcext:value-type="float">
            <text:p>0.00407355</text:p>
          </table:table-cell>
          <table:table-cell office:value-type="float" office:value="18906.4305178163" calcext:value-type="float">
            <text:p>18906.4305178163</text:p>
          </table:table-cell>
          <table:table-cell office:value-type="float" office:value="0.100100455736369" calcext:value-type="float">
            <text:p>0.1001004557</text:p>
          </table:table-cell>
          <table:table-cell office:value-type="float" office:value="0.0150138240103561" calcext:value-type="float">
            <text:p>0.015013824</text:p>
          </table:table-cell>
          <table:table-cell office:value-type="float" office:value="0.0706662774718418" calcext:value-type="float">
            <text:p>0.0706662775</text:p>
          </table:table-cell>
          <table:table-cell office:value-type="float" office:value="0.00093205780686482" calcext:value-type="float">
            <text:p>0.0009320578</text:p>
          </table:table-cell>
          <table:table-cell office:value-type="float" office:value="6.94985404270127" calcext:value-type="float">
            <text:p>6.9498540427</text:p>
          </table:table-cell>
          <table:table-cell office:value-type="float" office:value="1.31147540983607" calcext:value-type="float">
            <text:p>1.31147540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48447" calcext:value-type="float">
            <text:p>1.48447E-12</text:p>
          </table:table-cell>
          <table:table-cell office:value-type="float" office:value="0.199989" calcext:value-type="float">
            <text:p>0.19998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5125.8" calcext:value-type="float">
            <text:p>15125.8</text:p>
          </table:table-cell>
          <table:table-cell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float" office:value="0.00897236763735395" calcext:value-type="float">
            <text:p>0.0089723676</text:p>
          </table:table-cell>
          <table:table-cell office:value-type="float" office:value="0.1" calcext:value-type="float">
            <text:p>0.1</text:p>
          </table:table-cell>
          <table:table-cell table:formula="of:=[.AU39]-[.AF39]" office:value-type="float" office:value="-0.000100455736368882" calcext:value-type="float">
            <text:p>-0.0001004557</text:p>
          </table:table-cell>
          <table:table-cell table:formula="of:=ABS([.AV39])/[.AF39]" office:value-type="float" office:value="0.00100354924090904" calcext:value-type="float">
            <text:p>0.0010035492</text:p>
          </table:table-cell>
          <table:table-cell table:formula="of:=[.AT39]/[.AK39]" office:value-type="float" office:value="0.00684143032348239" calcext:value-type="float">
            <text:p>0.0068414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.289" calcext:value-type="float">
            <text:p>5.2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45186" calcext:value-type="float">
            <text:p>0.545186</text:p>
          </table:table-cell>
          <table:table-cell office:value-type="float" office:value="-0.838315" calcext:value-type="float">
            <text:p>-0.838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-2250" calcext:value-type="float">
            <text:p>-2250</text:p>
          </table:table-cell>
          <table:table-cell office:value-type="float" office:value="-0.000982322" calcext:value-type="float">
            <text:p>-0.000982322</text:p>
          </table:table-cell>
          <table:table-cell office:value-type="float" office:value="0.00064398" calcext:value-type="float">
            <text:p>0.00064398</text:p>
          </table:table-cell>
          <table:table-cell office:value-type="float" office:value="149.998" calcext:value-type="float">
            <text:p>149.998</text:p>
          </table:table-cell>
          <table:table-cell office:value-type="float" office:value="3.14428" calcext:value-type="float">
            <text:p>3.14428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251086" calcext:value-type="float">
            <text:p>0.251086</text:p>
          </table:table-cell>
          <table:table-cell office:value-type="float" office:value="0.250469" calcext:value-type="float">
            <text:p>0.250469</text:p>
          </table:table-cell>
          <table:table-cell office:value-type="float" office:value="22499.8" calcext:value-type="float">
            <text:p>22499.8</text:p>
          </table:table-cell>
          <table:table-cell office:value-type="float" office:value="13.1804" calcext:value-type="float">
            <text:p>13.1804</text:p>
          </table:table-cell>
          <table:table-cell office:value-type="float" office:value="2.46736" calcext:value-type="float">
            <text:p>2.46736</text:p>
          </table:table-cell>
          <table:table-cell office:value-type="float" office:value="0.501084" calcext:value-type="float">
            <text:p>0.501084</text:p>
          </table:table-cell>
          <table:table-cell office:value-type="float" office:value="0.500469" calcext:value-type="float">
            <text:p>0.500469</text:p>
          </table:table-cell>
          <table:table-cell office:value-type="float" office:value="0.50018" calcext:value-type="float">
            <text:p>0.50018</text:p>
          </table:table-cell>
          <table:table-cell office:value-type="float" office:value="1.8149" calcext:value-type="float">
            <text:p>1.8149</text:p>
          </table:table-cell>
          <table:table-cell office:value-type="float" office:value="0.00374298" calcext:value-type="float">
            <text:p>0.00374298</text:p>
          </table:table-cell>
          <table:table-cell office:value-type="float" office:value="22500.2765094643" calcext:value-type="float">
            <text:p>22500.2765094643</text:p>
          </table:table-cell>
          <table:table-cell office:value-type="float" office:value="0.100228872789331" calcext:value-type="float">
            <text:p>0.1002288728</text:p>
          </table:table-cell>
          <table:table-cell office:value-type="float" office:value="0.0150551272042964" calcext:value-type="float">
            <text:p>0.0150551272</text:p>
          </table:table-cell>
          <table:table-cell office:value-type="float" office:value="0.0707764103616204" calcext:value-type="float">
            <text:p>0.0707764104</text:p>
          </table:table-cell>
          <table:table-cell office:value-type="float" office:value="0.00106703481084136" calcext:value-type="float">
            <text:p>0.0010670348</text:p>
          </table:table-cell>
          <table:table-cell office:value-type="float" office:value="9.10850630037809" calcext:value-type="float">
            <text:p>9.1085063004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-0.00000000000294268" calcext:value-type="float">
            <text:p>-2.94268E-12</text:p>
          </table:table-cell>
          <table:table-cell office:value-type="float" office:value="0" calcext:value-type="float">
            <text:p>0</text:p>
          </table:table-cell>
          <table:table-cell office:value-type="float" office:value="0.199991" calcext:value-type="float">
            <text:p>0.19999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8000.8" calcext:value-type="float">
            <text:p>18000.8</text:p>
          </table:table-cell>
          <table:table-cell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office:value-type="float" office:value="0.00822467033424113" calcext:value-type="float">
            <text:p>0.0082246703</text:p>
          </table:table-cell>
          <table:table-cell office:value-type="float" office:value="0.1" calcext:value-type="float">
            <text:p>0.1</text:p>
          </table:table-cell>
          <table:table-cell table:formula="of:=[.AU40]-[.AF40]" office:value-type="float" office:value="-0.000228872789331008" calcext:value-type="float">
            <text:p>-0.0002288728</text:p>
          </table:table-cell>
          <table:table-cell table:formula="of:=ABS([.AV40])/[.AF40]" office:value-type="float" office:value="0.00228350157955055" calcext:value-type="float">
            <text:p>0.0022835016</text:p>
          </table:table-cell>
          <table:table-cell table:formula="of:=[.AT40]/[.AK40]" office:value-type="float" office:value="0.00740220330081702" calcext:value-type="float">
            <text:p>0.00740220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.5" calcext:value-type="float">
            <text:p>32.5</text:p>
          </table:table-cell>
          <table:table-cell office:value-type="float" office:value="20" calcext:value-type="float">
            <text:p>20</text:p>
          </table:table-cell>
          <table:table-cell office:value-type="float" office:value="5.289" calcext:value-type="float">
            <text:p>5.28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545186" calcext:value-type="float">
            <text:p>0.545186</text:p>
          </table:table-cell>
          <table:table-cell office:value-type="float" office:value="-0.838315" calcext:value-type="float">
            <text:p>-0.838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5" calcext:value-type="float">
            <text:p>162.5</text:p>
          </table:table-cell>
          <table:table-cell office:value-type="float" office:value="-2640.625" calcext:value-type="float">
            <text:p>-2640.625</text:p>
          </table:table-cell>
          <table:table-cell office:value-type="float" office:value="0.000460722" calcext:value-type="float">
            <text:p>0.000460722</text:p>
          </table:table-cell>
          <table:table-cell office:value-type="float" office:value="0.00134281" calcext:value-type="float">
            <text:p>0.00134281</text:p>
          </table:table-cell>
          <table:table-cell office:value-type="float" office:value="162.499" calcext:value-type="float">
            <text:p>162.499</text:p>
          </table:table-cell>
          <table:table-cell office:value-type="float" office:value="3.14051" calcext:value-type="float">
            <text:p>3.14051</text:p>
          </table:table-cell>
          <table:table-cell office:value-type="float" office:value="1.57082" calcext:value-type="float">
            <text:p>1.57082</text:p>
          </table:table-cell>
          <table:table-cell office:value-type="float" office:value="0.249419" calcext:value-type="float">
            <text:p>0.249419</text:p>
          </table:table-cell>
          <table:table-cell office:value-type="float" office:value="0.249165" calcext:value-type="float">
            <text:p>0.249165</text:p>
          </table:table-cell>
          <table:table-cell office:value-type="float" office:value="26406" calcext:value-type="float">
            <text:p>26406</text:p>
          </table:table-cell>
          <table:table-cell office:value-type="float" office:value="13.1532" calcext:value-type="float">
            <text:p>13.1532</text:p>
          </table:table-cell>
          <table:table-cell office:value-type="float" office:value="2.46748" calcext:value-type="float">
            <text:p>2.46748</text:p>
          </table:table-cell>
          <table:table-cell office:value-type="float" office:value="0.499418" calcext:value-type="float">
            <text:p>0.499418</text:p>
          </table:table-cell>
          <table:table-cell office:value-type="float" office:value="0.499162" calcext:value-type="float">
            <text:p>0.499162</text:p>
          </table:table-cell>
          <table:table-cell office:value-type="float" office:value="0.500243" calcext:value-type="float">
            <text:p>0.500243</text:p>
          </table:table-cell>
          <table:table-cell office:value-type="float" office:value="1.81394" calcext:value-type="float">
            <text:p>1.81394</text:p>
          </table:table-cell>
          <table:table-cell office:value-type="float" office:value="0.00342815" calcext:value-type="float">
            <text:p>0.00342815</text:p>
          </table:table-cell>
          <table:table-cell office:value-type="float" office:value="26406.5246682972" calcext:value-type="float">
            <text:p>26406.5246682972</text:p>
          </table:table-cell>
          <table:table-cell office:value-type="float" office:value="0.0998620280167811" calcext:value-type="float">
            <text:p>0.099862028</text:p>
          </table:table-cell>
          <table:table-cell office:value-type="float" office:value="0.0149607610417605" calcext:value-type="float">
            <text:p>0.014960761</text:p>
          </table:table-cell>
          <table:table-cell office:value-type="float" office:value="0.0706281558738167" calcext:value-type="float">
            <text:p>0.0706281559</text:p>
          </table:table-cell>
          <table:table-cell office:value-type="float" office:value="0.00107871509627722" calcext:value-type="float">
            <text:p>0.0010787151</text:p>
          </table:table-cell>
          <table:table-cell office:value-type="float" office:value="9.30901007149101" calcext:value-type="float">
            <text:p>9.3090100715</text:p>
          </table:table-cell>
          <table:table-cell office:value-type="float" office:value="1.31147540983607" calcext:value-type="float">
            <text:p>1.31147540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745447" calcext:value-type="float">
            <text:p>7.45447E-13</text:p>
          </table:table-cell>
          <table:table-cell office:value-type="float" office:value="0.199992" calcext:value-type="float">
            <text:p>0.19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125.8" calcext:value-type="float">
            <text:p>21125.8</text:p>
          </table:table-cell>
          <table:table-cell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office:value-type="float" office:value="0.00759200338545335" calcext:value-type="float">
            <text:p>0.0075920034</text:p>
          </table:table-cell>
          <table:table-cell office:value-type="float" office:value="0.1" calcext:value-type="float">
            <text:p>0.1</text:p>
          </table:table-cell>
          <table:table-cell table:formula="of:=[.AU41]-[.AF41]" office:value-type="float" office:value="0.000137971983218924" calcext:value-type="float">
            <text:p>0.000137972</text:p>
          </table:table-cell>
          <table:table-cell table:formula="of:=ABS([.AV41])/[.AF41]" office:value-type="float" office:value="0.00138162608910504" calcext:value-type="float">
            <text:p>0.0013816261</text:p>
          </table:table-cell>
          <table:table-cell table:formula="of:=[.AT41]/[.AK41]" office:value-type="float" office:value="0.00578890258140818" calcext:value-type="float">
            <text:p>0.0057889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204" calcext:value-type="float">
            <text:p>1.20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58627" calcext:value-type="float">
            <text:p>0.358627</text:p>
          </table:table-cell>
          <table:table-cell office:value-type="float" office:value="0.933481" calcext:value-type="float">
            <text:p>0.933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50" calcext:value-type="float">
            <text:p>-250</text:p>
          </table:table-cell>
          <table:table-cell office:value-type="float" office:value="0.00130397" calcext:value-type="float">
            <text:p>0.00130397</text:p>
          </table:table-cell>
          <table:table-cell office:value-type="float" office:value="-0.000486547" calcext:value-type="float">
            <text:p>-0.000486547</text:p>
          </table:table-cell>
          <table:table-cell office:value-type="float" office:value="49.9953" calcext:value-type="float">
            <text:p>49.9953</text:p>
          </table:table-cell>
          <table:table-cell office:value-type="float" office:value="3.14229" calcext:value-type="float">
            <text:p>3.14229</text:p>
          </table:table-cell>
          <table:table-cell office:value-type="float" office:value="1.5709" calcext:value-type="float">
            <text:p>1.5709</text:p>
          </table:table-cell>
          <table:table-cell office:value-type="float" office:value="0.249746" calcext:value-type="float">
            <text:p>0.249746</text:p>
          </table:table-cell>
          <table:table-cell office:value-type="float" office:value="0.249883" calcext:value-type="float">
            <text:p>0.249883</text:p>
          </table:table-cell>
          <table:table-cell office:value-type="float" office:value="2499.78" calcext:value-type="float">
            <text:p>2499.78</text:p>
          </table:table-cell>
          <table:table-cell office:value-type="float" office:value="13.1646" calcext:value-type="float">
            <text:p>13.1646</text:p>
          </table:table-cell>
          <table:table-cell office:value-type="float" office:value="2.46785" calcext:value-type="float">
            <text:p>2.46785</text:p>
          </table:table-cell>
          <table:table-cell office:value-type="float" office:value="0.499744" calcext:value-type="float">
            <text:p>0.499744</text:p>
          </table:table-cell>
          <table:table-cell office:value-type="float" office:value="0.499883" calcext:value-type="float">
            <text:p>0.499883</text:p>
          </table:table-cell>
          <table:table-cell office:value-type="float" office:value="0.500277" calcext:value-type="float">
            <text:p>0.500277</text:p>
          </table:table-cell>
          <table:table-cell office:value-type="float" office:value="1.81399" calcext:value-type="float">
            <text:p>1.81399</text:p>
          </table:table-cell>
          <table:table-cell office:value-type="float" office:value="0.0111668" calcext:value-type="float">
            <text:p>0.0111668</text:p>
          </table:table-cell>
          <table:table-cell office:value-type="float" office:value="2500.28316426256" calcext:value-type="float">
            <text:p>2500.2831642626</text:p>
          </table:table-cell>
          <table:table-cell office:value-type="float" office:value="0.0999797686296495" calcext:value-type="float">
            <text:p>0.0999797686</text:p>
          </table:table-cell>
          <table:table-cell office:value-type="float" office:value="0.0149815211978844" calcext:value-type="float">
            <text:p>0.0149815212</text:p>
          </table:table-cell>
          <table:table-cell office:value-type="float" office:value="0.0706085480848186" calcext:value-type="float">
            <text:p>0.0706085481</text:p>
          </table:table-cell>
          <table:table-cell office:value-type="float" office:value="0.0000459036799094329" calcext:value-type="float">
            <text:p>4.59036799094329E-05</text:p>
          </table:table-cell>
          <table:table-cell office:value-type="float" office:value="0.0168571826338214" calcext:value-type="float">
            <text:p>0.0168571826</text:p>
          </table:table-cell>
          <table:table-cell office:value-type="float" office:value="1.29032258064516" calcext:value-type="float">
            <text:p>1.2903225806</text:p>
          </table:table-cell>
          <table:table-cell office:value-type="float" office:value="-1.55433E-015" calcext:value-type="float">
            <text:p>-1.55433E-15</text:p>
          </table:table-cell>
          <table:table-cell office:value-type="float" office:value="0" calcext:value-type="float">
            <text:p>0</text:p>
          </table:table-cell>
          <table:table-cell office:value-type="float" office:value="0.19992" calcext:value-type="float">
            <text:p>0.1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.8" calcext:value-type="float">
            <text:p>2000.8</text:p>
          </table:table-cell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0.0246740110027234" calcext:value-type="float">
            <text:p>0.024674011</text:p>
          </table:table-cell>
          <table:table-cell office:value-type="float" office:value="0.1" calcext:value-type="float">
            <text:p>0.1</text:p>
          </table:table-cell>
          <table:table-cell table:formula="of:=[.AU42]-[.AF42]" office:value-type="float" office:value="0.0000202313703504819" calcext:value-type="float">
            <text:p>2.02313703504819E-05</text:p>
          </table:table-cell>
          <table:table-cell table:formula="of:=ABS([.AV42])/[.AF42]" office:value-type="float" office:value="0.00020235464262199" calcext:value-type="float">
            <text:p>0.0002023546</text:p>
          </table:table-cell>
          <table:table-cell table:formula="of:=[.AT42]/[.AK42]" office:value-type="float" office:value="0.0191223585271106" calcext:value-type="float">
            <text:p>0.0191223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20" calcext:value-type="float">
            <text:p>20</text:p>
          </table:table-cell>
          <table:table-cell office:value-type="float" office:value="1.204" calcext:value-type="float">
            <text:p>1.20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58627" calcext:value-type="float">
            <text:p>0.358627</text:p>
          </table:table-cell>
          <table:table-cell office:value-type="float" office:value="0.933481" calcext:value-type="float">
            <text:p>0.933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-390.625" calcext:value-type="float">
            <text:p>-390.625</text:p>
          </table:table-cell>
          <table:table-cell office:value-type="float" office:value="-0.000135787" calcext:value-type="float">
            <text:p>-0.000135787</text:p>
          </table:table-cell>
          <table:table-cell office:value-type="float" office:value="-0.000260974" calcext:value-type="float">
            <text:p>-0.000260974</text:p>
          </table:table-cell>
          <table:table-cell office:value-type="float" office:value="62.4967" calcext:value-type="float">
            <text:p>62.4967</text:p>
          </table:table-cell>
          <table:table-cell office:value-type="float" office:value="3.14206" calcext:value-type="float">
            <text:p>3.14206</text:p>
          </table:table-cell>
          <table:table-cell office:value-type="float" office:value="1.5708" calcext:value-type="float">
            <text:p>1.5708</text:p>
          </table:table-cell>
          <table:table-cell office:value-type="float" office:value="0.250333" calcext:value-type="float">
            <text:p>0.250333</text:p>
          </table:table-cell>
          <table:table-cell office:value-type="float" office:value="0.250124" calcext:value-type="float">
            <text:p>0.250124</text:p>
          </table:table-cell>
          <table:table-cell office:value-type="float" office:value="3906.09" calcext:value-type="float">
            <text:p>3906.09</text:p>
          </table:table-cell>
          <table:table-cell office:value-type="float" office:value="13.1604" calcext:value-type="float">
            <text:p>13.1604</text:p>
          </table:table-cell>
          <table:table-cell office:value-type="float" office:value="2.4675" calcext:value-type="float">
            <text:p>2.4675</text:p>
          </table:table-cell>
          <table:table-cell office:value-type="float" office:value="0.500333" calcext:value-type="float">
            <text:p>0.500333</text:p>
          </table:table-cell>
          <table:table-cell office:value-type="float" office:value="0.500124" calcext:value-type="float">
            <text:p>0.500124</text:p>
          </table:table-cell>
          <table:table-cell office:value-type="float" office:value="0.499972" calcext:value-type="float">
            <text:p>0.499972</text:p>
          </table:table-cell>
          <table:table-cell office:value-type="float" office:value="1.81324" calcext:value-type="float">
            <text:p>1.81324</text:p>
          </table:table-cell>
          <table:table-cell office:value-type="float" office:value="0.00896071" calcext:value-type="float">
            <text:p>0.00896071</text:p>
          </table:table-cell>
          <table:table-cell office:value-type="float" office:value="3906.59190912887" calcext:value-type="float">
            <text:p>3906.5919091289</text:p>
          </table:table-cell>
          <table:table-cell office:value-type="float" office:value="0.100078373226129" calcext:value-type="float">
            <text:p>0.1000783732</text:p>
          </table:table-cell>
          <table:table-cell office:value-type="float" office:value="0.015025169518516" calcext:value-type="float">
            <text:p>0.0150251695</text:p>
          </table:table-cell>
          <table:table-cell office:value-type="float" office:value="0.0707777417761242" calcext:value-type="float">
            <text:p>0.0707777418</text:p>
          </table:table-cell>
          <table:table-cell office:value-type="float" office:value="0.000110853604918796" calcext:value-type="float">
            <text:p>0.0001108536</text:p>
          </table:table-cell>
          <table:table-cell office:value-type="float" office:value="0.0983081737879404" calcext:value-type="float">
            <text:p>0.0983081738</text:p>
          </table:table-cell>
          <table:table-cell office:value-type="float" office:value="1.31147540983607" calcext:value-type="float">
            <text:p>1.31147540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3752" calcext:value-type="float">
            <text:p>3.752E-13</text:p>
          </table:table-cell>
          <table:table-cell office:value-type="float" office:value="0.199949" calcext:value-type="float">
            <text:p>0.19994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125.8" calcext:value-type="float">
            <text:p>3125.8</text:p>
          </table:table-cell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0.0197392088021787" calcext:value-type="float">
            <text:p>0.0197392088</text:p>
          </table:table-cell>
          <table:table-cell office:value-type="float" office:value="0.1" calcext:value-type="float">
            <text:p>0.1</text:p>
          </table:table-cell>
          <table:table-cell table:formula="of:=[.AU43]-[.AF43]" office:value-type="float" office:value="-0.0000783732261287612" calcext:value-type="float">
            <text:p>-7.83732261287612E-05</text:p>
          </table:table-cell>
          <table:table-cell table:formula="of:=ABS([.AV43])/[.AF43]" office:value-type="float" office:value="0.000783118506050009" calcext:value-type="float">
            <text:p>0.0007831185</text:p>
          </table:table-cell>
          <table:table-cell table:formula="of:=[.AT43]/[.AK43]" office:value-type="float" office:value="0.0150511467116613" calcext:value-type="float">
            <text:p>0.0150511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.204" calcext:value-type="float">
            <text:p>1.20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58627" calcext:value-type="float">
            <text:p>0.358627</text:p>
          </table:table-cell>
          <table:table-cell office:value-type="float" office:value="0.933481" calcext:value-type="float">
            <text:p>0.933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-562.5" calcext:value-type="float">
            <text:p>-562.5</text:p>
          </table:table-cell>
          <table:table-cell office:value-type="float" office:value="-0.000015049" calcext:value-type="float">
            <text:p>-0.000015049</text:p>
          </table:table-cell>
          <table:table-cell office:value-type="float" office:value="0.000342574" calcext:value-type="float">
            <text:p>0.000342574</text:p>
          </table:table-cell>
          <table:table-cell office:value-type="float" office:value="74.9967" calcext:value-type="float">
            <text:p>74.9967</text:p>
          </table:table-cell>
          <table:table-cell office:value-type="float" office:value="3.14325" calcext:value-type="float">
            <text:p>3.14325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250011" calcext:value-type="float">
            <text:p>0.250011</text:p>
          </table:table-cell>
          <table:table-cell office:value-type="float" office:value="0.250393" calcext:value-type="float">
            <text:p>0.250393</text:p>
          </table:table-cell>
          <table:table-cell office:value-type="float" office:value="5624.75" calcext:value-type="float">
            <text:p>5624.75</text:p>
          </table:table-cell>
          <table:table-cell office:value-type="float" office:value="13.167" calcext:value-type="float">
            <text:p>13.167</text:p>
          </table:table-cell>
          <table:table-cell office:value-type="float" office:value="2.46744" calcext:value-type="float">
            <text:p>2.46744</text:p>
          </table:table-cell>
          <table:table-cell office:value-type="float" office:value="0.500011" calcext:value-type="float">
            <text:p>0.500011</text:p>
          </table:table-cell>
          <table:table-cell office:value-type="float" office:value="0.500393" calcext:value-type="float">
            <text:p>0.500393</text:p>
          </table:table-cell>
          <table:table-cell office:value-type="float" office:value="0.499806" calcext:value-type="float">
            <text:p>0.499806</text:p>
          </table:table-cell>
          <table:table-cell office:value-type="float" office:value="1.81299" calcext:value-type="float">
            <text:p>1.81299</text:p>
          </table:table-cell>
          <table:table-cell office:value-type="float" office:value="0.00746492" calcext:value-type="float">
            <text:p>0.00746492</text:p>
          </table:table-cell>
          <table:table-cell office:value-type="float" office:value="5625.25528233779" calcext:value-type="float">
            <text:p>5625.2552823378</text:p>
          </table:table-cell>
          <table:table-cell office:value-type="float" office:value="0.100036481070255" calcext:value-type="float">
            <text:p>0.1000364811</text:p>
          </table:table-cell>
          <table:table-cell office:value-type="float" office:value="0.0150057827338616" calcext:value-type="float">
            <text:p>0.0150057827</text:p>
          </table:table-cell>
          <table:table-cell office:value-type="float" office:value="0.0706999659755377" calcext:value-type="float">
            <text:p>0.070699966</text:p>
          </table:table-cell>
          <table:table-cell office:value-type="float" office:value="0.00020528265650744" calcext:value-type="float">
            <text:p>0.0002052827</text:p>
          </table:table-cell>
          <table:table-cell office:value-type="float" office:value="0.337127752502013" calcext:value-type="float">
            <text:p>0.3371277525</text:p>
          </table:table-cell>
          <table:table-cell office:value-type="float" office:value="1.17647058823529" calcext:value-type="float">
            <text:p>1.1764705882</text:p>
          </table:table-cell>
          <table:table-cell office:value-type="float" office:value="-0.000000000000403177" calcext:value-type="float">
            <text:p>-4.03177E-13</text:p>
          </table:table-cell>
          <table:table-cell office:value-type="float" office:value="0" calcext:value-type="float">
            <text:p>0</text:p>
          </table:table-cell>
          <table:table-cell office:value-type="float" office:value="0.199964" calcext:value-type="float">
            <text:p>0.19996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00.8" calcext:value-type="float">
            <text:p>4500.8</text:p>
          </table:table-cell>
          <table:table-cell office:value-type="float" office:value="35.9999999999999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0.0164493406684823" calcext:value-type="float">
            <text:p>0.0164493407</text:p>
          </table:table-cell>
          <table:table-cell office:value-type="float" office:value="0.1" calcext:value-type="float">
            <text:p>0.1</text:p>
          </table:table-cell>
          <table:table-cell table:formula="of:=[.AU44]-[.AF44]" office:value-type="float" office:value="-0.000036481070254793" calcext:value-type="float">
            <text:p>-3.6481070254793E-05</text:p>
          </table:table-cell>
          <table:table-cell table:formula="of:=ABS([.AV44])/[.AF44]" office:value-type="float" office:value="0.000364677664233037" calcext:value-type="float">
            <text:p>0.0003646777</text:p>
          </table:table-cell>
          <table:table-cell table:formula="of:=[.AT44]/[.AK44]" office:value-type="float" office:value="0.0139819395682099" calcext:value-type="float">
            <text:p>0.0139819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1.204" calcext:value-type="float">
            <text:p>1.20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58627" calcext:value-type="float">
            <text:p>0.358627</text:p>
          </table:table-cell>
          <table:table-cell office:value-type="float" office:value="0.933481" calcext:value-type="float">
            <text:p>0.933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-765.625" calcext:value-type="float">
            <text:p>-765.625</text:p>
          </table:table-cell>
          <table:table-cell office:value-type="float" office:value="-0.000290382" calcext:value-type="float">
            <text:p>-0.000290382</text:p>
          </table:table-cell>
          <table:table-cell office:value-type="float" office:value="-0.000319005" calcext:value-type="float">
            <text:p>-0.000319005</text:p>
          </table:table-cell>
          <table:table-cell office:value-type="float" office:value="87.4969" calcext:value-type="float">
            <text:p>87.4969</text:p>
          </table:table-cell>
          <table:table-cell office:value-type="float" office:value="3.14181" calcext:value-type="float">
            <text:p>3.14181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249461" calcext:value-type="float">
            <text:p>0.249461</text:p>
          </table:table-cell>
          <table:table-cell office:value-type="float" office:value="0.249818" calcext:value-type="float">
            <text:p>0.249818</text:p>
          </table:table-cell>
          <table:table-cell office:value-type="float" office:value="7655.95" calcext:value-type="float">
            <text:p>7655.95</text:p>
          </table:table-cell>
          <table:table-cell office:value-type="float" office:value="13.1568" calcext:value-type="float">
            <text:p>13.1568</text:p>
          </table:table-cell>
          <table:table-cell office:value-type="float" office:value="2.46738" calcext:value-type="float">
            <text:p>2.46738</text:p>
          </table:table-cell>
          <table:table-cell office:value-type="float" office:value="0.499461" calcext:value-type="float">
            <text:p>0.499461</text:p>
          </table:table-cell>
          <table:table-cell office:value-type="float" office:value="0.499818" calcext:value-type="float">
            <text:p>0.499818</text:p>
          </table:table-cell>
          <table:table-cell office:value-type="float" office:value="0.499918" calcext:value-type="float">
            <text:p>0.499918</text:p>
          </table:table-cell>
          <table:table-cell office:value-type="float" office:value="1.81268" calcext:value-type="float">
            <text:p>1.81268</text:p>
          </table:table-cell>
          <table:table-cell office:value-type="float" office:value="0.00637982" calcext:value-type="float">
            <text:p>0.00637982</text:p>
          </table:table-cell>
          <table:table-cell office:value-type="float" office:value="7656.4540659522" calcext:value-type="float">
            <text:p>7656.4540659522</text:p>
          </table:table-cell>
          <table:table-cell office:value-type="float" office:value="0.0999098615403647" calcext:value-type="float">
            <text:p>0.0999098615</text:p>
          </table:table-cell>
          <table:table-cell office:value-type="float" office:value="0.0149587678140017" calcext:value-type="float">
            <text:p>0.0149587678</text:p>
          </table:table-cell>
          <table:table-cell office:value-type="float" office:value="0.0705463491683791" calcext:value-type="float">
            <text:p>0.0705463492</text:p>
          </table:table-cell>
          <table:table-cell office:value-type="float" office:value="0.000106693711880907" calcext:value-type="float">
            <text:p>0.0001066937</text:p>
          </table:table-cell>
          <table:table-cell office:value-type="float" office:value="0.0910683852394079" calcext:value-type="float">
            <text:p>0.0910683852</text:p>
          </table:table-cell>
          <table:table-cell office:value-type="float" office:value="1.17647058823529" calcext:value-type="float">
            <text:p>1.17647058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97757" calcext:value-type="float">
            <text:p>1.97757E-13</text:p>
          </table:table-cell>
          <table:table-cell office:value-type="float" office:value="0.199974" calcext:value-type="float">
            <text:p>0.19997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6125.8" calcext:value-type="float">
            <text:p>6125.8</text:p>
          </table:table-cell>
          <table:table-cell office:value-type="float" office:value="48.999999999999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float" office:value="0.0140994348586991" calcext:value-type="float">
            <text:p>0.0140994349</text:p>
          </table:table-cell>
          <table:table-cell office:value-type="float" office:value="0.1" calcext:value-type="float">
            <text:p>0.1</text:p>
          </table:table-cell>
          <table:table-cell table:formula="of:=[.AU45]-[.AF45]" office:value-type="float" office:value="0.0000901384596352778" calcext:value-type="float">
            <text:p>9.01384596352778E-05</text:p>
          </table:table-cell>
          <table:table-cell table:formula="of:=ABS([.AV45])/[.AF45]" office:value-type="float" office:value="0.00090219782357381" calcext:value-type="float">
            <text:p>0.0009021978</text:p>
          </table:table-cell>
          <table:table-cell table:formula="of:=[.AT45]/[.AK45]" office:value-type="float" office:value="0.0119845196298942" calcext:value-type="float">
            <text:p>0.0119845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204" calcext:value-type="float">
            <text:p>1.20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58627" calcext:value-type="float">
            <text:p>0.358627</text:p>
          </table:table-cell>
          <table:table-cell office:value-type="float" office:value="0.933481" calcext:value-type="float">
            <text:p>0.933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1000" calcext:value-type="float">
            <text:p>-1000</text:p>
          </table:table-cell>
          <table:table-cell office:value-type="float" office:value="0.000316292" calcext:value-type="float">
            <text:p>0.000316292</text:p>
          </table:table-cell>
          <table:table-cell office:value-type="float" office:value="-0.00060007" calcext:value-type="float">
            <text:p>-0.00060007</text:p>
          </table:table-cell>
          <table:table-cell office:value-type="float" office:value="99.9974" calcext:value-type="float">
            <text:p>99.9974</text:p>
          </table:table-cell>
          <table:table-cell office:value-type="float" office:value="3.13884" calcext:value-type="float">
            <text:p>3.13884</text:p>
          </table:table-cell>
          <table:table-cell office:value-type="float" office:value="1.57083" calcext:value-type="float">
            <text:p>1.57083</text:p>
          </table:table-cell>
          <table:table-cell office:value-type="float" office:value="0.249908" calcext:value-type="float">
            <text:p>0.249908</text:p>
          </table:table-cell>
          <table:table-cell office:value-type="float" office:value="0.249352" calcext:value-type="float">
            <text:p>0.249352</text:p>
          </table:table-cell>
          <table:table-cell office:value-type="float" office:value="9999.73" calcext:value-type="float">
            <text:p>9999.73</text:p>
          </table:table-cell>
          <table:table-cell office:value-type="float" office:value="13.1455" calcext:value-type="float">
            <text:p>13.1455</text:p>
          </table:table-cell>
          <table:table-cell office:value-type="float" office:value="2.46753" calcext:value-type="float">
            <text:p>2.46753</text:p>
          </table:table-cell>
          <table:table-cell office:value-type="float" office:value="0.499908" calcext:value-type="float">
            <text:p>0.499908</text:p>
          </table:table-cell>
          <table:table-cell office:value-type="float" office:value="0.499351" calcext:value-type="float">
            <text:p>0.499351</text:p>
          </table:table-cell>
          <table:table-cell office:value-type="float" office:value="0.49986" calcext:value-type="float">
            <text:p>0.49986</text:p>
          </table:table-cell>
          <table:table-cell office:value-type="float" office:value="1.81472" calcext:value-type="float">
            <text:p>1.81472</text:p>
          </table:table-cell>
          <table:table-cell office:value-type="float" office:value="0.00558122" calcext:value-type="float">
            <text:p>0.00558122</text:p>
          </table:table-cell>
          <table:table-cell office:value-type="float" office:value="10000.2274440315" calcext:value-type="float">
            <text:p>10000.2274440315</text:p>
          </table:table-cell>
          <table:table-cell office:value-type="float" office:value="0.0998927876219259" calcext:value-type="float">
            <text:p>0.0998927876</text:p>
          </table:table-cell>
          <table:table-cell office:value-type="float" office:value="0.0149708607950494" calcext:value-type="float">
            <text:p>0.0149708608</text:p>
          </table:table-cell>
          <table:table-cell office:value-type="float" office:value="0.0706561517220562" calcext:value-type="float">
            <text:p>0.0706561517</text:p>
          </table:table-cell>
          <table:table-cell office:value-type="float" office:value="0.000446998967424746" calcext:value-type="float">
            <text:p>0.000446999</text:p>
          </table:table-cell>
          <table:table-cell office:value-type="float" office:value="1.59846461503031" calcext:value-type="float">
            <text:p>1.598464615</text:p>
          </table:table-cell>
          <table:table-cell office:value-type="float" office:value="1.12676056338028" calcext:value-type="float">
            <text:p>1.12676056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319755" calcext:value-type="float">
            <text:p>3.19755E-13</text:p>
          </table:table-cell>
          <table:table-cell office:value-type="float" office:value="0.19998" calcext:value-type="float">
            <text:p>0.1999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8000.8" calcext:value-type="float">
            <text:p>8000.8</text:p>
          </table:table-cell>
          <table:table-cell office:value-type="float" office:value="64.0000000000001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0.0123370055013617" calcext:value-type="float">
            <text:p>0.0123370055</text:p>
          </table:table-cell>
          <table:table-cell office:value-type="float" office:value="0.1" calcext:value-type="float">
            <text:p>0.1</text:p>
          </table:table-cell>
          <table:table-cell table:formula="of:=[.AU46]-[.AF46]" office:value-type="float" office:value="0.000107212378074123" calcext:value-type="float">
            <text:p>0.0001072124</text:p>
          </table:table-cell>
          <table:table-cell table:formula="of:=ABS([.AV46])/[.AF46]" office:value-type="float" office:value="0.00107327446381715" calcext:value-type="float">
            <text:p>0.0010732745</text:p>
          </table:table-cell>
          <table:table-cell table:formula="of:=[.AT46]/[.AK46]" office:value-type="float" office:value="0.0109490923824585" calcext:value-type="float">
            <text:p>0.01094909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office:value-type="float" office:value="1.204" calcext:value-type="float">
            <text:p>1.20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58627" calcext:value-type="float">
            <text:p>0.358627</text:p>
          </table:table-cell>
          <table:table-cell office:value-type="float" office:value="0.933481" calcext:value-type="float">
            <text:p>0.933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  <table:table-cell office:value-type="float" office:value="-1265.625" calcext:value-type="float">
            <text:p>-1265.625</text:p>
          </table:table-cell>
          <table:table-cell office:value-type="float" office:value="0.000412846" calcext:value-type="float">
            <text:p>0.000412846</text:p>
          </table:table-cell>
          <table:table-cell office:value-type="float" office:value="-0.00101125" calcext:value-type="float">
            <text:p>-0.00101125</text:p>
          </table:table-cell>
          <table:table-cell office:value-type="float" office:value="112.498" calcext:value-type="float">
            <text:p>112.498</text:p>
          </table:table-cell>
          <table:table-cell office:value-type="float" office:value="3.13945" calcext:value-type="float">
            <text:p>3.13945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0.250315" calcext:value-type="float">
            <text:p>0.250315</text:p>
          </table:table-cell>
          <table:table-cell office:value-type="float" office:value="0.250071" calcext:value-type="float">
            <text:p>0.250071</text:p>
          </table:table-cell>
          <table:table-cell office:value-type="float" office:value="12656.1" calcext:value-type="float">
            <text:p>12656.1</text:p>
          </table:table-cell>
          <table:table-cell office:value-type="float" office:value="13.1517" calcext:value-type="float">
            <text:p>13.1517</text:p>
          </table:table-cell>
          <table:table-cell office:value-type="float" office:value="2.46737" calcext:value-type="float">
            <text:p>2.46737</text:p>
          </table:table-cell>
          <table:table-cell office:value-type="float" office:value="0.500314" calcext:value-type="float">
            <text:p>0.500314</text:p>
          </table:table-cell>
          <table:table-cell office:value-type="float" office:value="0.50007" calcext:value-type="float">
            <text:p>0.50007</text:p>
          </table:table-cell>
          <table:table-cell office:value-type="float" office:value="0.500054" calcext:value-type="float">
            <text:p>0.500054</text:p>
          </table:table-cell>
          <table:table-cell office:value-type="float" office:value="1.81537" calcext:value-type="float">
            <text:p>1.81537</text:p>
          </table:table-cell>
          <table:table-cell office:value-type="float" office:value="0.00498028" calcext:value-type="float">
            <text:p>0.00498028</text:p>
          </table:table-cell>
          <table:table-cell office:value-type="float" office:value="12656.5673919094" calcext:value-type="float">
            <text:p>12656.5673919094</text:p>
          </table:table-cell>
          <table:table-cell office:value-type="float" office:value="0.10006128351447" calcext:value-type="float">
            <text:p>0.1000612835</text:p>
          </table:table-cell>
          <table:table-cell office:value-type="float" office:value="0.015025425876761" calcext:value-type="float">
            <text:p>0.0150254259</text:p>
          </table:table-cell>
          <table:table-cell office:value-type="float" office:value="0.0708037104832643" calcext:value-type="float">
            <text:p>0.0708037105</text:p>
          </table:table-cell>
          <table:table-cell office:value-type="float" office:value="0.000231205645510339" calcext:value-type="float">
            <text:p>0.0002312056</text:p>
          </table:table-cell>
          <table:table-cell office:value-type="float" office:value="0.427648404126822" calcext:value-type="float">
            <text:p>0.4276484041</text:p>
          </table:table-cell>
          <table:table-cell office:value-type="float" office:value="1.14285714285714" calcext:value-type="float">
            <text:p>1.14285714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452382" calcext:value-type="float">
            <text:p>4.52382E-14</text:p>
          </table:table-cell>
          <table:table-cell office:value-type="float" office:value="0.199984" calcext:value-type="float">
            <text:p>0.19998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0125.8" calcext:value-type="float">
            <text:p>10125.8</text:p>
          </table:table-cell>
          <table:table-cell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0.0109662271123215" calcext:value-type="float">
            <text:p>0.0109662271</text:p>
          </table:table-cell>
          <table:table-cell office:value-type="float" office:value="0.1" calcext:value-type="float">
            <text:p>0.1</text:p>
          </table:table-cell>
          <table:table-cell table:formula="of:=[.AU47]-[.AF47]" office:value-type="float" office:value="-0.0000612835144695178" calcext:value-type="float">
            <text:p>-6.12835144695178E-05</text:p>
          </table:table-cell>
          <table:table-cell table:formula="of:=ABS([.AV47])/[.AF47]" office:value-type="float" office:value="0.000612459807800245" calcext:value-type="float">
            <text:p>0.0006124598</text:p>
          </table:table-cell>
          <table:table-cell table:formula="of:=[.AT47]/[.AK47]" office:value-type="float" office:value="0.00959544872328132" calcext:value-type="float">
            <text:p>0.0095954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.204" calcext:value-type="float">
            <text:p>1.20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58627" calcext:value-type="float">
            <text:p>0.358627</text:p>
          </table:table-cell>
          <table:table-cell office:value-type="float" office:value="0.933481" calcext:value-type="float">
            <text:p>0.933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-1562.5" calcext:value-type="float">
            <text:p>-1562.5</text:p>
          </table:table-cell>
          <table:table-cell office:value-type="float" office:value="0.000681143" calcext:value-type="float">
            <text:p>0.000681143</text:p>
          </table:table-cell>
          <table:table-cell office:value-type="float" office:value="0.000475428" calcext:value-type="float">
            <text:p>0.000475428</text:p>
          </table:table-cell>
          <table:table-cell office:value-type="float" office:value="124.998" calcext:value-type="float">
            <text:p>124.998</text:p>
          </table:table-cell>
          <table:table-cell office:value-type="float" office:value="3.14273" calcext:value-type="float">
            <text:p>3.14273</text:p>
          </table:table-cell>
          <table:table-cell office:value-type="float" office:value="1.57075" calcext:value-type="float">
            <text:p>1.57075</text:p>
          </table:table-cell>
          <table:table-cell office:value-type="float" office:value="0.249168" calcext:value-type="float">
            <text:p>0.249168</text:p>
          </table:table-cell>
          <table:table-cell office:value-type="float" office:value="0.249048" calcext:value-type="float">
            <text:p>0.249048</text:p>
          </table:table-cell>
          <table:table-cell office:value-type="float" office:value="15624.7" calcext:value-type="float">
            <text:p>15624.7</text:p>
          </table:table-cell>
          <table:table-cell office:value-type="float" office:value="13.1708" calcext:value-type="float">
            <text:p>13.1708</text:p>
          </table:table-cell>
          <table:table-cell office:value-type="float" office:value="2.46726" calcext:value-type="float">
            <text:p>2.46726</text:p>
          </table:table-cell>
          <table:table-cell office:value-type="float" office:value="0.499167" calcext:value-type="float">
            <text:p>0.499167</text:p>
          </table:table-cell>
          <table:table-cell office:value-type="float" office:value="0.499047" calcext:value-type="float">
            <text:p>0.499047</text:p>
          </table:table-cell>
          <table:table-cell office:value-type="float" office:value="0.499726" calcext:value-type="float">
            <text:p>0.499726</text:p>
          </table:table-cell>
          <table:table-cell office:value-type="float" office:value="1.81495" calcext:value-type="float">
            <text:p>1.81495</text:p>
          </table:table-cell>
          <table:table-cell office:value-type="float" office:value="0.00445416" calcext:value-type="float">
            <text:p>0.00445416</text:p>
          </table:table-cell>
          <table:table-cell office:value-type="float" office:value="15625.1973255403" calcext:value-type="float">
            <text:p>15625.1973255403</text:p>
          </table:table-cell>
          <table:table-cell office:value-type="float" office:value="0.0997445499966093" calcext:value-type="float">
            <text:p>0.09974455</text:p>
          </table:table-cell>
          <table:table-cell office:value-type="float" office:value="0.0149315031037523" calcext:value-type="float">
            <text:p>0.0149315031</text:p>
          </table:table-cell>
          <table:table-cell office:value-type="float" office:value="0.0705870232388803" calcext:value-type="float">
            <text:p>0.0705870232</text:p>
          </table:table-cell>
          <table:table-cell office:value-type="float" office:value="0.00033692574277754" calcext:value-type="float">
            <text:p>0.0003369257</text:p>
          </table:table-cell>
          <table:table-cell office:value-type="float" office:value="0.908151649169575" calcext:value-type="float">
            <text:p>0.9081516492</text:p>
          </table:table-cell>
          <table:table-cell office:value-type="float" office:value="1.11111111111111" calcext:value-type="float">
            <text:p>1.1111111111</text:p>
          </table:table-cell>
          <table:table-cell office:value-type="float" office:value="-0.00000000000043082" calcext:value-type="float">
            <text:p>-4.3082E-13</text:p>
          </table:table-cell>
          <table:table-cell office:value-type="float" office:value="0" calcext:value-type="float">
            <text:p>0</text:p>
          </table:table-cell>
          <table:table-cell office:value-type="float" office:value="0.199987" calcext:value-type="float">
            <text:p>0.19998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2500.8" calcext:value-type="float">
            <text:p>12500.8</text:p>
          </table:table-cell>
          <table:table-cell office:value-type="float" office:value="99.9999999999999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.00986960440108936" calcext:value-type="float">
            <text:p>0.0098696044</text:p>
          </table:table-cell>
          <table:table-cell office:value-type="float" office:value="0.1" calcext:value-type="float">
            <text:p>0.1</text:p>
          </table:table-cell>
          <table:table-cell table:formula="of:=[.AU48]-[.AF48]" office:value-type="float" office:value="0.000255450003390723" calcext:value-type="float">
            <text:p>0.00025545</text:p>
          </table:table-cell>
          <table:table-cell table:formula="of:=ABS([.AV48])/[.AF48]" office:value-type="float" office:value="0.00256104221633569" calcext:value-type="float">
            <text:p>0.0025610422</text:p>
          </table:table-cell>
          <table:table-cell table:formula="of:=[.AT48]/[.AK48]" office:value-type="float" office:value="0.00888264396098042" calcext:value-type="float">
            <text:p>0.008882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20" calcext:value-type="float">
            <text:p>20</text:p>
          </table:table-cell>
          <table:table-cell office:value-type="float" office:value="1.204" calcext:value-type="float">
            <text:p>1.20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58627" calcext:value-type="float">
            <text:p>0.358627</text:p>
          </table:table-cell>
          <table:table-cell office:value-type="float" office:value="0.933481" calcext:value-type="float">
            <text:p>0.933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5" calcext:value-type="float">
            <text:p>137.5</text:p>
          </table:table-cell>
          <table:table-cell office:value-type="float" office:value="-1890.625" calcext:value-type="float">
            <text:p>-1890.625</text:p>
          </table:table-cell>
          <table:table-cell office:value-type="float" office:value="-0.000242844" calcext:value-type="float">
            <text:p>-0.000242844</text:p>
          </table:table-cell>
          <table:table-cell office:value-type="float" office:value="-0.0000204106" calcext:value-type="float">
            <text:p>-2.04106E-05</text:p>
          </table:table-cell>
          <table:table-cell office:value-type="float" office:value="137.498" calcext:value-type="float">
            <text:p>137.498</text:p>
          </table:table-cell>
          <table:table-cell office:value-type="float" office:value="3.14459" calcext:value-type="float">
            <text:p>3.14459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250151" calcext:value-type="float">
            <text:p>0.250151</text:p>
          </table:table-cell>
          <table:table-cell office:value-type="float" office:value="0.249967" calcext:value-type="float">
            <text:p>0.249967</text:p>
          </table:table-cell>
          <table:table-cell office:value-type="float" office:value="18905.9" calcext:value-type="float">
            <text:p>18905.9</text:p>
          </table:table-cell>
          <table:table-cell office:value-type="float" office:value="13.1798" calcext:value-type="float">
            <text:p>13.1798</text:p>
          </table:table-cell>
          <table:table-cell office:value-type="float" office:value="2.46746" calcext:value-type="float">
            <text:p>2.46746</text:p>
          </table:table-cell>
          <table:table-cell office:value-type="float" office:value="0.500151" calcext:value-type="float">
            <text:p>0.500151</text:p>
          </table:table-cell>
          <table:table-cell office:value-type="float" office:value="0.499967" calcext:value-type="float">
            <text:p>0.499967</text:p>
          </table:table-cell>
          <table:table-cell office:value-type="float" office:value="0.500112" calcext:value-type="float">
            <text:p>0.500112</text:p>
          </table:table-cell>
          <table:table-cell office:value-type="float" office:value="1.8142" calcext:value-type="float">
            <text:p>1.8142</text:p>
          </table:table-cell>
          <table:table-cell office:value-type="float" office:value="0.00406874" calcext:value-type="float">
            <text:p>0.00406874</text:p>
          </table:table-cell>
          <table:table-cell office:value-type="float" office:value="18906.4363088748" calcext:value-type="float">
            <text:p>18906.4363088748</text:p>
          </table:table-cell>
          <table:table-cell office:value-type="float" office:value="0.100046523109048" calcext:value-type="float">
            <text:p>0.1000465231</text:p>
          </table:table-cell>
          <table:table-cell office:value-type="float" office:value="0.0150231627512577" calcext:value-type="float">
            <text:p>0.0150231628</text:p>
          </table:table-cell>
          <table:table-cell office:value-type="float" office:value="0.0708085868030735" calcext:value-type="float">
            <text:p>0.0708085868</text:p>
          </table:table-cell>
          <table:table-cell office:value-type="float" office:value="0.000239326783553307" calcext:value-type="float">
            <text:p>0.0002393268</text:p>
          </table:table-cell>
          <table:table-cell office:value-type="float" office:value="0.458218474607771" calcext:value-type="float">
            <text:p>0.4582184746</text:p>
          </table:table-cell>
          <table:table-cell office:value-type="float" office:value="1.03896103896104" calcext:value-type="float">
            <text:p>1.0389610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53536" calcext:value-type="float">
            <text:p>2.53536E-12</text:p>
          </table:table-cell>
          <table:table-cell office:value-type="float" office:value="0.199989" calcext:value-type="float">
            <text:p>0.19998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5125.8" calcext:value-type="float">
            <text:p>15125.8</text:p>
          </table:table-cell>
          <table:table-cell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float" office:value="0.00897236763735396" calcext:value-type="float">
            <text:p>0.0089723676</text:p>
          </table:table-cell>
          <table:table-cell office:value-type="float" office:value="0.1" calcext:value-type="float">
            <text:p>0.1</text:p>
          </table:table-cell>
          <table:table-cell table:formula="of:=[.AU49]-[.AF49]" office:value-type="float" office:value="-0.0000465231090482771" calcext:value-type="float">
            <text:p>-4.65231090482771E-05</text:p>
          </table:table-cell>
          <table:table-cell table:formula="of:=ABS([.AV49])/[.AF49]" office:value-type="float" office:value="0.000465014751162996" calcext:value-type="float">
            <text:p>0.0004650148</text:p>
          </table:table-cell>
          <table:table-cell table:formula="of:=[.AT49]/[.AK49]" office:value-type="float" office:value="0.00863590385095319" calcext:value-type="float">
            <text:p>0.00863590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204" calcext:value-type="float">
            <text:p>1.20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58627" calcext:value-type="float">
            <text:p>0.358627</text:p>
          </table:table-cell>
          <table:table-cell office:value-type="float" office:value="0.933481" calcext:value-type="float">
            <text:p>0.933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-2250" calcext:value-type="float">
            <text:p>-2250</text:p>
          </table:table-cell>
          <table:table-cell office:value-type="float" office:value="0.000655482" calcext:value-type="float">
            <text:p>0.000655482</text:p>
          </table:table-cell>
          <table:table-cell office:value-type="float" office:value="0.00101016" calcext:value-type="float">
            <text:p>0.00101016</text:p>
          </table:table-cell>
          <table:table-cell office:value-type="float" office:value="149.998" calcext:value-type="float">
            <text:p>149.998</text:p>
          </table:table-cell>
          <table:table-cell office:value-type="float" office:value="3.14106" calcext:value-type="float">
            <text:p>3.14106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248977" calcext:value-type="float">
            <text:p>0.248977</text:p>
          </table:table-cell>
          <table:table-cell office:value-type="float" office:value="0.249382" calcext:value-type="float">
            <text:p>0.249382</text:p>
          </table:table-cell>
          <table:table-cell office:value-type="float" office:value="22499.7" calcext:value-type="float">
            <text:p>22499.7</text:p>
          </table:table-cell>
          <table:table-cell office:value-type="float" office:value="13.1581" calcext:value-type="float">
            <text:p>13.1581</text:p>
          </table:table-cell>
          <table:table-cell office:value-type="float" office:value="2.46739" calcext:value-type="float">
            <text:p>2.46739</text:p>
          </table:table-cell>
          <table:table-cell office:value-type="float" office:value="0.498976" calcext:value-type="float">
            <text:p>0.498976</text:p>
          </table:table-cell>
          <table:table-cell office:value-type="float" office:value="0.49938" calcext:value-type="float">
            <text:p>0.49938</text:p>
          </table:table-cell>
          <table:table-cell office:value-type="float" office:value="0.500174" calcext:value-type="float">
            <text:p>0.500174</text:p>
          </table:table-cell>
          <table:table-cell office:value-type="float" office:value="1.81434" calcext:value-type="float">
            <text:p>1.81434</text:p>
          </table:table-cell>
          <table:table-cell office:value-type="float" office:value="0.00371479" calcext:value-type="float">
            <text:p>0.00371479</text:p>
          </table:table-cell>
          <table:table-cell office:value-type="float" office:value="22500.212197026" calcext:value-type="float">
            <text:p>22500.212197026</text:p>
          </table:table-cell>
          <table:table-cell office:value-type="float" office:value="0.09981308717798" calcext:value-type="float">
            <text:p>0.0998130872</text:p>
          </table:table-cell>
          <table:table-cell office:value-type="float" office:value="0.0149219339957237" calcext:value-type="float">
            <text:p>0.014921934</text:p>
          </table:table-cell>
          <table:table-cell office:value-type="float" office:value="0.0704221671331166" calcext:value-type="float">
            <text:p>0.0704221671</text:p>
          </table:table-cell>
          <table:table-cell office:value-type="float" office:value="0.00132296427111867" calcext:value-type="float">
            <text:p>0.0013229643</text:p>
          </table:table-cell>
          <table:table-cell office:value-type="float" office:value="14.0018757012524" calcext:value-type="float">
            <text:p>14.0018757013</text:p>
          </table:table-cell>
          <table:table-cell office:value-type="float" office:value="1.05263157894737" calcext:value-type="float">
            <text:p>1.05263157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365153" calcext:value-type="float">
            <text:p>3.65153E-13</text:p>
          </table:table-cell>
          <table:table-cell office:value-type="float" office:value="0.199991" calcext:value-type="float">
            <text:p>0.19999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8000.8" calcext:value-type="float">
            <text:p>18000.8</text:p>
          </table:table-cell>
          <table:table-cell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office:value-type="float" office:value="0.00822467033424113" calcext:value-type="float">
            <text:p>0.0082246703</text:p>
          </table:table-cell>
          <table:table-cell office:value-type="float" office:value="0.1" calcext:value-type="float">
            <text:p>0.1</text:p>
          </table:table-cell>
          <table:table-cell table:formula="of:=[.AU50]-[.AF50]" office:value-type="float" office:value="0.000186912822020005" calcext:value-type="float">
            <text:p>0.0001869128</text:p>
          </table:table-cell>
          <table:table-cell table:formula="of:=ABS([.AV50])/[.AF50]" office:value-type="float" office:value="0.00187262840279366" calcext:value-type="float">
            <text:p>0.0018726284</text:p>
          </table:table-cell>
          <table:table-cell table:formula="of:=[.AT50]/[.AK50]" office:value-type="float" office:value="0.00781343681752907" calcext:value-type="float">
            <text:p>0.0078134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.5" calcext:value-type="float">
            <text:p>32.5</text:p>
          </table:table-cell>
          <table:table-cell office:value-type="float" office:value="20" calcext:value-type="float">
            <text:p>20</text:p>
          </table:table-cell>
          <table:table-cell office:value-type="float" office:value="1.204" calcext:value-type="float">
            <text:p>1.20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358627" calcext:value-type="float">
            <text:p>0.358627</text:p>
          </table:table-cell>
          <table:table-cell office:value-type="float" office:value="0.933481" calcext:value-type="float">
            <text:p>0.933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5" calcext:value-type="float">
            <text:p>162.5</text:p>
          </table:table-cell>
          <table:table-cell office:value-type="float" office:value="-2640.625" calcext:value-type="float">
            <text:p>-2640.625</text:p>
          </table:table-cell>
          <table:table-cell office:value-type="float" office:value="0.000619404" calcext:value-type="float">
            <text:p>0.000619404</text:p>
          </table:table-cell>
          <table:table-cell office:value-type="float" office:value="0.00032258" calcext:value-type="float">
            <text:p>0.00032258</text:p>
          </table:table-cell>
          <table:table-cell office:value-type="float" office:value="162.499" calcext:value-type="float">
            <text:p>162.499</text:p>
          </table:table-cell>
          <table:table-cell office:value-type="float" office:value="3.14056" calcext:value-type="float">
            <text:p>3.14056</text:p>
          </table:table-cell>
          <table:table-cell office:value-type="float" office:value="1.57077" calcext:value-type="float">
            <text:p>1.57077</text:p>
          </table:table-cell>
          <table:table-cell office:value-type="float" office:value="0.249484" calcext:value-type="float">
            <text:p>0.249484</text:p>
          </table:table-cell>
          <table:table-cell office:value-type="float" office:value="0.250053" calcext:value-type="float">
            <text:p>0.250053</text:p>
          </table:table-cell>
          <table:table-cell office:value-type="float" office:value="26406.1" calcext:value-type="float">
            <text:p>26406.1</text:p>
          </table:table-cell>
          <table:table-cell office:value-type="float" office:value="13.1551" calcext:value-type="float">
            <text:p>13.1551</text:p>
          </table:table-cell>
          <table:table-cell office:value-type="float" office:value="2.46734" calcext:value-type="float">
            <text:p>2.46734</text:p>
          </table:table-cell>
          <table:table-cell office:value-type="float" office:value="0.499483" calcext:value-type="float">
            <text:p>0.499483</text:p>
          </table:table-cell>
          <table:table-cell office:value-type="float" office:value="0.500053" calcext:value-type="float">
            <text:p>0.500053</text:p>
          </table:table-cell>
          <table:table-cell office:value-type="float" office:value="0.49973" calcext:value-type="float">
            <text:p>0.49973</text:p>
          </table:table-cell>
          <table:table-cell office:value-type="float" office:value="1.81438" calcext:value-type="float">
            <text:p>1.81438</text:p>
          </table:table-cell>
          <table:table-cell office:value-type="float" office:value="0.00343723" calcext:value-type="float">
            <text:p>0.00343723</text:p>
          </table:table-cell>
          <table:table-cell office:value-type="float" office:value="26406.5639069645" calcext:value-type="float">
            <text:p>26406.5639069645</text:p>
          </table:table-cell>
          <table:table-cell office:value-type="float" office:value="0.0999385411220828" calcext:value-type="float">
            <text:p>0.0999385411</text:p>
          </table:table-cell>
          <table:table-cell office:value-type="float" office:value="0.014964404122194" calcext:value-type="float">
            <text:p>0.0149644041</text:p>
          </table:table-cell>
          <table:table-cell office:value-type="float" office:value="0.0705456740033273" calcext:value-type="float">
            <text:p>0.070545674</text:p>
          </table:table-cell>
          <table:table-cell office:value-type="float" office:value="0.000697642032129577" calcext:value-type="float">
            <text:p>0.000697642</text:p>
          </table:table-cell>
          <table:table-cell office:value-type="float" office:value="3.89363523995108" calcext:value-type="float">
            <text:p>3.89363524</text:p>
          </table:table-cell>
          <table:table-cell office:value-type="float" office:value="1.23076923076923" calcext:value-type="float">
            <text:p>1.23076923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4802" calcext:value-type="float">
            <text:p>2.4802E-12</text:p>
          </table:table-cell>
          <table:table-cell office:value-type="float" office:value="0.199992" calcext:value-type="float">
            <text:p>0.19999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1125.8" calcext:value-type="float">
            <text:p>21125.8</text:p>
          </table:table-cell>
          <table:table-cell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office:value-type="float" office:value="0.00759200338545335" calcext:value-type="float">
            <text:p>0.0075920034</text:p>
          </table:table-cell>
          <table:table-cell office:value-type="float" office:value="0.1" calcext:value-type="float">
            <text:p>0.1</text:p>
          </table:table-cell>
          <table:table-cell table:formula="of:=[.AU51]-[.AF51]" office:value-type="float" office:value="0.0000614588779171976" calcext:value-type="float">
            <text:p>6.14588779171976E-05</text:p>
          </table:table-cell>
          <table:table-cell table:formula="of:=ABS([.AV51])/[.AF51]" office:value-type="float" office:value="0.000614966730824305" calcext:value-type="float">
            <text:p>0.0006149667</text:p>
          </table:table-cell>
          <table:table-cell table:formula="of:=[.AT51]/[.AK51]" office:value-type="float" office:value="0.00616850275068084" calcext:value-type="float">
            <text:p>0.0061685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5T12:43:19.634648509</dc:date>
    <meta:editing-duration>PT6M24S</meta:editing-duration>
    <meta:editing-cycles>1</meta:editing-cycles>
    <meta:document-statistic meta:table-count="1" meta:cell-count="255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legend chart:legend-position="end" svg:x="13.71cm" svg:y="3.952cm" style:legend-expansion="high" chart:style-name="ch2"/>
        <chart:plot-area chart:style-name="ch3" table:cell-range-address="pstudy_k2_E.C1:pstudy_k2_E.C51 pstudy_k2_E.AT1:pstudy_k2_E.AT51 pstudy_k2_E.AK1:pstudy_k2_E.AK51" chart:data-source-has-labels="row" svg:x="0.32cm" svg:y="0.18cm" svg:width="13.07cm" svg:height="8.64cm">
          <chartooo:coordinate-region svg:x="1.047cm" svg:y="0.379cm" svg:width="11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pstudy_k2_E.AT2:pstudy_k2_E.AT51" chart:label-cell-address="pstudy_k2_E.AT1:pstudy_k2_E.AT1" chart:class="chart:scatter">
            <chart:domain table:cell-range-address="pstudy_k2_E.C2:pstudy_k2_E.C51"/>
            <chart:data-point chart:repeated="50"/>
          </chart:series>
          <chart:series chart:attached-axis="primary-y" chart:style-name="ch8" chart:values-cell-range-address="pstudy_k2_E.AK2:pstudy_k2_E.AK51" chart:label-cell-address="pstudy_k2_E.AK1:pstudy_k2_E.AK1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 Z_an</text:p>
                <draw:g>
                  <svg:desc>pstudy_k2_E.AT1:pstudy_k2_E.AT1</svg:desc>
                </draw:g>
              </table:table-cell>
              <table:table-cell office:value-type="string">
                <text:p> Z_approx</text:p>
                <draw:g>
                  <svg:desc>pstudy_k2_E.AK1:pstudy_k2_E.A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study_k2_E.C2:pstudy_k2_E.C51</svg:desc>
                </draw:g>
              </table:table-cell>
              <table:table-cell office:value-type="float" office:value="0.0246740110027234">
                <text:p>0.0246740110027234</text:p>
                <draw:g>
                  <svg:desc>pstudy_k2_E.AT2:pstudy_k2_E.AT51</svg:desc>
                </draw:g>
              </table:table-cell>
              <table:table-cell office:value-type="float" office:value="1.19402985074627">
                <text:p>1.19402985074627</text:p>
                <draw:g>
                  <svg:desc>pstudy_k2_E.AK2:pstudy_k2_E.A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0.0197392088021787">
                <text:p>0.0197392088021787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164493406684823">
                <text:p>0.0164493406684823</text:p>
              </table:table-cell>
              <table:table-cell office:value-type="float" office:value="1.35593220338983">
                <text:p>1.35593220338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5">
                <text:p>17.5</text:p>
              </table:table-cell>
              <table:table-cell office:value-type="float" office:value="0.0140994348586991">
                <text:p>0.0140994348586991</text:p>
              </table:table-cell>
              <table:table-cell office:value-type="float" office:value="1.0958904109589">
                <text:p>1.0958904109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123370055013617">
                <text:p>0.0123370055013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5">
                <text:p>22.5</text:p>
              </table:table-cell>
              <table:table-cell office:value-type="float" office:value="0.0109662271123215">
                <text:p>0.0109662271123215</text:p>
              </table:table-cell>
              <table:table-cell office:value-type="float" office:value="1.08108108108108">
                <text:p>1.08108108108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0986960440108936">
                <text:p>0.00986960440108936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5">
                <text:p>27.5</text:p>
              </table:table-cell>
              <table:table-cell office:value-type="float" office:value="0.00897236763735397">
                <text:p>0.00897236763735397</text:p>
              </table:table-cell>
              <table:table-cell office:value-type="float" office:value="1.50943396226415">
                <text:p>1.50943396226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0822467033424114">
                <text:p>0.00822467033424114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0.00759200338545335">
                <text:p>0.00759200338545335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1.50943396226415">
                <text:p>1.50943396226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">
                <text:p>12.5</text:p>
              </table:table-cell>
              <table:table-cell office:value-type="float" office:value="0.0197392088021787">
                <text:p>0.0197392088021787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.0164493406684823">
                <text:p>0.0164493406684823</text:p>
              </table:table-cell>
              <table:table-cell office:value-type="float" office:value="1.35593220338983">
                <text:p>1.355932203389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5">
                <text:p>17.5</text:p>
              </table:table-cell>
              <table:table-cell office:value-type="float" office:value="0.0140994348586991">
                <text:p>0.0140994348586991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0123370055013617">
                <text:p>0.0123370055013617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5">
                <text:p>22.5</text:p>
              </table:table-cell>
              <table:table-cell office:value-type="float" office:value="0.0109662271123215">
                <text:p>0.0109662271123215</text:p>
              </table:table-cell>
              <table:table-cell office:value-type="float" office:value="1.90476190476191">
                <text:p>1.90476190476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0.00986960440108935">
                <text:p>0.0098696044010893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5">
                <text:p>27.5</text:p>
              </table:table-cell>
              <table:table-cell office:value-type="float" office:value="0.00897236763735396">
                <text:p>0.00897236763735396</text:p>
              </table:table-cell>
              <table:table-cell office:value-type="float" office:value="1.45454545454546">
                <text:p>1.45454545454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0.00822467033424113">
                <text:p>0.00822467033424113</text:p>
              </table:table-cell>
              <table:table-cell office:value-type="float" office:value="1.26984126984127">
                <text:p>1.26984126984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5">
                <text:p>32.5</text:p>
              </table:table-cell>
              <table:table-cell office:value-type="float" office:value="0.00759200338545335">
                <text:p>0.00759200338545335</text:p>
              </table:table-cell>
              <table:table-cell office:value-type="float" office:value="1.08108108108108">
                <text:p>1.08108108108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">
                <text:p>12.5</text:p>
              </table:table-cell>
              <table:table-cell office:value-type="float" office:value="0.0197392088021787">
                <text:p>0.0197392088021787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0.0164493406684823">
                <text:p>0.0164493406684823</text:p>
              </table:table-cell>
              <table:table-cell office:value-type="float" office:value="1.50943396226415">
                <text:p>1.50943396226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5">
                <text:p>17.5</text:p>
              </table:table-cell>
              <table:table-cell office:value-type="float" office:value="0.0140994348586991">
                <text:p>0.0140994348586991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0.0123370055013617">
                <text:p>0.0123370055013617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5">
                <text:p>22.5</text:p>
              </table:table-cell>
              <table:table-cell office:value-type="float" office:value="0.0109662271123215">
                <text:p>0.0109662271123215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0.00986960440108936">
                <text:p>0.00986960440108936</text:p>
              </table:table-cell>
              <table:table-cell office:value-type="float" office:value="1.03896103896104">
                <text:p>1.03896103896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">
                <text:p>27.5</text:p>
              </table:table-cell>
              <table:table-cell office:value-type="float" office:value="0.00897236763735396">
                <text:p>0.00897236763735396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0822467033424113">
                <text:p>0.00822467033424113</text:p>
              </table:table-cell>
              <table:table-cell office:value-type="float" office:value="1.86046511627907">
                <text:p>1.860465116279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5">
                <text:p>32.5</text:p>
              </table:table-cell>
              <table:table-cell office:value-type="float" office:value="0.00759200338545335">
                <text:p>0.00759200338545335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5">
                <text:p>12.5</text:p>
              </table:table-cell>
              <table:table-cell office:value-type="float" office:value="0.0197392088021787">
                <text:p>0.0197392088021787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0.0164493406684823">
                <text:p>0.016449340668482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5">
                <text:p>17.5</text:p>
              </table:table-cell>
              <table:table-cell office:value-type="float" office:value="0.0140994348586991">
                <text:p>0.0140994348586991</text:p>
              </table:table-cell>
              <table:table-cell office:value-type="float" office:value="0.987654320987655">
                <text:p>0.9876543209876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0.0123370055013617">
                <text:p>0.012337005501361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5">
                <text:p>22.5</text:p>
              </table:table-cell>
              <table:table-cell office:value-type="float" office:value="0.0109662271123215">
                <text:p>0.0109662271123215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0.00986960440108936">
                <text:p>0.00986960440108936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5">
                <text:p>27.5</text:p>
              </table:table-cell>
              <table:table-cell office:value-type="float" office:value="0.00897236763735395">
                <text:p>0.00897236763735395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0.00822467033424113">
                <text:p>0.00822467033424113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5">
                <text:p>32.5</text:p>
              </table:table-cell>
              <table:table-cell office:value-type="float" office:value="0.00759200338545335">
                <text:p>0.00759200338545335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246740110027234">
                <text:p>0.0246740110027234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5">
                <text:p>12.5</text:p>
              </table:table-cell>
              <table:table-cell office:value-type="float" office:value="0.0197392088021787">
                <text:p>0.0197392088021787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0.0164493406684823">
                <text:p>0.0164493406684823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5">
                <text:p>17.5</text:p>
              </table:table-cell>
              <table:table-cell office:value-type="float" office:value="0.0140994348586991">
                <text:p>0.0140994348586991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0.0123370055013617">
                <text:p>0.0123370055013617</text:p>
              </table:table-cell>
              <table:table-cell office:value-type="float" office:value="1.12676056338028">
                <text:p>1.12676056338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0.0109662271123215">
                <text:p>0.0109662271123215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0.00986960440108936">
                <text:p>0.00986960440108936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.5">
                <text:p>27.5</text:p>
              </table:table-cell>
              <table:table-cell office:value-type="float" office:value="0.00897236763735396">
                <text:p>0.00897236763735396</text:p>
              </table:table-cell>
              <table:table-cell office:value-type="float" office:value="1.03896103896104">
                <text:p>1.03896103896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0.00822467033424113">
                <text:p>0.00822467033424113</text:p>
              </table:table-cell>
              <table:table-cell office:value-type="float" office:value="1.05263157894737">
                <text:p>1.05263157894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.5">
                <text:p>32.5</text:p>
              </table:table-cell>
              <table:table-cell office:value-type="float" office:value="0.00759200338545335">
                <text:p>0.00759200338545335</text:p>
              </table:table-cell>
              <table:table-cell office:value-type="float" office:value="1.23076923076923">
                <text:p>1.230769230769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